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3">
      <style:table-cell-properties style:text-align-source="fix" style:repeat-content="false" style:rotation-align="none"/>
      <style:paragraph-properties fo:text-align="end" fo:margin-left="0m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">
      <style:table-cell-properties style:text-align-source="fix" style:repeat-content="false" style:rotation-align="none"/>
      <style:paragraph-properties fo:text-align="end" fo:margin-left="0mm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DejaVu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f\baud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4800" calcext:value-type="float">
            <text:p>4800</text:p>
          </table:table-cell>
          <table:table-cell table:style-name="ce5" office:value-type="float" office:value="9600" calcext:value-type="float">
            <text:p>9600</text:p>
          </table:table-cell>
          <table:table-cell table:style-name="ce5" office:value-type="float" office:value="14400" calcext:value-type="float">
            <text:p>14400</text:p>
          </table:table-cell>
          <table:table-cell table:style-name="ce5" office:value-type="float" office:value="19200" calcext:value-type="float">
            <text:p>19200</text:p>
          </table:table-cell>
          <table:table-cell table:style-name="ce5" office:value-type="float" office:value="28800" calcext:value-type="float">
            <text:p>28800</text:p>
          </table:table-cell>
          <table:table-cell table:style-name="ce5" office:value-type="float" office:value="38400" calcext:value-type="float">
            <text:p>38400</text:p>
          </table:table-cell>
          <table:table-cell table:style-name="ce5" office:value-type="float" office:value="57600" calcext:value-type="float">
            <text:p>57600</text:p>
          </table:table-cell>
          <table:table-cell table:style-name="ce5" office:value-type="float" office:value="76800" calcext:value-type="float">
            <text:p>76800</text:p>
          </table:table-cell>
          <table:table-cell table:style-name="ce5" office:value-type="float" office:value="115200" calcext:value-type="float">
            <text:p>115200</text:p>
          </table:table-cell>
          <table:table-cell table:number-columns-repeated="1009"/>
        </table:table-row>
        <table:table-row table:style-name="ro1">
          <table:table-cell table:style-name="ce2" office:value-type="float" office:value="1008000" calcext:value-type="float">
            <text:p>1 008 000</text:p>
          </table:table-cell>
          <table:table-cell table:style-name="ce6" table:formula="of:=IF([.$A2]/(16*[.B$1]) -INT([.$A2]/(16*[.B$1])) = 0;DEC2HEX([.$A2]/(16*[.B$1]) - 1);&quot;&quot;)" office:value-type="string" office:string-value="1A3" calcext:value-type="string">
            <text:p>1A3</text:p>
          </table:table-cell>
          <table:table-cell table:style-name="ce6" table:formula="of:=IF([.$A2]/(16*[.C$1]) -INT([.$A2]/(16*[.C$1])) = 0;DEC2HEX([.$A2]/(16*[.C$1]) - 1);&quot;&quot;)" office:value-type="string" office:string-value="D1" calcext:value-type="string">
            <text:p>D1</text:p>
          </table:table-cell>
          <table:table-cell table:style-name="ce6" table:formula="of:=IF([.$A2]/(16*[.D$1]) -INT([.$A2]/(16*[.D$1])) = 0;DEC2HEX([.$A2]/(16*[.D$1]) - 1);&quot;&quot;)" office:value-type="string" office:string-value="68" calcext:value-type="string">
            <text:p>68</text:p>
          </table:table-cell>
          <table:table-cell table:style-name="ce6" table:formula="of:=IF([.$A2]/(16*[.E$1]) -INT([.$A2]/(16*[.E$1])) = 0;DEC2HEX([.$A2]/(16*[.E$1]) - 1);&quot;&quot;)">
            <text:p/>
          </table:table-cell>
          <table:table-cell table:style-name="ce6" table:formula="of:=IF([.$A2]/(16*[.F$1]) -INT([.$A2]/(16*[.F$1])) = 0;DEC2HEX([.$A2]/(16*[.F$1]) - 1);&quot;&quot;)">
            <text:p/>
          </table:table-cell>
          <table:table-cell table:style-name="ce6" table:formula="of:=IF([.$A2]/(16*[.G$1]) -INT([.$A2]/(16*[.G$1])) = 0;DEC2HEX([.$A2]/(16*[.G$1]) - 1);&quot;&quot;)">
            <text:p/>
          </table:table-cell>
          <table:table-cell table:style-name="ce6" table:formula="of:=IF([.$A2]/(16*[.H$1]) -INT([.$A2]/(16*[.H$1])) = 0;DEC2HEX([.$A2]/(16*[.H$1]) - 1);&quot;&quot;)">
            <text:p/>
          </table:table-cell>
          <table:table-cell table:style-name="ce6" table:formula="of:=IF([.$A2]/(16*[.I$1]) -INT([.$A2]/(16*[.I$1])) = 0;DEC2HEX([.$A2]/(16*[.I$1]) - 1);&quot;&quot;)">
            <text:p/>
          </table:table-cell>
          <table:table-cell table:style-name="ce6" table:formula="of:=IF([.$A2]/(16*[.J$1]) -INT([.$A2]/(16*[.J$1])) = 0;DEC2HEX([.$A2]/(16*[.J$1]) - 1);&quot;&quot;)">
            <text:p/>
          </table:table-cell>
          <table:table-cell table:style-name="ce6" table:formula="of:=IF([.$A2]/(16*[.K$1]) -INT([.$A2]/(16*[.K$1])) = 0;DEC2HEX([.$A2]/(16*[.K$1]) - 1);&quot;&quot;)">
            <text:p/>
          </table:table-cell>
          <table:table-cell table:style-name="ce6" table:formula="of:=IF([.$A2]/(16*[.L$1]) -INT([.$A2]/(16*[.L$1])) = 0;DEC2HEX([.$A2]/(16*[.L$1]) - 1);&quot;&quot;)">
            <text:p/>
          </table:table-cell>
          <table:table-cell table:style-name="ce6" table:formula="of:=IF([.$A2]/(16*[.M$1]) -INT([.$A2]/(16*[.M$1])) = 0;DEC2HEX([.$A2]/(16*[.M$1]) - 1);&quot;&quot;)">
            <text:p/>
          </table:table-cell>
          <table:table-cell table:style-name="ce6" table:formula="of:=IF([.$A2]/(16*[.N$1]) -INT([.$A2]/(16*[.N$1])) = 0;DEC2HEX([.$A2]/(16*[.N$1]) - 1);&quot;&quot;)">
            <text:p/>
          </table:table-cell>
          <table:table-cell table:style-name="ce6" table:formula="of:=IF([.$A2]/(16*[.O$1]) -INT([.$A2]/(16*[.O$1])) = 0;DEC2HEX([.$A2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43200" calcext:value-type="float">
            <text:p>1 843 200</text:p>
          </table:table-cell>
          <table:table-cell table:style-name="ce6" table:formula="of:=IF([.$A3]/(16*[.B$1]) -INT([.$A3]/(16*[.B$1])) = 0;DEC2HEX([.$A3]/(16*[.B$1]) - 1);&quot;&quot;)" office:value-type="string" office:string-value="2FF" calcext:value-type="string">
            <text:p>2FF</text:p>
          </table:table-cell>
          <table:table-cell table:style-name="ce6" table:formula="of:=IF([.$A3]/(16*[.C$1]) -INT([.$A3]/(16*[.C$1])) = 0;DEC2HEX([.$A3]/(16*[.C$1]) - 1);&quot;&quot;)" office:value-type="string" office:string-value="17F" calcext:value-type="string">
            <text:p>17F</text:p>
          </table:table-cell>
          <table:table-cell table:style-name="ce6" table:formula="of:=IF([.$A3]/(16*[.D$1]) -INT([.$A3]/(16*[.D$1])) = 0;DEC2HEX([.$A3]/(16*[.D$1]) - 1);&quot;&quot;)" office:value-type="string" office:string-value="BF" calcext:value-type="string">
            <text:p>BF</text:p>
          </table:table-cell>
          <table:table-cell table:style-name="ce6" table:formula="of:=IF([.$A3]/(16*[.E$1]) -INT([.$A3]/(16*[.E$1])) = 0;DEC2HEX([.$A3]/(16*[.E$1]) - 1);&quot;&quot;)" office:value-type="string" office:string-value="5F" calcext:value-type="string">
            <text:p>5F</text:p>
          </table:table-cell>
          <table:table-cell table:style-name="ce6" table:formula="of:=IF([.$A3]/(16*[.F$1]) -INT([.$A3]/(16*[.F$1])) = 0;DEC2HEX([.$A3]/(16*[.F$1]) - 1);&quot;&quot;)" office:value-type="string" office:string-value="2F" calcext:value-type="string">
            <text:p>2F</text:p>
          </table:table-cell>
          <table:table-cell table:style-name="ce6" table:formula="of:=IF([.$A3]/(16*[.G$1]) -INT([.$A3]/(16*[.G$1])) = 0;DEC2HEX([.$A3]/(16*[.G$1]) - 1);&quot;&quot;)" office:value-type="string" office:string-value="17" calcext:value-type="string">
            <text:p>17</text:p>
          </table:table-cell>
          <table:table-cell table:style-name="ce6" table:formula="of:=IF([.$A3]/(16*[.H$1]) -INT([.$A3]/(16*[.H$1])) = 0;DEC2HEX([.$A3]/(16*[.H$1]) - 1);&quot;&quot;)" office:value-type="string" office:string-value="B" calcext:value-type="string">
            <text:p>B</text:p>
          </table:table-cell>
          <table:table-cell table:style-name="ce6" table:formula="of:=IF([.$A3]/(16*[.I$1]) -INT([.$A3]/(16*[.I$1])) = 0;DEC2HEX([.$A3]/(16*[.I$1]) - 1);&quot;&quot;)" office:value-type="string" office:string-value="7" calcext:value-type="string">
            <text:p>7</text:p>
          </table:table-cell>
          <table:table-cell table:style-name="ce6" table:formula="of:=IF([.$A3]/(16*[.J$1]) -INT([.$A3]/(16*[.J$1])) = 0;DEC2HEX([.$A3]/(16*[.J$1]) - 1);&quot;&quot;)" office:value-type="string" office:string-value="5" calcext:value-type="string">
            <text:p>5</text:p>
          </table:table-cell>
          <table:table-cell table:style-name="ce6" table:formula="of:=IF([.$A3]/(16*[.K$1]) -INT([.$A3]/(16*[.K$1])) = 0;DEC2HEX([.$A3]/(16*[.K$1]) - 1);&quot;&quot;)" office:value-type="string" office:string-value="3" calcext:value-type="string">
            <text:p>3</text:p>
          </table:table-cell>
          <table:table-cell table:style-name="ce6" table:formula="of:=IF([.$A3]/(16*[.L$1]) -INT([.$A3]/(16*[.L$1])) = 0;DEC2HEX([.$A3]/(16*[.L$1]) - 1);&quot;&quot;)" office:value-type="string" office:string-value="2" calcext:value-type="string">
            <text:p>2</text:p>
          </table:table-cell>
          <table:table-cell table:style-name="ce6" table:formula="of:=IF([.$A3]/(16*[.M$1]) -INT([.$A3]/(16*[.M$1])) = 0;DEC2HEX([.$A3]/(16*[.M$1]) - 1);&quot;&quot;)" office:value-type="string" office:string-value="1" calcext:value-type="string">
            <text:p>1</text:p>
          </table:table-cell>
          <table:table-cell table:style-name="ce6" table:formula="of:=IF([.$A3]/(16*[.N$1]) -INT([.$A3]/(16*[.N$1])) = 0;DEC2HEX([.$A3]/(16*[.N$1]) - 1);&quot;&quot;)">
            <text:p/>
          </table:table-cell>
          <table:table-cell table:style-name="ce6" table:formula="of:=IF([.$A3]/(16*[.O$1]) -INT([.$A3]/(16*[.O$1])) = 0;DEC2HEX([.$A3]/(16*[.O$1]) - 1);&quot;&quot;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2880000" calcext:value-type="float">
            <text:p>2 880 000</text:p>
          </table:table-cell>
          <table:table-cell table:style-name="ce6" table:formula="of:=IF([.$A4]/(16*[.B$1]) -INT([.$A4]/(16*[.B$1])) = 0;DEC2HEX([.$A4]/(16*[.B$1]) - 1);&quot;&quot;)" office:value-type="string" office:string-value="4AF" calcext:value-type="string">
            <text:p>4AF</text:p>
          </table:table-cell>
          <table:table-cell table:style-name="ce6" table:formula="of:=IF([.$A4]/(16*[.C$1]) -INT([.$A4]/(16*[.C$1])) = 0;DEC2HEX([.$A4]/(16*[.C$1]) - 1);&quot;&quot;)" office:value-type="string" office:string-value="257" calcext:value-type="string">
            <text:p>257</text:p>
          </table:table-cell>
          <table:table-cell table:style-name="ce6" table:formula="of:=IF([.$A4]/(16*[.D$1]) -INT([.$A4]/(16*[.D$1])) = 0;DEC2HEX([.$A4]/(16*[.D$1]) - 1);&quot;&quot;)" office:value-type="string" office:string-value="12B" calcext:value-type="string">
            <text:p>12B</text:p>
          </table:table-cell>
          <table:table-cell table:style-name="ce6" table:formula="of:=IF([.$A4]/(16*[.E$1]) -INT([.$A4]/(16*[.E$1])) = 0;DEC2HEX([.$A4]/(16*[.E$1]) - 1);&quot;&quot;)" office:value-type="string" office:string-value="95" calcext:value-type="string">
            <text:p>95</text:p>
          </table:table-cell>
          <table:table-cell table:style-name="ce6" table:formula="of:=IF([.$A4]/(16*[.F$1]) -INT([.$A4]/(16*[.F$1])) = 0;DEC2HEX([.$A4]/(16*[.F$1]) - 1);&quot;&quot;)" office:value-type="string" office:string-value="4A" calcext:value-type="string">
            <text:p>4A</text:p>
          </table:table-cell>
          <table:table-cell table:style-name="ce6" table:formula="of:=IF([.$A4]/(16*[.G$1]) -INT([.$A4]/(16*[.G$1])) = 0;DEC2HEX([.$A4]/(16*[.G$1]) - 1);&quot;&quot;)">
            <text:p/>
          </table:table-cell>
          <table:table-cell table:style-name="ce6" table:formula="of:=IF([.$A4]/(16*[.H$1]) -INT([.$A4]/(16*[.H$1])) = 0;DEC2HEX([.$A4]/(16*[.H$1]) - 1);&quot;&quot;)">
            <text:p/>
          </table:table-cell>
          <table:table-cell table:style-name="ce6" table:formula="of:=IF([.$A4]/(16*[.I$1]) -INT([.$A4]/(16*[.I$1])) = 0;DEC2HEX([.$A4]/(16*[.I$1]) - 1);&quot;&quot;)">
            <text:p/>
          </table:table-cell>
          <table:table-cell table:style-name="ce6" table:formula="of:=IF([.$A4]/(16*[.J$1]) -INT([.$A4]/(16*[.J$1])) = 0;DEC2HEX([.$A4]/(16*[.J$1]) - 1);&quot;&quot;)">
            <text:p/>
          </table:table-cell>
          <table:table-cell table:style-name="ce6" table:formula="of:=IF([.$A4]/(16*[.K$1]) -INT([.$A4]/(16*[.K$1])) = 0;DEC2HEX([.$A4]/(16*[.K$1]) - 1);&quot;&quot;)">
            <text:p/>
          </table:table-cell>
          <table:table-cell table:style-name="ce6" table:formula="of:=IF([.$A4]/(16*[.L$1]) -INT([.$A4]/(16*[.L$1])) = 0;DEC2HEX([.$A4]/(16*[.L$1]) - 1);&quot;&quot;)">
            <text:p/>
          </table:table-cell>
          <table:table-cell table:style-name="ce6" table:formula="of:=IF([.$A4]/(16*[.M$1]) -INT([.$A4]/(16*[.M$1])) = 0;DEC2HEX([.$A4]/(16*[.M$1]) - 1);&quot;&quot;)">
            <text:p/>
          </table:table-cell>
          <table:table-cell table:style-name="ce6" table:formula="of:=IF([.$A4]/(16*[.N$1]) -INT([.$A4]/(16*[.N$1])) = 0;DEC2HEX([.$A4]/(16*[.N$1]) - 1);&quot;&quot;)">
            <text:p/>
          </table:table-cell>
          <table:table-cell table:style-name="ce6" table:formula="of:=IF([.$A4]/(16*[.O$1]) -INT([.$A4]/(16*[.O$1])) = 0;DEC2HEX([.$A4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86400" calcext:value-type="float">
            <text:p>3 686 400</text:p>
          </table:table-cell>
          <table:table-cell table:style-name="ce6" table:formula="of:=IF([.$A5]/(16*[.B$1]) -INT([.$A5]/(16*[.B$1])) = 0;DEC2HEX([.$A5]/(16*[.B$1]) - 1);&quot;&quot;)" office:value-type="string" office:string-value="5FF" calcext:value-type="string">
            <text:p>5FF</text:p>
          </table:table-cell>
          <table:table-cell table:style-name="ce6" table:formula="of:=IF([.$A5]/(16*[.C$1]) -INT([.$A5]/(16*[.C$1])) = 0;DEC2HEX([.$A5]/(16*[.C$1]) - 1);&quot;&quot;)" office:value-type="string" office:string-value="2FF" calcext:value-type="string">
            <text:p>2FF</text:p>
          </table:table-cell>
          <table:table-cell table:style-name="ce6" table:formula="of:=IF([.$A5]/(16*[.D$1]) -INT([.$A5]/(16*[.D$1])) = 0;DEC2HEX([.$A5]/(16*[.D$1]) - 1);&quot;&quot;)" office:value-type="string" office:string-value="17F" calcext:value-type="string">
            <text:p>17F</text:p>
          </table:table-cell>
          <table:table-cell table:style-name="ce6" table:formula="of:=IF([.$A5]/(16*[.E$1]) -INT([.$A5]/(16*[.E$1])) = 0;DEC2HEX([.$A5]/(16*[.E$1]) - 1);&quot;&quot;)" office:value-type="string" office:string-value="BF" calcext:value-type="string">
            <text:p>BF</text:p>
          </table:table-cell>
          <table:table-cell table:style-name="ce6" table:formula="of:=IF([.$A5]/(16*[.F$1]) -INT([.$A5]/(16*[.F$1])) = 0;DEC2HEX([.$A5]/(16*[.F$1]) - 1);&quot;&quot;)" office:value-type="string" office:string-value="5F" calcext:value-type="string">
            <text:p>5F</text:p>
          </table:table-cell>
          <table:table-cell table:style-name="ce6" table:formula="of:=IF([.$A5]/(16*[.G$1]) -INT([.$A5]/(16*[.G$1])) = 0;DEC2HEX([.$A5]/(16*[.G$1]) - 1);&quot;&quot;)" office:value-type="string" office:string-value="2F" calcext:value-type="string">
            <text:p>2F</text:p>
          </table:table-cell>
          <table:table-cell table:style-name="ce6" table:formula="of:=IF([.$A5]/(16*[.H$1]) -INT([.$A5]/(16*[.H$1])) = 0;DEC2HEX([.$A5]/(16*[.H$1]) - 1);&quot;&quot;)" office:value-type="string" office:string-value="17" calcext:value-type="string">
            <text:p>17</text:p>
          </table:table-cell>
          <table:table-cell table:style-name="ce6" table:formula="of:=IF([.$A5]/(16*[.I$1]) -INT([.$A5]/(16*[.I$1])) = 0;DEC2HEX([.$A5]/(16*[.I$1]) - 1);&quot;&quot;)" office:value-type="string" office:string-value="F" calcext:value-type="string">
            <text:p>F</text:p>
          </table:table-cell>
          <table:table-cell table:style-name="ce6" table:formula="of:=IF([.$A5]/(16*[.J$1]) -INT([.$A5]/(16*[.J$1])) = 0;DEC2HEX([.$A5]/(16*[.J$1]) - 1);&quot;&quot;)" office:value-type="string" office:string-value="B" calcext:value-type="string">
            <text:p>B</text:p>
          </table:table-cell>
          <table:table-cell table:style-name="ce6" table:formula="of:=IF([.$A5]/(16*[.K$1]) -INT([.$A5]/(16*[.K$1])) = 0;DEC2HEX([.$A5]/(16*[.K$1]) - 1);&quot;&quot;)" office:value-type="string" office:string-value="7" calcext:value-type="string">
            <text:p>7</text:p>
          </table:table-cell>
          <table:table-cell table:style-name="ce6" table:formula="of:=IF([.$A5]/(16*[.L$1]) -INT([.$A5]/(16*[.L$1])) = 0;DEC2HEX([.$A5]/(16*[.L$1]) - 1);&quot;&quot;)" office:value-type="string" office:string-value="5" calcext:value-type="string">
            <text:p>5</text:p>
          </table:table-cell>
          <table:table-cell table:style-name="ce6" table:formula="of:=IF([.$A5]/(16*[.M$1]) -INT([.$A5]/(16*[.M$1])) = 0;DEC2HEX([.$A5]/(16*[.M$1]) - 1);&quot;&quot;)" office:value-type="string" office:string-value="3" calcext:value-type="string">
            <text:p>3</text:p>
          </table:table-cell>
          <table:table-cell table:style-name="ce6" table:formula="of:=IF([.$A5]/(16*[.N$1]) -INT([.$A5]/(16*[.N$1])) = 0;DEC2HEX([.$A5]/(16*[.N$1]) - 1);&quot;&quot;)" office:value-type="string" office:string-value="2" calcext:value-type="string">
            <text:p>2</text:p>
          </table:table-cell>
          <table:table-cell table:style-name="ce6" table:formula="of:=IF([.$A5]/(16*[.O$1]) -INT([.$A5]/(16*[.O$1])) = 0;DEC2HEX([.$A5]/(16*[.O$1]) - 1);&quot;&quot;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2" office:value-type="float" office:value="4032000" calcext:value-type="float">
            <text:p>4 032 000</text:p>
          </table:table-cell>
          <table:table-cell table:style-name="ce6" table:formula="of:=IF([.$A6]/(16*[.B$1]) -INT([.$A6]/(16*[.B$1])) = 0;DEC2HEX([.$A6]/(16*[.B$1]) - 1);&quot;&quot;)" office:value-type="string" office:string-value="68F" calcext:value-type="string">
            <text:p>68F</text:p>
          </table:table-cell>
          <table:table-cell table:style-name="ce6" table:formula="of:=IF([.$A6]/(16*[.C$1]) -INT([.$A6]/(16*[.C$1])) = 0;DEC2HEX([.$A6]/(16*[.C$1]) - 1);&quot;&quot;)" office:value-type="string" office:string-value="347" calcext:value-type="string">
            <text:p>347</text:p>
          </table:table-cell>
          <table:table-cell table:style-name="ce6" table:formula="of:=IF([.$A6]/(16*[.D$1]) -INT([.$A6]/(16*[.D$1])) = 0;DEC2HEX([.$A6]/(16*[.D$1]) - 1);&quot;&quot;)" office:value-type="string" office:string-value="1A3" calcext:value-type="string">
            <text:p>1A3</text:p>
          </table:table-cell>
          <table:table-cell table:style-name="ce6" table:formula="of:=IF([.$A6]/(16*[.E$1]) -INT([.$A6]/(16*[.E$1])) = 0;DEC2HEX([.$A6]/(16*[.E$1]) - 1);&quot;&quot;)" office:value-type="string" office:string-value="D1" calcext:value-type="string">
            <text:p>D1</text:p>
          </table:table-cell>
          <table:table-cell table:style-name="ce6" table:formula="of:=IF([.$A6]/(16*[.F$1]) -INT([.$A6]/(16*[.F$1])) = 0;DEC2HEX([.$A6]/(16*[.F$1]) - 1);&quot;&quot;)" office:value-type="string" office:string-value="68" calcext:value-type="string">
            <text:p>68</text:p>
          </table:table-cell>
          <table:table-cell table:style-name="ce6" table:formula="of:=IF([.$A6]/(16*[.G$1]) -INT([.$A6]/(16*[.G$1])) = 0;DEC2HEX([.$A6]/(16*[.G$1]) - 1);&quot;&quot;)">
            <text:p/>
          </table:table-cell>
          <table:table-cell table:style-name="ce6" table:formula="of:=IF([.$A6]/(16*[.H$1]) -INT([.$A6]/(16*[.H$1])) = 0;DEC2HEX([.$A6]/(16*[.H$1]) - 1);&quot;&quot;)">
            <text:p/>
          </table:table-cell>
          <table:table-cell table:style-name="ce6" table:formula="of:=IF([.$A6]/(16*[.I$1]) -INT([.$A6]/(16*[.I$1])) = 0;DEC2HEX([.$A6]/(16*[.I$1]) - 1);&quot;&quot;)">
            <text:p/>
          </table:table-cell>
          <table:table-cell table:style-name="ce6" table:formula="of:=IF([.$A6]/(16*[.J$1]) -INT([.$A6]/(16*[.J$1])) = 0;DEC2HEX([.$A6]/(16*[.J$1]) - 1);&quot;&quot;)">
            <text:p/>
          </table:table-cell>
          <table:table-cell table:style-name="ce6" table:formula="of:=IF([.$A6]/(16*[.K$1]) -INT([.$A6]/(16*[.K$1])) = 0;DEC2HEX([.$A6]/(16*[.K$1]) - 1);&quot;&quot;)">
            <text:p/>
          </table:table-cell>
          <table:table-cell table:style-name="ce6" table:formula="of:=IF([.$A6]/(16*[.L$1]) -INT([.$A6]/(16*[.L$1])) = 0;DEC2HEX([.$A6]/(16*[.L$1]) - 1);&quot;&quot;)">
            <text:p/>
          </table:table-cell>
          <table:table-cell table:style-name="ce6" table:formula="of:=IF([.$A6]/(16*[.M$1]) -INT([.$A6]/(16*[.M$1])) = 0;DEC2HEX([.$A6]/(16*[.M$1]) - 1);&quot;&quot;)">
            <text:p/>
          </table:table-cell>
          <table:table-cell table:style-name="ce6" table:formula="of:=IF([.$A6]/(16*[.N$1]) -INT([.$A6]/(16*[.N$1])) = 0;DEC2HEX([.$A6]/(16*[.N$1]) - 1);&quot;&quot;)">
            <text:p/>
          </table:table-cell>
          <table:table-cell table:style-name="ce6" table:formula="of:=IF([.$A6]/(16*[.O$1]) -INT([.$A6]/(16*[.O$1])) = 0;DEC2HEX([.$A6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608000" calcext:value-type="float">
            <text:p>4 608 000</text:p>
          </table:table-cell>
          <table:table-cell table:style-name="ce6" table:formula="of:=IF([.$A7]/(16*[.B$1]) -INT([.$A7]/(16*[.B$1])) = 0;DEC2HEX([.$A7]/(16*[.B$1]) - 1);&quot;&quot;)" office:value-type="string" office:string-value="77F" calcext:value-type="string">
            <text:p>77F</text:p>
          </table:table-cell>
          <table:table-cell table:style-name="ce6" table:formula="of:=IF([.$A7]/(16*[.C$1]) -INT([.$A7]/(16*[.C$1])) = 0;DEC2HEX([.$A7]/(16*[.C$1]) - 1);&quot;&quot;)" office:value-type="string" office:string-value="3BF" calcext:value-type="string">
            <text:p>3BF</text:p>
          </table:table-cell>
          <table:table-cell table:style-name="ce6" table:formula="of:=IF([.$A7]/(16*[.D$1]) -INT([.$A7]/(16*[.D$1])) = 0;DEC2HEX([.$A7]/(16*[.D$1]) - 1);&quot;&quot;)" office:value-type="string" office:string-value="1DF" calcext:value-type="string">
            <text:p>1DF</text:p>
          </table:table-cell>
          <table:table-cell table:style-name="ce6" table:formula="of:=IF([.$A7]/(16*[.E$1]) -INT([.$A7]/(16*[.E$1])) = 0;DEC2HEX([.$A7]/(16*[.E$1]) - 1);&quot;&quot;)" office:value-type="string" office:string-value="EF" calcext:value-type="string">
            <text:p>EF</text:p>
          </table:table-cell>
          <table:table-cell table:style-name="ce6" table:formula="of:=IF([.$A7]/(16*[.F$1]) -INT([.$A7]/(16*[.F$1])) = 0;DEC2HEX([.$A7]/(16*[.F$1]) - 1);&quot;&quot;)" office:value-type="string" office:string-value="77" calcext:value-type="string">
            <text:p>77</text:p>
          </table:table-cell>
          <table:table-cell table:style-name="ce6" table:formula="of:=IF([.$A7]/(16*[.G$1]) -INT([.$A7]/(16*[.G$1])) = 0;DEC2HEX([.$A7]/(16*[.G$1]) - 1);&quot;&quot;)" office:value-type="string" office:string-value="3B" calcext:value-type="string">
            <text:p>3B</text:p>
          </table:table-cell>
          <table:table-cell table:style-name="ce6" table:formula="of:=IF([.$A7]/(16*[.H$1]) -INT([.$A7]/(16*[.H$1])) = 0;DEC2HEX([.$A7]/(16*[.H$1]) - 1);&quot;&quot;)" office:value-type="string" office:string-value="1D" calcext:value-type="string">
            <text:p>1D</text:p>
          </table:table-cell>
          <table:table-cell table:style-name="ce6" table:formula="of:=IF([.$A7]/(16*[.I$1]) -INT([.$A7]/(16*[.I$1])) = 0;DEC2HEX([.$A7]/(16*[.I$1]) - 1);&quot;&quot;)" office:value-type="string" office:string-value="13" calcext:value-type="string">
            <text:p>13</text:p>
          </table:table-cell>
          <table:table-cell table:style-name="ce6" table:formula="of:=IF([.$A7]/(16*[.J$1]) -INT([.$A7]/(16*[.J$1])) = 0;DEC2HEX([.$A7]/(16*[.J$1]) - 1);&quot;&quot;)" office:value-type="string" office:string-value="E" calcext:value-type="string">
            <text:p>E</text:p>
          </table:table-cell>
          <table:table-cell table:style-name="ce6" table:formula="of:=IF([.$A7]/(16*[.K$1]) -INT([.$A7]/(16*[.K$1])) = 0;DEC2HEX([.$A7]/(16*[.K$1]) - 1);&quot;&quot;)" office:value-type="string" office:string-value="9" calcext:value-type="string">
            <text:p>9</text:p>
          </table:table-cell>
          <table:table-cell table:style-name="ce6" table:formula="of:=IF([.$A7]/(16*[.L$1]) -INT([.$A7]/(16*[.L$1])) = 0;DEC2HEX([.$A7]/(16*[.L$1]) - 1);&quot;&quot;)">
            <text:p/>
          </table:table-cell>
          <table:table-cell table:style-name="ce6" table:formula="of:=IF([.$A7]/(16*[.M$1]) -INT([.$A7]/(16*[.M$1])) = 0;DEC2HEX([.$A7]/(16*[.M$1]) - 1);&quot;&quot;)" office:value-type="string" office:string-value="4" calcext:value-type="string">
            <text:p>4</text:p>
          </table:table-cell>
          <table:table-cell table:style-name="ce6" table:formula="of:=IF([.$A7]/(16*[.N$1]) -INT([.$A7]/(16*[.N$1])) = 0;DEC2HEX([.$A7]/(16*[.N$1]) - 1);&quot;&quot;)">
            <text:p/>
          </table:table-cell>
          <table:table-cell table:style-name="ce6" table:formula="of:=IF([.$A7]/(16*[.O$1]) -INT([.$A7]/(16*[.O$1])) = 0;DEC2HEX([.$A7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068800" calcext:value-type="float">
            <text:p>5 068 800</text:p>
          </table:table-cell>
          <table:table-cell table:style-name="ce6" table:formula="of:=IF([.$A8]/(16*[.B$1]) -INT([.$A8]/(16*[.B$1])) = 0;DEC2HEX([.$A8]/(16*[.B$1]) - 1);&quot;&quot;)" office:value-type="string" office:string-value="83F" calcext:value-type="string">
            <text:p>83F</text:p>
          </table:table-cell>
          <table:table-cell table:style-name="ce6" table:formula="of:=IF([.$A8]/(16*[.C$1]) -INT([.$A8]/(16*[.C$1])) = 0;DEC2HEX([.$A8]/(16*[.C$1]) - 1);&quot;&quot;)" office:value-type="string" office:string-value="41F" calcext:value-type="string">
            <text:p>41F</text:p>
          </table:table-cell>
          <table:table-cell table:style-name="ce6" table:formula="of:=IF([.$A8]/(16*[.D$1]) -INT([.$A8]/(16*[.D$1])) = 0;DEC2HEX([.$A8]/(16*[.D$1]) - 1);&quot;&quot;)" office:value-type="string" office:string-value="20F" calcext:value-type="string">
            <text:p>20F</text:p>
          </table:table-cell>
          <table:table-cell table:style-name="ce6" table:formula="of:=IF([.$A8]/(16*[.E$1]) -INT([.$A8]/(16*[.E$1])) = 0;DEC2HEX([.$A8]/(16*[.E$1]) - 1);&quot;&quot;)" office:value-type="string" office:string-value="107" calcext:value-type="string">
            <text:p>107</text:p>
          </table:table-cell>
          <table:table-cell table:style-name="ce6" table:formula="of:=IF([.$A8]/(16*[.F$1]) -INT([.$A8]/(16*[.F$1])) = 0;DEC2HEX([.$A8]/(16*[.F$1]) - 1);&quot;&quot;)" office:value-type="string" office:string-value="83" calcext:value-type="string">
            <text:p>83</text:p>
          </table:table-cell>
          <table:table-cell table:style-name="ce6" table:formula="of:=IF([.$A8]/(16*[.G$1]) -INT([.$A8]/(16*[.G$1])) = 0;DEC2HEX([.$A8]/(16*[.G$1]) - 1);&quot;&quot;)" office:value-type="string" office:string-value="41" calcext:value-type="string">
            <text:p>41</text:p>
          </table:table-cell>
          <table:table-cell table:style-name="ce6" table:formula="of:=IF([.$A8]/(16*[.H$1]) -INT([.$A8]/(16*[.H$1])) = 0;DEC2HEX([.$A8]/(16*[.H$1]) - 1);&quot;&quot;)" office:value-type="string" office:string-value="20" calcext:value-type="string">
            <text:p>20</text:p>
          </table:table-cell>
          <table:table-cell table:style-name="ce6" table:formula="of:=IF([.$A8]/(16*[.I$1]) -INT([.$A8]/(16*[.I$1])) = 0;DEC2HEX([.$A8]/(16*[.I$1]) - 1);&quot;&quot;)" office:value-type="string" office:string-value="15" calcext:value-type="string">
            <text:p>15</text:p>
          </table:table-cell>
          <table:table-cell table:style-name="ce6" table:formula="of:=IF([.$A8]/(16*[.J$1]) -INT([.$A8]/(16*[.J$1])) = 0;DEC2HEX([.$A8]/(16*[.J$1]) - 1);&quot;&quot;)">
            <text:p/>
          </table:table-cell>
          <table:table-cell table:style-name="ce6" table:formula="of:=IF([.$A8]/(16*[.K$1]) -INT([.$A8]/(16*[.K$1])) = 0;DEC2HEX([.$A8]/(16*[.K$1]) - 1);&quot;&quot;)" office:value-type="string" office:string-value="A" calcext:value-type="string">
            <text:p>A</text:p>
          </table:table-cell>
          <table:table-cell table:style-name="ce6" table:formula="of:=IF([.$A8]/(16*[.L$1]) -INT([.$A8]/(16*[.L$1])) = 0;DEC2HEX([.$A8]/(16*[.L$1]) - 1);&quot;&quot;)">
            <text:p/>
          </table:table-cell>
          <table:table-cell table:style-name="ce6" table:formula="of:=IF([.$A8]/(16*[.M$1]) -INT([.$A8]/(16*[.M$1])) = 0;DEC2HEX([.$A8]/(16*[.M$1]) - 1);&quot;&quot;)">
            <text:p/>
          </table:table-cell>
          <table:table-cell table:style-name="ce6" table:formula="of:=IF([.$A8]/(16*[.N$1]) -INT([.$A8]/(16*[.N$1])) = 0;DEC2HEX([.$A8]/(16*[.N$1]) - 1);&quot;&quot;)">
            <text:p/>
          </table:table-cell>
          <table:table-cell table:style-name="ce6" table:formula="of:=IF([.$A8]/(16*[.O$1]) -INT([.$A8]/(16*[.O$1])) = 0;DEC2HEX([.$A8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144000" calcext:value-type="float">
            <text:p>6 144 000</text:p>
          </table:table-cell>
          <table:table-cell table:style-name="ce6" table:formula="of:=IF([.$A9]/(16*[.B$1]) -INT([.$A9]/(16*[.B$1])) = 0;DEC2HEX([.$A9]/(16*[.B$1]) - 1);&quot;&quot;)" office:value-type="string" office:string-value="9FF" calcext:value-type="string">
            <text:p>9FF</text:p>
          </table:table-cell>
          <table:table-cell table:style-name="ce6" table:formula="of:=IF([.$A9]/(16*[.C$1]) -INT([.$A9]/(16*[.C$1])) = 0;DEC2HEX([.$A9]/(16*[.C$1]) - 1);&quot;&quot;)" office:value-type="string" office:string-value="4FF" calcext:value-type="string">
            <text:p>4FF</text:p>
          </table:table-cell>
          <table:table-cell table:style-name="ce6" table:formula="of:=IF([.$A9]/(16*[.D$1]) -INT([.$A9]/(16*[.D$1])) = 0;DEC2HEX([.$A9]/(16*[.D$1]) - 1);&quot;&quot;)" office:value-type="string" office:string-value="27F" calcext:value-type="string">
            <text:p>27F</text:p>
          </table:table-cell>
          <table:table-cell table:style-name="ce6" table:formula="of:=IF([.$A9]/(16*[.E$1]) -INT([.$A9]/(16*[.E$1])) = 0;DEC2HEX([.$A9]/(16*[.E$1]) - 1);&quot;&quot;)" office:value-type="string" office:string-value="13F" calcext:value-type="string">
            <text:p>13F</text:p>
          </table:table-cell>
          <table:table-cell table:style-name="ce6" table:formula="of:=IF([.$A9]/(16*[.F$1]) -INT([.$A9]/(16*[.F$1])) = 0;DEC2HEX([.$A9]/(16*[.F$1]) - 1);&quot;&quot;)" office:value-type="string" office:string-value="9F" calcext:value-type="string">
            <text:p>9F</text:p>
          </table:table-cell>
          <table:table-cell table:style-name="ce6" table:formula="of:=IF([.$A9]/(16*[.G$1]) -INT([.$A9]/(16*[.G$1])) = 0;DEC2HEX([.$A9]/(16*[.G$1]) - 1);&quot;&quot;)" office:value-type="string" office:string-value="4F" calcext:value-type="string">
            <text:p>4F</text:p>
          </table:table-cell>
          <table:table-cell table:style-name="ce6" table:formula="of:=IF([.$A9]/(16*[.H$1]) -INT([.$A9]/(16*[.H$1])) = 0;DEC2HEX([.$A9]/(16*[.H$1]) - 1);&quot;&quot;)" office:value-type="string" office:string-value="27" calcext:value-type="string">
            <text:p>27</text:p>
          </table:table-cell>
          <table:table-cell table:style-name="ce6" table:formula="of:=IF([.$A9]/(16*[.I$1]) -INT([.$A9]/(16*[.I$1])) = 0;DEC2HEX([.$A9]/(16*[.I$1]) - 1);&quot;&quot;)">
            <text:p/>
          </table:table-cell>
          <table:table-cell table:style-name="ce6" table:formula="of:=IF([.$A9]/(16*[.J$1]) -INT([.$A9]/(16*[.J$1])) = 0;DEC2HEX([.$A9]/(16*[.J$1]) - 1);&quot;&quot;)" office:value-type="string" office:string-value="13" calcext:value-type="string">
            <text:p>13</text:p>
          </table:table-cell>
          <table:table-cell table:style-name="ce6" table:formula="of:=IF([.$A9]/(16*[.K$1]) -INT([.$A9]/(16*[.K$1])) = 0;DEC2HEX([.$A9]/(16*[.K$1]) - 1);&quot;&quot;)">
            <text:p/>
          </table:table-cell>
          <table:table-cell table:style-name="ce6" table:formula="of:=IF([.$A9]/(16*[.L$1]) -INT([.$A9]/(16*[.L$1])) = 0;DEC2HEX([.$A9]/(16*[.L$1]) - 1);&quot;&quot;)" office:value-type="string" office:string-value="9" calcext:value-type="string">
            <text:p>9</text:p>
          </table:table-cell>
          <table:table-cell table:style-name="ce6" table:formula="of:=IF([.$A9]/(16*[.M$1]) -INT([.$A9]/(16*[.M$1])) = 0;DEC2HEX([.$A9]/(16*[.M$1]) - 1);&quot;&quot;)">
            <text:p/>
          </table:table-cell>
          <table:table-cell table:style-name="ce6" table:formula="of:=IF([.$A9]/(16*[.N$1]) -INT([.$A9]/(16*[.N$1])) = 0;DEC2HEX([.$A9]/(16*[.N$1]) - 1);&quot;&quot;)" office:value-type="string" office:string-value="4" calcext:value-type="string">
            <text:p>4</text:p>
          </table:table-cell>
          <table:table-cell table:style-name="ce6" table:formula="of:=IF([.$A9]/(16*[.O$1]) -INT([.$A9]/(16*[.O$1])) = 0;DEC2HEX([.$A9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451200" calcext:value-type="float">
            <text:p>6 451 200</text:p>
          </table:table-cell>
          <table:table-cell table:style-name="ce6" table:formula="of:=IF([.$A10]/(16*[.B$1]) -INT([.$A10]/(16*[.B$1])) = 0;DEC2HEX([.$A10]/(16*[.B$1]) - 1);&quot;&quot;)" office:value-type="string" office:string-value="A7F" calcext:value-type="string">
            <text:p>A7F</text:p>
          </table:table-cell>
          <table:table-cell table:style-name="ce6" table:formula="of:=IF([.$A10]/(16*[.C$1]) -INT([.$A10]/(16*[.C$1])) = 0;DEC2HEX([.$A10]/(16*[.C$1]) - 1);&quot;&quot;)" office:value-type="string" office:string-value="53F" calcext:value-type="string">
            <text:p>53F</text:p>
          </table:table-cell>
          <table:table-cell table:style-name="ce6" table:formula="of:=IF([.$A10]/(16*[.D$1]) -INT([.$A10]/(16*[.D$1])) = 0;DEC2HEX([.$A10]/(16*[.D$1]) - 1);&quot;&quot;)" office:value-type="string" office:string-value="29F" calcext:value-type="string">
            <text:p>29F</text:p>
          </table:table-cell>
          <table:table-cell table:style-name="ce6" table:formula="of:=IF([.$A10]/(16*[.E$1]) -INT([.$A10]/(16*[.E$1])) = 0;DEC2HEX([.$A10]/(16*[.E$1]) - 1);&quot;&quot;)" office:value-type="string" office:string-value="14F" calcext:value-type="string">
            <text:p>14F</text:p>
          </table:table-cell>
          <table:table-cell table:style-name="ce6" table:formula="of:=IF([.$A10]/(16*[.F$1]) -INT([.$A10]/(16*[.F$1])) = 0;DEC2HEX([.$A10]/(16*[.F$1]) - 1);&quot;&quot;)" office:value-type="string" office:string-value="A7" calcext:value-type="string">
            <text:p>A7</text:p>
          </table:table-cell>
          <table:table-cell table:style-name="ce6" table:formula="of:=IF([.$A10]/(16*[.G$1]) -INT([.$A10]/(16*[.G$1])) = 0;DEC2HEX([.$A10]/(16*[.G$1]) - 1);&quot;&quot;)" office:value-type="string" office:string-value="53" calcext:value-type="string">
            <text:p>53</text:p>
          </table:table-cell>
          <table:table-cell table:style-name="ce6" table:formula="of:=IF([.$A10]/(16*[.H$1]) -INT([.$A10]/(16*[.H$1])) = 0;DEC2HEX([.$A10]/(16*[.H$1]) - 1);&quot;&quot;)" office:value-type="string" office:string-value="29" calcext:value-type="string">
            <text:p>29</text:p>
          </table:table-cell>
          <table:table-cell table:style-name="ce6" table:formula="of:=IF([.$A10]/(16*[.I$1]) -INT([.$A10]/(16*[.I$1])) = 0;DEC2HEX([.$A10]/(16*[.I$1]) - 1);&quot;&quot;)" office:value-type="string" office:string-value="1B" calcext:value-type="string">
            <text:p>1B</text:p>
          </table:table-cell>
          <table:table-cell table:style-name="ce6" table:formula="of:=IF([.$A10]/(16*[.J$1]) -INT([.$A10]/(16*[.J$1])) = 0;DEC2HEX([.$A10]/(16*[.J$1]) - 1);&quot;&quot;)" office:value-type="string" office:string-value="14" calcext:value-type="string">
            <text:p>14</text:p>
          </table:table-cell>
          <table:table-cell table:style-name="ce6" table:formula="of:=IF([.$A10]/(16*[.K$1]) -INT([.$A10]/(16*[.K$1])) = 0;DEC2HEX([.$A10]/(16*[.K$1]) - 1);&quot;&quot;)" office:value-type="string" office:string-value="D" calcext:value-type="string">
            <text:p>D</text:p>
          </table:table-cell>
          <table:table-cell table:style-name="ce6" table:formula="of:=IF([.$A10]/(16*[.L$1]) -INT([.$A10]/(16*[.L$1])) = 0;DEC2HEX([.$A10]/(16*[.L$1]) - 1);&quot;&quot;)">
            <text:p/>
          </table:table-cell>
          <table:table-cell table:style-name="ce6" table:formula="of:=IF([.$A10]/(16*[.M$1]) -INT([.$A10]/(16*[.M$1])) = 0;DEC2HEX([.$A10]/(16*[.M$1]) - 1);&quot;&quot;)" office:value-type="string" office:string-value="6" calcext:value-type="string">
            <text:p>6</text:p>
          </table:table-cell>
          <table:table-cell table:style-name="ce6" table:formula="of:=IF([.$A10]/(16*[.N$1]) -INT([.$A10]/(16*[.N$1])) = 0;DEC2HEX([.$A10]/(16*[.N$1]) - 1);&quot;&quot;)">
            <text:p/>
          </table:table-cell>
          <table:table-cell table:style-name="ce6" table:formula="of:=IF([.$A10]/(16*[.O$1]) -INT([.$A10]/(16*[.O$1])) = 0;DEC2HEX([.$A10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200000" calcext:value-type="float">
            <text:p>7 200 000</text:p>
          </table:table-cell>
          <table:table-cell table:style-name="ce6" table:formula="of:=IF([.$A11]/(16*[.B$1]) -INT([.$A11]/(16*[.B$1])) = 0;DEC2HEX([.$A11]/(16*[.B$1]) - 1);&quot;&quot;)" office:value-type="string" office:string-value="BB7" calcext:value-type="string">
            <text:p>BB7</text:p>
          </table:table-cell>
          <table:table-cell table:style-name="ce6" table:formula="of:=IF([.$A11]/(16*[.C$1]) -INT([.$A11]/(16*[.C$1])) = 0;DEC2HEX([.$A11]/(16*[.C$1]) - 1);&quot;&quot;)" office:value-type="string" office:string-value="5DB" calcext:value-type="string">
            <text:p>5DB</text:p>
          </table:table-cell>
          <table:table-cell table:style-name="ce6" table:formula="of:=IF([.$A11]/(16*[.D$1]) -INT([.$A11]/(16*[.D$1])) = 0;DEC2HEX([.$A11]/(16*[.D$1]) - 1);&quot;&quot;)" office:value-type="string" office:string-value="2ED" calcext:value-type="string">
            <text:p>2ED</text:p>
          </table:table-cell>
          <table:table-cell table:style-name="ce6" table:formula="of:=IF([.$A11]/(16*[.E$1]) -INT([.$A11]/(16*[.E$1])) = 0;DEC2HEX([.$A11]/(16*[.E$1]) - 1);&quot;&quot;)" office:value-type="string" office:string-value="176" calcext:value-type="string">
            <text:p>176</text:p>
          </table:table-cell>
          <table:table-cell table:style-name="ce6" table:formula="of:=IF([.$A11]/(16*[.F$1]) -INT([.$A11]/(16*[.F$1])) = 0;DEC2HEX([.$A11]/(16*[.F$1]) - 1);&quot;&quot;)">
            <text:p/>
          </table:table-cell>
          <table:table-cell table:style-name="ce6" table:formula="of:=IF([.$A11]/(16*[.G$1]) -INT([.$A11]/(16*[.G$1])) = 0;DEC2HEX([.$A11]/(16*[.G$1]) - 1);&quot;&quot;)">
            <text:p/>
          </table:table-cell>
          <table:table-cell table:style-name="ce6" table:formula="of:=IF([.$A11]/(16*[.H$1]) -INT([.$A11]/(16*[.H$1])) = 0;DEC2HEX([.$A11]/(16*[.H$1]) - 1);&quot;&quot;)">
            <text:p/>
          </table:table-cell>
          <table:table-cell table:style-name="ce6" table:formula="of:=IF([.$A11]/(16*[.I$1]) -INT([.$A11]/(16*[.I$1])) = 0;DEC2HEX([.$A11]/(16*[.I$1]) - 1);&quot;&quot;)">
            <text:p/>
          </table:table-cell>
          <table:table-cell table:style-name="ce6" table:formula="of:=IF([.$A11]/(16*[.J$1]) -INT([.$A11]/(16*[.J$1])) = 0;DEC2HEX([.$A11]/(16*[.J$1]) - 1);&quot;&quot;)">
            <text:p/>
          </table:table-cell>
          <table:table-cell table:style-name="ce6" table:formula="of:=IF([.$A11]/(16*[.K$1]) -INT([.$A11]/(16*[.K$1])) = 0;DEC2HEX([.$A11]/(16*[.K$1]) - 1);&quot;&quot;)">
            <text:p/>
          </table:table-cell>
          <table:table-cell table:style-name="ce6" table:formula="of:=IF([.$A11]/(16*[.L$1]) -INT([.$A11]/(16*[.L$1])) = 0;DEC2HEX([.$A11]/(16*[.L$1]) - 1);&quot;&quot;)">
            <text:p/>
          </table:table-cell>
          <table:table-cell table:style-name="ce6" table:formula="of:=IF([.$A11]/(16*[.M$1]) -INT([.$A11]/(16*[.M$1])) = 0;DEC2HEX([.$A11]/(16*[.M$1]) - 1);&quot;&quot;)">
            <text:p/>
          </table:table-cell>
          <table:table-cell table:style-name="ce6" table:formula="of:=IF([.$A11]/(16*[.N$1]) -INT([.$A11]/(16*[.N$1])) = 0;DEC2HEX([.$A11]/(16*[.N$1]) - 1);&quot;&quot;)">
            <text:p/>
          </table:table-cell>
          <table:table-cell table:style-name="ce6" table:formula="of:=IF([.$A11]/(16*[.O$1]) -INT([.$A11]/(16*[.O$1])) = 0;DEC2HEX([.$A11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216000" calcext:value-type="float">
            <text:p>9 216 000</text:p>
          </table:table-cell>
          <table:table-cell table:style-name="ce6" table:formula="of:=IF([.$A12]/(16*[.B$1]) -INT([.$A12]/(16*[.B$1])) = 0;DEC2HEX([.$A12]/(16*[.B$1]) - 1);&quot;&quot;)" office:value-type="string" office:string-value="EFF" calcext:value-type="string">
            <text:p>EFF</text:p>
          </table:table-cell>
          <table:table-cell table:style-name="ce6" table:formula="of:=IF([.$A12]/(16*[.C$1]) -INT([.$A12]/(16*[.C$1])) = 0;DEC2HEX([.$A12]/(16*[.C$1]) - 1);&quot;&quot;)" office:value-type="string" office:string-value="77F" calcext:value-type="string">
            <text:p>77F</text:p>
          </table:table-cell>
          <table:table-cell table:style-name="ce6" table:formula="of:=IF([.$A12]/(16*[.D$1]) -INT([.$A12]/(16*[.D$1])) = 0;DEC2HEX([.$A12]/(16*[.D$1]) - 1);&quot;&quot;)" office:value-type="string" office:string-value="3BF" calcext:value-type="string">
            <text:p>3BF</text:p>
          </table:table-cell>
          <table:table-cell table:style-name="ce6" table:formula="of:=IF([.$A12]/(16*[.E$1]) -INT([.$A12]/(16*[.E$1])) = 0;DEC2HEX([.$A12]/(16*[.E$1]) - 1);&quot;&quot;)" office:value-type="string" office:string-value="1DF" calcext:value-type="string">
            <text:p>1DF</text:p>
          </table:table-cell>
          <table:table-cell table:style-name="ce6" table:formula="of:=IF([.$A12]/(16*[.F$1]) -INT([.$A12]/(16*[.F$1])) = 0;DEC2HEX([.$A12]/(16*[.F$1]) - 1);&quot;&quot;)" office:value-type="string" office:string-value="EF" calcext:value-type="string">
            <text:p>EF</text:p>
          </table:table-cell>
          <table:table-cell table:style-name="ce6" table:formula="of:=IF([.$A12]/(16*[.G$1]) -INT([.$A12]/(16*[.G$1])) = 0;DEC2HEX([.$A12]/(16*[.G$1]) - 1);&quot;&quot;)" office:value-type="string" office:string-value="77" calcext:value-type="string">
            <text:p>77</text:p>
          </table:table-cell>
          <table:table-cell table:style-name="ce6" table:formula="of:=IF([.$A12]/(16*[.H$1]) -INT([.$A12]/(16*[.H$1])) = 0;DEC2HEX([.$A12]/(16*[.H$1]) - 1);&quot;&quot;)" office:value-type="string" office:string-value="3B" calcext:value-type="string">
            <text:p>3B</text:p>
          </table:table-cell>
          <table:table-cell table:style-name="ce6" table:formula="of:=IF([.$A12]/(16*[.I$1]) -INT([.$A12]/(16*[.I$1])) = 0;DEC2HEX([.$A12]/(16*[.I$1]) - 1);&quot;&quot;)" office:value-type="string" office:string-value="27" calcext:value-type="string">
            <text:p>27</text:p>
          </table:table-cell>
          <table:table-cell table:style-name="ce6" table:formula="of:=IF([.$A12]/(16*[.J$1]) -INT([.$A12]/(16*[.J$1])) = 0;DEC2HEX([.$A12]/(16*[.J$1]) - 1);&quot;&quot;)" office:value-type="string" office:string-value="1D" calcext:value-type="string">
            <text:p>1D</text:p>
          </table:table-cell>
          <table:table-cell table:style-name="ce6" table:formula="of:=IF([.$A12]/(16*[.K$1]) -INT([.$A12]/(16*[.K$1])) = 0;DEC2HEX([.$A12]/(16*[.K$1]) - 1);&quot;&quot;)" office:value-type="string" office:string-value="13" calcext:value-type="string">
            <text:p>13</text:p>
          </table:table-cell>
          <table:table-cell table:style-name="ce6" table:formula="of:=IF([.$A12]/(16*[.L$1]) -INT([.$A12]/(16*[.L$1])) = 0;DEC2HEX([.$A12]/(16*[.L$1]) - 1);&quot;&quot;)" office:value-type="string" office:string-value="E" calcext:value-type="string">
            <text:p>E</text:p>
          </table:table-cell>
          <table:table-cell table:style-name="ce6" table:formula="of:=IF([.$A12]/(16*[.M$1]) -INT([.$A12]/(16*[.M$1])) = 0;DEC2HEX([.$A12]/(16*[.M$1]) - 1);&quot;&quot;)" office:value-type="string" office:string-value="9" calcext:value-type="string">
            <text:p>9</text:p>
          </table:table-cell>
          <table:table-cell table:style-name="ce6" table:formula="of:=IF([.$A12]/(16*[.N$1]) -INT([.$A12]/(16*[.N$1])) = 0;DEC2HEX([.$A12]/(16*[.N$1]) - 1);&quot;&quot;)">
            <text:p/>
          </table:table-cell>
          <table:table-cell table:style-name="ce6" table:formula="of:=IF([.$A12]/(16*[.O$1]) -INT([.$A12]/(16*[.O$1])) = 0;DEC2HEX([.$A12]/(16*[.O$1]) - 1);&quot;&quot;)" office:value-type="string" office:string-value="4" calcext:value-type="string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9600000" calcext:value-type="float">
            <text:p>9 600 000</text:p>
          </table:table-cell>
          <table:table-cell table:style-name="ce6" table:formula="of:=IF([.$A13]/(16*[.B$1]) -INT([.$A13]/(16*[.B$1])) = 0;DEC2HEX([.$A13]/(16*[.B$1]) - 1);&quot;&quot;)" office:value-type="string" office:string-value="F9F" calcext:value-type="string">
            <text:p>F9F</text:p>
          </table:table-cell>
          <table:table-cell table:style-name="ce6" table:formula="of:=IF([.$A13]/(16*[.C$1]) -INT([.$A13]/(16*[.C$1])) = 0;DEC2HEX([.$A13]/(16*[.C$1]) - 1);&quot;&quot;)" office:value-type="string" office:string-value="7CF" calcext:value-type="string">
            <text:p>7CF</text:p>
          </table:table-cell>
          <table:table-cell table:style-name="ce6" table:formula="of:=IF([.$A13]/(16*[.D$1]) -INT([.$A13]/(16*[.D$1])) = 0;DEC2HEX([.$A13]/(16*[.D$1]) - 1);&quot;&quot;)" office:value-type="string" office:string-value="3E7" calcext:value-type="string">
            <text:p>3E7</text:p>
          </table:table-cell>
          <table:table-cell table:style-name="ce6" table:formula="of:=IF([.$A13]/(16*[.E$1]) -INT([.$A13]/(16*[.E$1])) = 0;DEC2HEX([.$A13]/(16*[.E$1]) - 1);&quot;&quot;)" office:value-type="string" office:string-value="1F3" calcext:value-type="string">
            <text:p>1F3</text:p>
          </table:table-cell>
          <table:table-cell table:style-name="ce6" table:formula="of:=IF([.$A13]/(16*[.F$1]) -INT([.$A13]/(16*[.F$1])) = 0;DEC2HEX([.$A13]/(16*[.F$1]) - 1);&quot;&quot;)" office:value-type="string" office:string-value="F9" calcext:value-type="string">
            <text:p>F9</text:p>
          </table:table-cell>
          <table:table-cell table:style-name="ce6" table:formula="of:=IF([.$A13]/(16*[.G$1]) -INT([.$A13]/(16*[.G$1])) = 0;DEC2HEX([.$A13]/(16*[.G$1]) - 1);&quot;&quot;)" office:value-type="string" office:string-value="7C" calcext:value-type="string">
            <text:p>7C</text:p>
          </table:table-cell>
          <table:table-cell table:style-name="ce6" table:formula="of:=IF([.$A13]/(16*[.H$1]) -INT([.$A13]/(16*[.H$1])) = 0;DEC2HEX([.$A13]/(16*[.H$1]) - 1);&quot;&quot;)">
            <text:p/>
          </table:table-cell>
          <table:table-cell table:style-name="ce6" table:formula="of:=IF([.$A13]/(16*[.I$1]) -INT([.$A13]/(16*[.I$1])) = 0;DEC2HEX([.$A13]/(16*[.I$1]) - 1);&quot;&quot;)">
            <text:p/>
          </table:table-cell>
          <table:table-cell table:style-name="ce6" table:formula="of:=IF([.$A13]/(16*[.J$1]) -INT([.$A13]/(16*[.J$1])) = 0;DEC2HEX([.$A13]/(16*[.J$1]) - 1);&quot;&quot;)">
            <text:p/>
          </table:table-cell>
          <table:table-cell table:style-name="ce6" table:formula="of:=IF([.$A13]/(16*[.K$1]) -INT([.$A13]/(16*[.K$1])) = 0;DEC2HEX([.$A13]/(16*[.K$1]) - 1);&quot;&quot;)">
            <text:p/>
          </table:table-cell>
          <table:table-cell table:style-name="ce6" table:formula="of:=IF([.$A13]/(16*[.L$1]) -INT([.$A13]/(16*[.L$1])) = 0;DEC2HEX([.$A13]/(16*[.L$1]) - 1);&quot;&quot;)">
            <text:p/>
          </table:table-cell>
          <table:table-cell table:style-name="ce6" table:formula="of:=IF([.$A13]/(16*[.M$1]) -INT([.$A13]/(16*[.M$1])) = 0;DEC2HEX([.$A13]/(16*[.M$1]) - 1);&quot;&quot;)">
            <text:p/>
          </table:table-cell>
          <table:table-cell table:style-name="ce6" table:formula="of:=IF([.$A13]/(16*[.N$1]) -INT([.$A13]/(16*[.N$1])) = 0;DEC2HEX([.$A13]/(16*[.N$1]) - 1);&quot;&quot;)">
            <text:p/>
          </table:table-cell>
          <table:table-cell table:style-name="ce6" table:formula="of:=IF([.$A13]/(16*[.O$1]) -INT([.$A13]/(16*[.O$1])) = 0;DEC2HEX([.$A13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830400" calcext:value-type="float">
            <text:p>9 830 400</text:p>
          </table:table-cell>
          <table:table-cell table:style-name="ce6" table:formula="of:=IF([.$A14]/(16*[.B$1]) -INT([.$A14]/(16*[.B$1])) = 0;DEC2HEX([.$A14]/(16*[.B$1]) - 1);&quot;&quot;)" office:value-type="string" office:string-value="FFF" calcext:value-type="string">
            <text:p>FFF</text:p>
          </table:table-cell>
          <table:table-cell table:style-name="ce6" table:formula="of:=IF([.$A14]/(16*[.C$1]) -INT([.$A14]/(16*[.C$1])) = 0;DEC2HEX([.$A14]/(16*[.C$1]) - 1);&quot;&quot;)" office:value-type="string" office:string-value="7FF" calcext:value-type="string">
            <text:p>7FF</text:p>
          </table:table-cell>
          <table:table-cell table:style-name="ce6" table:formula="of:=IF([.$A14]/(16*[.D$1]) -INT([.$A14]/(16*[.D$1])) = 0;DEC2HEX([.$A14]/(16*[.D$1]) - 1);&quot;&quot;)" office:value-type="string" office:string-value="3FF" calcext:value-type="string">
            <text:p>3FF</text:p>
          </table:table-cell>
          <table:table-cell table:style-name="ce6" table:formula="of:=IF([.$A14]/(16*[.E$1]) -INT([.$A14]/(16*[.E$1])) = 0;DEC2HEX([.$A14]/(16*[.E$1]) - 1);&quot;&quot;)" office:value-type="string" office:string-value="1FF" calcext:value-type="string">
            <text:p>1FF</text:p>
          </table:table-cell>
          <table:table-cell table:style-name="ce6" table:formula="of:=IF([.$A14]/(16*[.F$1]) -INT([.$A14]/(16*[.F$1])) = 0;DEC2HEX([.$A14]/(16*[.F$1]) - 1);&quot;&quot;)" office:value-type="string" office:string-value="FF" calcext:value-type="string">
            <text:p>FF</text:p>
          </table:table-cell>
          <table:table-cell table:style-name="ce6" table:formula="of:=IF([.$A14]/(16*[.G$1]) -INT([.$A14]/(16*[.G$1])) = 0;DEC2HEX([.$A14]/(16*[.G$1]) - 1);&quot;&quot;)" office:value-type="string" office:string-value="7F" calcext:value-type="string">
            <text:p>7F</text:p>
          </table:table-cell>
          <table:table-cell table:style-name="ce6" table:formula="of:=IF([.$A14]/(16*[.H$1]) -INT([.$A14]/(16*[.H$1])) = 0;DEC2HEX([.$A14]/(16*[.H$1]) - 1);&quot;&quot;)" office:value-type="string" office:string-value="3F" calcext:value-type="string">
            <text:p>3F</text:p>
          </table:table-cell>
          <table:table-cell table:style-name="ce6" table:formula="of:=IF([.$A14]/(16*[.I$1]) -INT([.$A14]/(16*[.I$1])) = 0;DEC2HEX([.$A14]/(16*[.I$1]) - 1);&quot;&quot;)">
            <text:p/>
          </table:table-cell>
          <table:table-cell table:style-name="ce6" table:formula="of:=IF([.$A14]/(16*[.J$1]) -INT([.$A14]/(16*[.J$1])) = 0;DEC2HEX([.$A14]/(16*[.J$1]) - 1);&quot;&quot;)" office:value-type="string" office:string-value="1F" calcext:value-type="string">
            <text:p>1F</text:p>
          </table:table-cell>
          <table:table-cell table:style-name="ce6" table:formula="of:=IF([.$A14]/(16*[.K$1]) -INT([.$A14]/(16*[.K$1])) = 0;DEC2HEX([.$A14]/(16*[.K$1]) - 1);&quot;&quot;)">
            <text:p/>
          </table:table-cell>
          <table:table-cell table:style-name="ce6" table:formula="of:=IF([.$A14]/(16*[.L$1]) -INT([.$A14]/(16*[.L$1])) = 0;DEC2HEX([.$A14]/(16*[.L$1]) - 1);&quot;&quot;)" office:value-type="string" office:string-value="F" calcext:value-type="string">
            <text:p>F</text:p>
          </table:table-cell>
          <table:table-cell table:style-name="ce6" table:formula="of:=IF([.$A14]/(16*[.M$1]) -INT([.$A14]/(16*[.M$1])) = 0;DEC2HEX([.$A14]/(16*[.M$1]) - 1);&quot;&quot;)">
            <text:p/>
          </table:table-cell>
          <table:table-cell table:style-name="ce6" table:formula="of:=IF([.$A14]/(16*[.N$1]) -INT([.$A14]/(16*[.N$1])) = 0;DEC2HEX([.$A14]/(16*[.N$1]) - 1);&quot;&quot;)" office:value-type="string" office:string-value="7" calcext:value-type="string">
            <text:p>7</text:p>
          </table:table-cell>
          <table:table-cell table:style-name="ce6" table:formula="of:=IF([.$A14]/(16*[.O$1]) -INT([.$A14]/(16*[.O$1])) = 0;DEC2HEX([.$A14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059200" calcext:value-type="float">
            <text:p>11 059 200</text:p>
          </table:table-cell>
          <table:table-cell table:style-name="ce6" table:formula="of:=IF([.$A15]/(16*[.B$1]) -INT([.$A15]/(16*[.B$1])) = 0;DEC2HEX([.$A15]/(16*[.B$1]) - 1);&quot;&quot;)" office:value-type="string" office:string-value="11FF" calcext:value-type="string">
            <text:p>11FF</text:p>
          </table:table-cell>
          <table:table-cell table:style-name="ce6" table:formula="of:=IF([.$A15]/(16*[.C$1]) -INT([.$A15]/(16*[.C$1])) = 0;DEC2HEX([.$A15]/(16*[.C$1]) - 1);&quot;&quot;)" office:value-type="string" office:string-value="8FF" calcext:value-type="string">
            <text:p>8FF</text:p>
          </table:table-cell>
          <table:table-cell table:style-name="ce6" table:formula="of:=IF([.$A15]/(16*[.D$1]) -INT([.$A15]/(16*[.D$1])) = 0;DEC2HEX([.$A15]/(16*[.D$1]) - 1);&quot;&quot;)" office:value-type="string" office:string-value="47F" calcext:value-type="string">
            <text:p>47F</text:p>
          </table:table-cell>
          <table:table-cell table:style-name="ce6" table:formula="of:=IF([.$A15]/(16*[.E$1]) -INT([.$A15]/(16*[.E$1])) = 0;DEC2HEX([.$A15]/(16*[.E$1]) - 1);&quot;&quot;)" office:value-type="string" office:string-value="23F" calcext:value-type="string">
            <text:p>23F</text:p>
          </table:table-cell>
          <table:table-cell table:style-name="ce6" table:formula="of:=IF([.$A15]/(16*[.F$1]) -INT([.$A15]/(16*[.F$1])) = 0;DEC2HEX([.$A15]/(16*[.F$1]) - 1);&quot;&quot;)" office:value-type="string" office:string-value="11F" calcext:value-type="string">
            <text:p>11F</text:p>
          </table:table-cell>
          <table:table-cell table:style-name="ce6" table:formula="of:=IF([.$A15]/(16*[.G$1]) -INT([.$A15]/(16*[.G$1])) = 0;DEC2HEX([.$A15]/(16*[.G$1]) - 1);&quot;&quot;)" office:value-type="string" office:string-value="8F" calcext:value-type="string">
            <text:p>8F</text:p>
          </table:table-cell>
          <table:table-cell table:style-name="ce6" table:formula="of:=IF([.$A15]/(16*[.H$1]) -INT([.$A15]/(16*[.H$1])) = 0;DEC2HEX([.$A15]/(16*[.H$1]) - 1);&quot;&quot;)" office:value-type="string" office:string-value="47" calcext:value-type="string">
            <text:p>47</text:p>
          </table:table-cell>
          <table:table-cell table:style-name="ce6" table:formula="of:=IF([.$A15]/(16*[.I$1]) -INT([.$A15]/(16*[.I$1])) = 0;DEC2HEX([.$A15]/(16*[.I$1]) - 1);&quot;&quot;)" office:value-type="string" office:string-value="2F" calcext:value-type="string">
            <text:p>2F</text:p>
          </table:table-cell>
          <table:table-cell table:style-name="ce6" table:formula="of:=IF([.$A15]/(16*[.J$1]) -INT([.$A15]/(16*[.J$1])) = 0;DEC2HEX([.$A15]/(16*[.J$1]) - 1);&quot;&quot;)" office:value-type="string" office:string-value="23" calcext:value-type="string">
            <text:p>23</text:p>
          </table:table-cell>
          <table:table-cell table:style-name="ce6" table:formula="of:=IF([.$A15]/(16*[.K$1]) -INT([.$A15]/(16*[.K$1])) = 0;DEC2HEX([.$A15]/(16*[.K$1]) - 1);&quot;&quot;)" office:value-type="string" office:string-value="17" calcext:value-type="string">
            <text:p>17</text:p>
          </table:table-cell>
          <table:table-cell table:style-name="ce6" table:formula="of:=IF([.$A15]/(16*[.L$1]) -INT([.$A15]/(16*[.L$1])) = 0;DEC2HEX([.$A15]/(16*[.L$1]) - 1);&quot;&quot;)" office:value-type="string" office:string-value="11" calcext:value-type="string">
            <text:p>11</text:p>
          </table:table-cell>
          <table:table-cell table:style-name="ce6" table:formula="of:=IF([.$A15]/(16*[.M$1]) -INT([.$A15]/(16*[.M$1])) = 0;DEC2HEX([.$A15]/(16*[.M$1]) - 1);&quot;&quot;)" office:value-type="string" office:string-value="B" calcext:value-type="string">
            <text:p>B</text:p>
          </table:table-cell>
          <table:table-cell table:style-name="ce6" table:formula="of:=IF([.$A15]/(16*[.N$1]) -INT([.$A15]/(16*[.N$1])) = 0;DEC2HEX([.$A15]/(16*[.N$1]) - 1);&quot;&quot;)" office:value-type="string" office:string-value="8" calcext:value-type="string">
            <text:p>8</text:p>
          </table:table-cell>
          <table:table-cell table:style-name="ce6" table:formula="of:=IF([.$A15]/(16*[.O$1]) -INT([.$A15]/(16*[.O$1])) = 0;DEC2HEX([.$A15]/(16*[.O$1]) - 1);&quot;&quot;)" office:value-type="string" office:string-value="5" calcext:value-type="string">
            <text:p>5</text:p>
          </table:table-cell>
          <table:table-cell table:number-columns-repeated="1009"/>
        </table:table-row>
        <table:table-row table:style-name="ro1">
          <table:table-cell table:style-name="ce2" office:value-type="float" office:value="11520000" calcext:value-type="float">
            <text:p>11 520 000</text:p>
          </table:table-cell>
          <table:table-cell table:style-name="ce6" table:formula="of:=IF([.$A16]/(16*[.B$1]) -INT([.$A16]/(16*[.B$1])) = 0;DEC2HEX([.$A16]/(16*[.B$1]) - 1);&quot;&quot;)" office:value-type="string" office:string-value="12BF" calcext:value-type="string">
            <text:p>12BF</text:p>
          </table:table-cell>
          <table:table-cell table:style-name="ce6" table:formula="of:=IF([.$A16]/(16*[.C$1]) -INT([.$A16]/(16*[.C$1])) = 0;DEC2HEX([.$A16]/(16*[.C$1]) - 1);&quot;&quot;)" office:value-type="string" office:string-value="95F" calcext:value-type="string">
            <text:p>95F</text:p>
          </table:table-cell>
          <table:table-cell table:style-name="ce6" table:formula="of:=IF([.$A16]/(16*[.D$1]) -INT([.$A16]/(16*[.D$1])) = 0;DEC2HEX([.$A16]/(16*[.D$1]) - 1);&quot;&quot;)" office:value-type="string" office:string-value="4AF" calcext:value-type="string">
            <text:p>4AF</text:p>
          </table:table-cell>
          <table:table-cell table:style-name="ce6" table:formula="of:=IF([.$A16]/(16*[.E$1]) -INT([.$A16]/(16*[.E$1])) = 0;DEC2HEX([.$A16]/(16*[.E$1]) - 1);&quot;&quot;)" office:value-type="string" office:string-value="257" calcext:value-type="string">
            <text:p>257</text:p>
          </table:table-cell>
          <table:table-cell table:style-name="ce6" table:formula="of:=IF([.$A16]/(16*[.F$1]) -INT([.$A16]/(16*[.F$1])) = 0;DEC2HEX([.$A16]/(16*[.F$1]) - 1);&quot;&quot;)" office:value-type="string" office:string-value="12B" calcext:value-type="string">
            <text:p>12B</text:p>
          </table:table-cell>
          <table:table-cell table:style-name="ce6" table:formula="of:=IF([.$A16]/(16*[.G$1]) -INT([.$A16]/(16*[.G$1])) = 0;DEC2HEX([.$A16]/(16*[.G$1]) - 1);&quot;&quot;)" office:value-type="string" office:string-value="95" calcext:value-type="string">
            <text:p>95</text:p>
          </table:table-cell>
          <table:table-cell table:style-name="ce6" table:formula="of:=IF([.$A16]/(16*[.H$1]) -INT([.$A16]/(16*[.H$1])) = 0;DEC2HEX([.$A16]/(16*[.H$1]) - 1);&quot;&quot;)" office:value-type="string" office:string-value="4A" calcext:value-type="string">
            <text:p>4A</text:p>
          </table:table-cell>
          <table:table-cell table:style-name="ce6" table:formula="of:=IF([.$A16]/(16*[.I$1]) -INT([.$A16]/(16*[.I$1])) = 0;DEC2HEX([.$A16]/(16*[.I$1]) - 1);&quot;&quot;)" office:value-type="string" office:string-value="31" calcext:value-type="string">
            <text:p>31</text:p>
          </table:table-cell>
          <table:table-cell table:style-name="ce6" table:formula="of:=IF([.$A16]/(16*[.J$1]) -INT([.$A16]/(16*[.J$1])) = 0;DEC2HEX([.$A16]/(16*[.J$1]) - 1);&quot;&quot;)">
            <text:p/>
          </table:table-cell>
          <table:table-cell table:style-name="ce6" table:formula="of:=IF([.$A16]/(16*[.K$1]) -INT([.$A16]/(16*[.K$1])) = 0;DEC2HEX([.$A16]/(16*[.K$1]) - 1);&quot;&quot;)" office:value-type="string" office:string-value="18" calcext:value-type="string">
            <text:p>18</text:p>
          </table:table-cell>
          <table:table-cell table:style-name="ce6" table:formula="of:=IF([.$A16]/(16*[.L$1]) -INT([.$A16]/(16*[.L$1])) = 0;DEC2HEX([.$A16]/(16*[.L$1]) - 1);&quot;&quot;)">
            <text:p/>
          </table:table-cell>
          <table:table-cell table:style-name="ce6" table:formula="of:=IF([.$A16]/(16*[.M$1]) -INT([.$A16]/(16*[.M$1])) = 0;DEC2HEX([.$A16]/(16*[.M$1]) - 1);&quot;&quot;)">
            <text:p/>
          </table:table-cell>
          <table:table-cell table:style-name="ce6" table:formula="of:=IF([.$A16]/(16*[.N$1]) -INT([.$A16]/(16*[.N$1])) = 0;DEC2HEX([.$A16]/(16*[.N$1]) - 1);&quot;&quot;)">
            <text:p/>
          </table:table-cell>
          <table:table-cell table:style-name="ce6" table:formula="of:=IF([.$A16]/(16*[.O$1]) -INT([.$A16]/(16*[.O$1])) = 0;DEC2HEX([.$A16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288000" calcext:value-type="float">
            <text:p>12 288 000</text:p>
          </table:table-cell>
          <table:table-cell table:style-name="ce6" table:formula="of:=IF([.$A17]/(16*[.B$1]) -INT([.$A17]/(16*[.B$1])) = 0;DEC2HEX([.$A17]/(16*[.B$1]) - 1);&quot;&quot;)" office:value-type="string" office:string-value="13FF" calcext:value-type="string">
            <text:p>13FF</text:p>
          </table:table-cell>
          <table:table-cell table:style-name="ce6" table:formula="of:=IF([.$A17]/(16*[.C$1]) -INT([.$A17]/(16*[.C$1])) = 0;DEC2HEX([.$A17]/(16*[.C$1]) - 1);&quot;&quot;)" office:value-type="string" office:string-value="9FF" calcext:value-type="string">
            <text:p>9FF</text:p>
          </table:table-cell>
          <table:table-cell table:style-name="ce6" table:formula="of:=IF([.$A17]/(16*[.D$1]) -INT([.$A17]/(16*[.D$1])) = 0;DEC2HEX([.$A17]/(16*[.D$1]) - 1);&quot;&quot;)" office:value-type="string" office:string-value="4FF" calcext:value-type="string">
            <text:p>4FF</text:p>
          </table:table-cell>
          <table:table-cell table:style-name="ce6" table:formula="of:=IF([.$A17]/(16*[.E$1]) -INT([.$A17]/(16*[.E$1])) = 0;DEC2HEX([.$A17]/(16*[.E$1]) - 1);&quot;&quot;)" office:value-type="string" office:string-value="27F" calcext:value-type="string">
            <text:p>27F</text:p>
          </table:table-cell>
          <table:table-cell table:style-name="ce6" table:formula="of:=IF([.$A17]/(16*[.F$1]) -INT([.$A17]/(16*[.F$1])) = 0;DEC2HEX([.$A17]/(16*[.F$1]) - 1);&quot;&quot;)" office:value-type="string" office:string-value="13F" calcext:value-type="string">
            <text:p>13F</text:p>
          </table:table-cell>
          <table:table-cell table:style-name="ce6" table:formula="of:=IF([.$A17]/(16*[.G$1]) -INT([.$A17]/(16*[.G$1])) = 0;DEC2HEX([.$A17]/(16*[.G$1]) - 1);&quot;&quot;)" office:value-type="string" office:string-value="9F" calcext:value-type="string">
            <text:p>9F</text:p>
          </table:table-cell>
          <table:table-cell table:style-name="ce6" table:formula="of:=IF([.$A17]/(16*[.H$1]) -INT([.$A17]/(16*[.H$1])) = 0;DEC2HEX([.$A17]/(16*[.H$1]) - 1);&quot;&quot;)" office:value-type="string" office:string-value="4F" calcext:value-type="string">
            <text:p>4F</text:p>
          </table:table-cell>
          <table:table-cell table:style-name="ce6" table:formula="of:=IF([.$A17]/(16*[.I$1]) -INT([.$A17]/(16*[.I$1])) = 0;DEC2HEX([.$A17]/(16*[.I$1]) - 1);&quot;&quot;)">
            <text:p/>
          </table:table-cell>
          <table:table-cell table:style-name="ce6" table:formula="of:=IF([.$A17]/(16*[.J$1]) -INT([.$A17]/(16*[.J$1])) = 0;DEC2HEX([.$A17]/(16*[.J$1]) - 1);&quot;&quot;)" office:value-type="string" office:string-value="27" calcext:value-type="string">
            <text:p>27</text:p>
          </table:table-cell>
          <table:table-cell table:style-name="ce6" table:formula="of:=IF([.$A17]/(16*[.K$1]) -INT([.$A17]/(16*[.K$1])) = 0;DEC2HEX([.$A17]/(16*[.K$1]) - 1);&quot;&quot;)">
            <text:p/>
          </table:table-cell>
          <table:table-cell table:style-name="ce6" table:formula="of:=IF([.$A17]/(16*[.L$1]) -INT([.$A17]/(16*[.L$1])) = 0;DEC2HEX([.$A17]/(16*[.L$1]) - 1);&quot;&quot;)" office:value-type="string" office:string-value="13" calcext:value-type="string">
            <text:p>13</text:p>
          </table:table-cell>
          <table:table-cell table:style-name="ce6" table:formula="of:=IF([.$A17]/(16*[.M$1]) -INT([.$A17]/(16*[.M$1])) = 0;DEC2HEX([.$A17]/(16*[.M$1]) - 1);&quot;&quot;)">
            <text:p/>
          </table:table-cell>
          <table:table-cell table:style-name="ce6" table:formula="of:=IF([.$A17]/(16*[.N$1]) -INT([.$A17]/(16*[.N$1])) = 0;DEC2HEX([.$A17]/(16*[.N$1]) - 1);&quot;&quot;)" office:value-type="string" office:string-value="9" calcext:value-type="string">
            <text:p>9</text:p>
          </table:table-cell>
          <table:table-cell table:style-name="ce6" table:formula="of:=IF([.$A17]/(16*[.O$1]) -INT([.$A17]/(16*[.O$1])) = 0;DEC2HEX([.$A17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960000" calcext:value-type="float">
            <text:p>12 960 000</text:p>
          </table:table-cell>
          <table:table-cell table:style-name="ce6" table:formula="of:=IF([.$A18]/(16*[.B$1]) -INT([.$A18]/(16*[.B$1])) = 0;DEC2HEX([.$A18]/(16*[.B$1]) - 1);&quot;&quot;)" office:value-type="string" office:string-value="1517" calcext:value-type="string">
            <text:p>1517</text:p>
          </table:table-cell>
          <table:table-cell table:style-name="ce6" table:formula="of:=IF([.$A18]/(16*[.C$1]) -INT([.$A18]/(16*[.C$1])) = 0;DEC2HEX([.$A18]/(16*[.C$1]) - 1);&quot;&quot;)" office:value-type="string" office:string-value="A8B" calcext:value-type="string">
            <text:p>A8B</text:p>
          </table:table-cell>
          <table:table-cell table:style-name="ce6" table:formula="of:=IF([.$A18]/(16*[.D$1]) -INT([.$A18]/(16*[.D$1])) = 0;DEC2HEX([.$A18]/(16*[.D$1]) - 1);&quot;&quot;)" office:value-type="string" office:string-value="545" calcext:value-type="string">
            <text:p>545</text:p>
          </table:table-cell>
          <table:table-cell table:style-name="ce6" table:formula="of:=IF([.$A18]/(16*[.E$1]) -INT([.$A18]/(16*[.E$1])) = 0;DEC2HEX([.$A18]/(16*[.E$1]) - 1);&quot;&quot;)" office:value-type="string" office:string-value="2A2" calcext:value-type="string">
            <text:p>2A2</text:p>
          </table:table-cell>
          <table:table-cell table:style-name="ce6" table:formula="of:=IF([.$A18]/(16*[.F$1]) -INT([.$A18]/(16*[.F$1])) = 0;DEC2HEX([.$A18]/(16*[.F$1]) - 1);&quot;&quot;)">
            <text:p/>
          </table:table-cell>
          <table:table-cell table:style-name="ce6" table:formula="of:=IF([.$A18]/(16*[.G$1]) -INT([.$A18]/(16*[.G$1])) = 0;DEC2HEX([.$A18]/(16*[.G$1]) - 1);&quot;&quot;)">
            <text:p/>
          </table:table-cell>
          <table:table-cell table:style-name="ce6" table:formula="of:=IF([.$A18]/(16*[.H$1]) -INT([.$A18]/(16*[.H$1])) = 0;DEC2HEX([.$A18]/(16*[.H$1]) - 1);&quot;&quot;)">
            <text:p/>
          </table:table-cell>
          <table:table-cell table:style-name="ce6" table:formula="of:=IF([.$A18]/(16*[.I$1]) -INT([.$A18]/(16*[.I$1])) = 0;DEC2HEX([.$A18]/(16*[.I$1]) - 1);&quot;&quot;)">
            <text:p/>
          </table:table-cell>
          <table:table-cell table:style-name="ce6" table:formula="of:=IF([.$A18]/(16*[.J$1]) -INT([.$A18]/(16*[.J$1])) = 0;DEC2HEX([.$A18]/(16*[.J$1]) - 1);&quot;&quot;)">
            <text:p/>
          </table:table-cell>
          <table:table-cell table:style-name="ce6" table:formula="of:=IF([.$A18]/(16*[.K$1]) -INT([.$A18]/(16*[.K$1])) = 0;DEC2HEX([.$A18]/(16*[.K$1]) - 1);&quot;&quot;)">
            <text:p/>
          </table:table-cell>
          <table:table-cell table:style-name="ce6" table:formula="of:=IF([.$A18]/(16*[.L$1]) -INT([.$A18]/(16*[.L$1])) = 0;DEC2HEX([.$A18]/(16*[.L$1]) - 1);&quot;&quot;)">
            <text:p/>
          </table:table-cell>
          <table:table-cell table:style-name="ce6" table:formula="of:=IF([.$A18]/(16*[.M$1]) -INT([.$A18]/(16*[.M$1])) = 0;DEC2HEX([.$A18]/(16*[.M$1]) - 1);&quot;&quot;)">
            <text:p/>
          </table:table-cell>
          <table:table-cell table:style-name="ce6" table:formula="of:=IF([.$A18]/(16*[.N$1]) -INT([.$A18]/(16*[.N$1])) = 0;DEC2HEX([.$A18]/(16*[.N$1]) - 1);&quot;&quot;)">
            <text:p/>
          </table:table-cell>
          <table:table-cell table:style-name="ce6" table:formula="of:=IF([.$A18]/(16*[.O$1]) -INT([.$A18]/(16*[.O$1])) = 0;DEC2HEX([.$A18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516800" calcext:value-type="float">
            <text:p>13 516 800</text:p>
          </table:table-cell>
          <table:table-cell table:style-name="ce6" table:formula="of:=IF([.$A19]/(16*[.B$1]) -INT([.$A19]/(16*[.B$1])) = 0;DEC2HEX([.$A19]/(16*[.B$1]) - 1);&quot;&quot;)" office:value-type="string" office:string-value="15FF" calcext:value-type="string">
            <text:p>15FF</text:p>
          </table:table-cell>
          <table:table-cell table:style-name="ce6" table:formula="of:=IF([.$A19]/(16*[.C$1]) -INT([.$A19]/(16*[.C$1])) = 0;DEC2HEX([.$A19]/(16*[.C$1]) - 1);&quot;&quot;)" office:value-type="string" office:string-value="AFF" calcext:value-type="string">
            <text:p>AFF</text:p>
          </table:table-cell>
          <table:table-cell table:style-name="ce6" table:formula="of:=IF([.$A19]/(16*[.D$1]) -INT([.$A19]/(16*[.D$1])) = 0;DEC2HEX([.$A19]/(16*[.D$1]) - 1);&quot;&quot;)" office:value-type="string" office:string-value="57F" calcext:value-type="string">
            <text:p>57F</text:p>
          </table:table-cell>
          <table:table-cell table:style-name="ce6" table:formula="of:=IF([.$A19]/(16*[.E$1]) -INT([.$A19]/(16*[.E$1])) = 0;DEC2HEX([.$A19]/(16*[.E$1]) - 1);&quot;&quot;)" office:value-type="string" office:string-value="2BF" calcext:value-type="string">
            <text:p>2BF</text:p>
          </table:table-cell>
          <table:table-cell table:style-name="ce6" table:formula="of:=IF([.$A19]/(16*[.F$1]) -INT([.$A19]/(16*[.F$1])) = 0;DEC2HEX([.$A19]/(16*[.F$1]) - 1);&quot;&quot;)" office:value-type="string" office:string-value="15F" calcext:value-type="string">
            <text:p>15F</text:p>
          </table:table-cell>
          <table:table-cell table:style-name="ce6" table:formula="of:=IF([.$A19]/(16*[.G$1]) -INT([.$A19]/(16*[.G$1])) = 0;DEC2HEX([.$A19]/(16*[.G$1]) - 1);&quot;&quot;)" office:value-type="string" office:string-value="AF" calcext:value-type="string">
            <text:p>AF</text:p>
          </table:table-cell>
          <table:table-cell table:style-name="ce6" table:formula="of:=IF([.$A19]/(16*[.H$1]) -INT([.$A19]/(16*[.H$1])) = 0;DEC2HEX([.$A19]/(16*[.H$1]) - 1);&quot;&quot;)" office:value-type="string" office:string-value="57" calcext:value-type="string">
            <text:p>57</text:p>
          </table:table-cell>
          <table:table-cell table:style-name="ce6" table:formula="of:=IF([.$A19]/(16*[.I$1]) -INT([.$A19]/(16*[.I$1])) = 0;DEC2HEX([.$A19]/(16*[.I$1]) - 1);&quot;&quot;)">
            <text:p/>
          </table:table-cell>
          <table:table-cell table:style-name="ce6" table:formula="of:=IF([.$A19]/(16*[.J$1]) -INT([.$A19]/(16*[.J$1])) = 0;DEC2HEX([.$A19]/(16*[.J$1]) - 1);&quot;&quot;)" office:value-type="string" office:string-value="2B" calcext:value-type="string">
            <text:p>2B</text:p>
          </table:table-cell>
          <table:table-cell table:style-name="ce6" table:formula="of:=IF([.$A19]/(16*[.K$1]) -INT([.$A19]/(16*[.K$1])) = 0;DEC2HEX([.$A19]/(16*[.K$1]) - 1);&quot;&quot;)">
            <text:p/>
          </table:table-cell>
          <table:table-cell table:style-name="ce6" table:formula="of:=IF([.$A19]/(16*[.L$1]) -INT([.$A19]/(16*[.L$1])) = 0;DEC2HEX([.$A19]/(16*[.L$1]) - 1);&quot;&quot;)" office:value-type="string" office:string-value="15" calcext:value-type="string">
            <text:p>15</text:p>
          </table:table-cell>
          <table:table-cell table:style-name="ce6" table:formula="of:=IF([.$A19]/(16*[.M$1]) -INT([.$A19]/(16*[.M$1])) = 0;DEC2HEX([.$A19]/(16*[.M$1]) - 1);&quot;&quot;)">
            <text:p/>
          </table:table-cell>
          <table:table-cell table:style-name="ce6" table:formula="of:=IF([.$A19]/(16*[.N$1]) -INT([.$A19]/(16*[.N$1])) = 0;DEC2HEX([.$A19]/(16*[.N$1]) - 1);&quot;&quot;)" office:value-type="string" office:string-value="A" calcext:value-type="string">
            <text:p>A</text:p>
          </table:table-cell>
          <table:table-cell table:style-name="ce6" table:formula="of:=IF([.$A19]/(16*[.O$1]) -INT([.$A19]/(16*[.O$1])) = 0;DEC2HEX([.$A19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112000" calcext:value-type="float">
            <text:p>14 112 000</text:p>
          </table:table-cell>
          <table:table-cell table:style-name="ce6" table:formula="of:=IF([.$A20]/(16*[.B$1]) -INT([.$A20]/(16*[.B$1])) = 0;DEC2HEX([.$A20]/(16*[.B$1]) - 1);&quot;&quot;)" office:value-type="string" office:string-value="16F7" calcext:value-type="string">
            <text:p>16F7</text:p>
          </table:table-cell>
          <table:table-cell table:style-name="ce6" table:formula="of:=IF([.$A20]/(16*[.C$1]) -INT([.$A20]/(16*[.C$1])) = 0;DEC2HEX([.$A20]/(16*[.C$1]) - 1);&quot;&quot;)" office:value-type="string" office:string-value="B7B" calcext:value-type="string">
            <text:p>B7B</text:p>
          </table:table-cell>
          <table:table-cell table:style-name="ce6" table:formula="of:=IF([.$A20]/(16*[.D$1]) -INT([.$A20]/(16*[.D$1])) = 0;DEC2HEX([.$A20]/(16*[.D$1]) - 1);&quot;&quot;)" office:value-type="string" office:string-value="5BD" calcext:value-type="string">
            <text:p>5BD</text:p>
          </table:table-cell>
          <table:table-cell table:style-name="ce6" table:formula="of:=IF([.$A20]/(16*[.E$1]) -INT([.$A20]/(16*[.E$1])) = 0;DEC2HEX([.$A20]/(16*[.E$1]) - 1);&quot;&quot;)" office:value-type="string" office:string-value="2DE" calcext:value-type="string">
            <text:p>2DE</text:p>
          </table:table-cell>
          <table:table-cell table:style-name="ce6" table:formula="of:=IF([.$A20]/(16*[.F$1]) -INT([.$A20]/(16*[.F$1])) = 0;DEC2HEX([.$A20]/(16*[.F$1]) - 1);&quot;&quot;)">
            <text:p/>
          </table:table-cell>
          <table:table-cell table:style-name="ce6" table:formula="of:=IF([.$A20]/(16*[.G$1]) -INT([.$A20]/(16*[.G$1])) = 0;DEC2HEX([.$A20]/(16*[.G$1]) - 1);&quot;&quot;)">
            <text:p/>
          </table:table-cell>
          <table:table-cell table:style-name="ce6" table:formula="of:=IF([.$A20]/(16*[.H$1]) -INT([.$A20]/(16*[.H$1])) = 0;DEC2HEX([.$A20]/(16*[.H$1]) - 1);&quot;&quot;)">
            <text:p/>
          </table:table-cell>
          <table:table-cell table:style-name="ce6" table:formula="of:=IF([.$A20]/(16*[.I$1]) -INT([.$A20]/(16*[.I$1])) = 0;DEC2HEX([.$A20]/(16*[.I$1]) - 1);&quot;&quot;)">
            <text:p/>
          </table:table-cell>
          <table:table-cell table:style-name="ce6" table:formula="of:=IF([.$A20]/(16*[.J$1]) -INT([.$A20]/(16*[.J$1])) = 0;DEC2HEX([.$A20]/(16*[.J$1]) - 1);&quot;&quot;)">
            <text:p/>
          </table:table-cell>
          <table:table-cell table:style-name="ce6" table:formula="of:=IF([.$A20]/(16*[.K$1]) -INT([.$A20]/(16*[.K$1])) = 0;DEC2HEX([.$A20]/(16*[.K$1]) - 1);&quot;&quot;)">
            <text:p/>
          </table:table-cell>
          <table:table-cell table:style-name="ce6" table:formula="of:=IF([.$A20]/(16*[.L$1]) -INT([.$A20]/(16*[.L$1])) = 0;DEC2HEX([.$A20]/(16*[.L$1]) - 1);&quot;&quot;)">
            <text:p/>
          </table:table-cell>
          <table:table-cell table:style-name="ce6" table:formula="of:=IF([.$A20]/(16*[.M$1]) -INT([.$A20]/(16*[.M$1])) = 0;DEC2HEX([.$A20]/(16*[.M$1]) - 1);&quot;&quot;)">
            <text:p/>
          </table:table-cell>
          <table:table-cell table:style-name="ce6" table:formula="of:=IF([.$A20]/(16*[.N$1]) -INT([.$A20]/(16*[.N$1])) = 0;DEC2HEX([.$A20]/(16*[.N$1]) - 1);&quot;&quot;)">
            <text:p/>
          </table:table-cell>
          <table:table-cell table:style-name="ce6" table:formula="of:=IF([.$A20]/(16*[.O$1]) -INT([.$A20]/(16*[.O$1])) = 0;DEC2HEX([.$A20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400000" calcext:value-type="float">
            <text:p>14 400 000</text:p>
          </table:table-cell>
          <table:table-cell table:style-name="ce6" table:formula="of:=IF([.$A21]/(16*[.B$1]) -INT([.$A21]/(16*[.B$1])) = 0;DEC2HEX([.$A21]/(16*[.B$1]) - 1);&quot;&quot;)" office:value-type="string" office:string-value="176F" calcext:value-type="string">
            <text:p>176F</text:p>
          </table:table-cell>
          <table:table-cell table:style-name="ce6" table:formula="of:=IF([.$A21]/(16*[.C$1]) -INT([.$A21]/(16*[.C$1])) = 0;DEC2HEX([.$A21]/(16*[.C$1]) - 1);&quot;&quot;)" office:value-type="string" office:string-value="BB7" calcext:value-type="string">
            <text:p>BB7</text:p>
          </table:table-cell>
          <table:table-cell table:style-name="ce6" table:formula="of:=IF([.$A21]/(16*[.D$1]) -INT([.$A21]/(16*[.D$1])) = 0;DEC2HEX([.$A21]/(16*[.D$1]) - 1);&quot;&quot;)" office:value-type="string" office:string-value="5DB" calcext:value-type="string">
            <text:p>5DB</text:p>
          </table:table-cell>
          <table:table-cell table:style-name="ce6" table:formula="of:=IF([.$A21]/(16*[.E$1]) -INT([.$A21]/(16*[.E$1])) = 0;DEC2HEX([.$A21]/(16*[.E$1]) - 1);&quot;&quot;)" office:value-type="string" office:string-value="2ED" calcext:value-type="string">
            <text:p>2ED</text:p>
          </table:table-cell>
          <table:table-cell table:style-name="ce6" table:formula="of:=IF([.$A21]/(16*[.F$1]) -INT([.$A21]/(16*[.F$1])) = 0;DEC2HEX([.$A21]/(16*[.F$1]) - 1);&quot;&quot;)" office:value-type="string" office:string-value="176" calcext:value-type="string">
            <text:p>176</text:p>
          </table:table-cell>
          <table:table-cell table:style-name="ce6" table:formula="of:=IF([.$A21]/(16*[.G$1]) -INT([.$A21]/(16*[.G$1])) = 0;DEC2HEX([.$A21]/(16*[.G$1]) - 1);&quot;&quot;)">
            <text:p/>
          </table:table-cell>
          <table:table-cell table:style-name="ce6" table:formula="of:=IF([.$A21]/(16*[.H$1]) -INT([.$A21]/(16*[.H$1])) = 0;DEC2HEX([.$A21]/(16*[.H$1]) - 1);&quot;&quot;)">
            <text:p/>
          </table:table-cell>
          <table:table-cell table:style-name="ce6" table:formula="of:=IF([.$A21]/(16*[.I$1]) -INT([.$A21]/(16*[.I$1])) = 0;DEC2HEX([.$A21]/(16*[.I$1]) - 1);&quot;&quot;)">
            <text:p/>
          </table:table-cell>
          <table:table-cell table:style-name="ce6" table:formula="of:=IF([.$A21]/(16*[.J$1]) -INT([.$A21]/(16*[.J$1])) = 0;DEC2HEX([.$A21]/(16*[.J$1]) - 1);&quot;&quot;)">
            <text:p/>
          </table:table-cell>
          <table:table-cell table:style-name="ce6" table:formula="of:=IF([.$A21]/(16*[.K$1]) -INT([.$A21]/(16*[.K$1])) = 0;DEC2HEX([.$A21]/(16*[.K$1]) - 1);&quot;&quot;)">
            <text:p/>
          </table:table-cell>
          <table:table-cell table:style-name="ce6" table:formula="of:=IF([.$A21]/(16*[.L$1]) -INT([.$A21]/(16*[.L$1])) = 0;DEC2HEX([.$A21]/(16*[.L$1]) - 1);&quot;&quot;)">
            <text:p/>
          </table:table-cell>
          <table:table-cell table:style-name="ce6" table:formula="of:=IF([.$A21]/(16*[.M$1]) -INT([.$A21]/(16*[.M$1])) = 0;DEC2HEX([.$A21]/(16*[.M$1]) - 1);&quot;&quot;)">
            <text:p/>
          </table:table-cell>
          <table:table-cell table:style-name="ce6" table:formula="of:=IF([.$A21]/(16*[.N$1]) -INT([.$A21]/(16*[.N$1])) = 0;DEC2HEX([.$A21]/(16*[.N$1]) - 1);&quot;&quot;)">
            <text:p/>
          </table:table-cell>
          <table:table-cell table:style-name="ce6" table:formula="of:=IF([.$A21]/(16*[.O$1]) -INT([.$A21]/(16*[.O$1])) = 0;DEC2HEX([.$A21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745600" calcext:value-type="float">
            <text:p>14 745 600</text:p>
          </table:table-cell>
          <table:table-cell table:style-name="ce6" table:formula="of:=IF([.$A22]/(16*[.B$1]) -INT([.$A22]/(16*[.B$1])) = 0;DEC2HEX([.$A22]/(16*[.B$1]) - 1);&quot;&quot;)" office:value-type="string" office:string-value="17FF" calcext:value-type="string">
            <text:p>17FF</text:p>
          </table:table-cell>
          <table:table-cell table:style-name="ce6" table:formula="of:=IF([.$A22]/(16*[.C$1]) -INT([.$A22]/(16*[.C$1])) = 0;DEC2HEX([.$A22]/(16*[.C$1]) - 1);&quot;&quot;)" office:value-type="string" office:string-value="BFF" calcext:value-type="string">
            <text:p>BFF</text:p>
          </table:table-cell>
          <table:table-cell table:style-name="ce6" table:formula="of:=IF([.$A22]/(16*[.D$1]) -INT([.$A22]/(16*[.D$1])) = 0;DEC2HEX([.$A22]/(16*[.D$1]) - 1);&quot;&quot;)" office:value-type="string" office:string-value="5FF" calcext:value-type="string">
            <text:p>5FF</text:p>
          </table:table-cell>
          <table:table-cell table:style-name="ce6" table:formula="of:=IF([.$A22]/(16*[.E$1]) -INT([.$A22]/(16*[.E$1])) = 0;DEC2HEX([.$A22]/(16*[.E$1]) - 1);&quot;&quot;)" office:value-type="string" office:string-value="2FF" calcext:value-type="string">
            <text:p>2FF</text:p>
          </table:table-cell>
          <table:table-cell table:style-name="ce6" table:formula="of:=IF([.$A22]/(16*[.F$1]) -INT([.$A22]/(16*[.F$1])) = 0;DEC2HEX([.$A22]/(16*[.F$1]) - 1);&quot;&quot;)" office:value-type="string" office:string-value="17F" calcext:value-type="string">
            <text:p>17F</text:p>
          </table:table-cell>
          <table:table-cell table:style-name="ce6" table:formula="of:=IF([.$A22]/(16*[.G$1]) -INT([.$A22]/(16*[.G$1])) = 0;DEC2HEX([.$A22]/(16*[.G$1]) - 1);&quot;&quot;)" office:value-type="string" office:string-value="BF" calcext:value-type="string">
            <text:p>BF</text:p>
          </table:table-cell>
          <table:table-cell table:style-name="ce6" table:formula="of:=IF([.$A22]/(16*[.H$1]) -INT([.$A22]/(16*[.H$1])) = 0;DEC2HEX([.$A22]/(16*[.H$1]) - 1);&quot;&quot;)" office:value-type="string" office:string-value="5F" calcext:value-type="string">
            <text:p>5F</text:p>
          </table:table-cell>
          <table:table-cell table:style-name="ce6" table:formula="of:=IF([.$A22]/(16*[.I$1]) -INT([.$A22]/(16*[.I$1])) = 0;DEC2HEX([.$A22]/(16*[.I$1]) - 1);&quot;&quot;)" office:value-type="string" office:string-value="3F" calcext:value-type="string">
            <text:p>3F</text:p>
          </table:table-cell>
          <table:table-cell table:style-name="ce6" table:formula="of:=IF([.$A22]/(16*[.J$1]) -INT([.$A22]/(16*[.J$1])) = 0;DEC2HEX([.$A22]/(16*[.J$1]) - 1);&quot;&quot;)" office:value-type="string" office:string-value="2F" calcext:value-type="string">
            <text:p>2F</text:p>
          </table:table-cell>
          <table:table-cell table:style-name="ce6" table:formula="of:=IF([.$A22]/(16*[.K$1]) -INT([.$A22]/(16*[.K$1])) = 0;DEC2HEX([.$A22]/(16*[.K$1]) - 1);&quot;&quot;)" office:value-type="string" office:string-value="1F" calcext:value-type="string">
            <text:p>1F</text:p>
          </table:table-cell>
          <table:table-cell table:style-name="ce6" table:formula="of:=IF([.$A22]/(16*[.L$1]) -INT([.$A22]/(16*[.L$1])) = 0;DEC2HEX([.$A22]/(16*[.L$1]) - 1);&quot;&quot;)" office:value-type="string" office:string-value="17" calcext:value-type="string">
            <text:p>17</text:p>
          </table:table-cell>
          <table:table-cell table:style-name="ce6" table:formula="of:=IF([.$A22]/(16*[.M$1]) -INT([.$A22]/(16*[.M$1])) = 0;DEC2HEX([.$A22]/(16*[.M$1]) - 1);&quot;&quot;)" office:value-type="string" office:string-value="F" calcext:value-type="string">
            <text:p>F</text:p>
          </table:table-cell>
          <table:table-cell table:style-name="ce6" table:formula="of:=IF([.$A22]/(16*[.N$1]) -INT([.$A22]/(16*[.N$1])) = 0;DEC2HEX([.$A22]/(16*[.N$1]) - 1);&quot;&quot;)" office:value-type="string" office:string-value="B" calcext:value-type="string">
            <text:p>B</text:p>
          </table:table-cell>
          <table:table-cell table:style-name="ce6" table:formula="of:=IF([.$A22]/(16*[.O$1]) -INT([.$A22]/(16*[.O$1])) = 0;DEC2HEX([.$A22]/(16*[.O$1]) - 1);&quot;&quot;)" office:value-type="string" office:string-value="7" calcext:value-type="string">
            <text:p>7</text:p>
          </table:table-cell>
          <table:table-cell table:number-columns-repeated="1009"/>
        </table:table-row>
        <table:table-row table:style-name="ro1">
          <table:table-cell table:style-name="ce2" office:value-type="float" office:value="15360000" calcext:value-type="float">
            <text:p>15 360 000</text:p>
          </table:table-cell>
          <table:table-cell table:style-name="ce6" table:formula="of:=IF([.$A23]/(16*[.B$1]) -INT([.$A23]/(16*[.B$1])) = 0;DEC2HEX([.$A23]/(16*[.B$1]) - 1);&quot;&quot;)" office:value-type="string" office:string-value="18FF" calcext:value-type="string">
            <text:p>18FF</text:p>
          </table:table-cell>
          <table:table-cell table:style-name="ce6" table:formula="of:=IF([.$A23]/(16*[.C$1]) -INT([.$A23]/(16*[.C$1])) = 0;DEC2HEX([.$A23]/(16*[.C$1]) - 1);&quot;&quot;)" office:value-type="string" office:string-value="C7F" calcext:value-type="string">
            <text:p>C7F</text:p>
          </table:table-cell>
          <table:table-cell table:style-name="ce6" table:formula="of:=IF([.$A23]/(16*[.D$1]) -INT([.$A23]/(16*[.D$1])) = 0;DEC2HEX([.$A23]/(16*[.D$1]) - 1);&quot;&quot;)" office:value-type="string" office:string-value="63F" calcext:value-type="string">
            <text:p>63F</text:p>
          </table:table-cell>
          <table:table-cell table:style-name="ce6" table:formula="of:=IF([.$A23]/(16*[.E$1]) -INT([.$A23]/(16*[.E$1])) = 0;DEC2HEX([.$A23]/(16*[.E$1]) - 1);&quot;&quot;)" office:value-type="string" office:string-value="31F" calcext:value-type="string">
            <text:p>31F</text:p>
          </table:table-cell>
          <table:table-cell table:style-name="ce6" table:formula="of:=IF([.$A23]/(16*[.F$1]) -INT([.$A23]/(16*[.F$1])) = 0;DEC2HEX([.$A23]/(16*[.F$1]) - 1);&quot;&quot;)" office:value-type="string" office:string-value="18F" calcext:value-type="string">
            <text:p>18F</text:p>
          </table:table-cell>
          <table:table-cell table:style-name="ce6" table:formula="of:=IF([.$A23]/(16*[.G$1]) -INT([.$A23]/(16*[.G$1])) = 0;DEC2HEX([.$A23]/(16*[.G$1]) - 1);&quot;&quot;)" office:value-type="string" office:string-value="C7" calcext:value-type="string">
            <text:p>C7</text:p>
          </table:table-cell>
          <table:table-cell table:style-name="ce6" table:formula="of:=IF([.$A23]/(16*[.H$1]) -INT([.$A23]/(16*[.H$1])) = 0;DEC2HEX([.$A23]/(16*[.H$1]) - 1);&quot;&quot;)" office:value-type="string" office:string-value="63" calcext:value-type="string">
            <text:p>63</text:p>
          </table:table-cell>
          <table:table-cell table:style-name="ce6" table:formula="of:=IF([.$A23]/(16*[.I$1]) -INT([.$A23]/(16*[.I$1])) = 0;DEC2HEX([.$A23]/(16*[.I$1]) - 1);&quot;&quot;)">
            <text:p/>
          </table:table-cell>
          <table:table-cell table:style-name="ce6" table:formula="of:=IF([.$A23]/(16*[.J$1]) -INT([.$A23]/(16*[.J$1])) = 0;DEC2HEX([.$A23]/(16*[.J$1]) - 1);&quot;&quot;)" office:value-type="string" office:string-value="31" calcext:value-type="string">
            <text:p>31</text:p>
          </table:table-cell>
          <table:table-cell table:style-name="ce6" table:formula="of:=IF([.$A23]/(16*[.K$1]) -INT([.$A23]/(16*[.K$1])) = 0;DEC2HEX([.$A23]/(16*[.K$1]) - 1);&quot;&quot;)">
            <text:p/>
          </table:table-cell>
          <table:table-cell table:style-name="ce6" table:formula="of:=IF([.$A23]/(16*[.L$1]) -INT([.$A23]/(16*[.L$1])) = 0;DEC2HEX([.$A23]/(16*[.L$1]) - 1);&quot;&quot;)" office:value-type="string" office:string-value="18" calcext:value-type="string">
            <text:p>18</text:p>
          </table:table-cell>
          <table:table-cell table:style-name="ce6" table:formula="of:=IF([.$A23]/(16*[.M$1]) -INT([.$A23]/(16*[.M$1])) = 0;DEC2HEX([.$A23]/(16*[.M$1]) - 1);&quot;&quot;)">
            <text:p/>
          </table:table-cell>
          <table:table-cell table:style-name="ce6" table:formula="of:=IF([.$A23]/(16*[.N$1]) -INT([.$A23]/(16*[.N$1])) = 0;DEC2HEX([.$A23]/(16*[.N$1]) - 1);&quot;&quot;)">
            <text:p/>
          </table:table-cell>
          <table:table-cell table:style-name="ce6" table:formula="of:=IF([.$A23]/(16*[.O$1]) -INT([.$A23]/(16*[.O$1])) = 0;DEC2HEX([.$A23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588800" calcext:value-type="float">
            <text:p>16 588 800</text:p>
          </table:table-cell>
          <table:table-cell table:style-name="ce6" table:formula="of:=IF([.$A24]/(16*[.B$1]) -INT([.$A24]/(16*[.B$1])) = 0;DEC2HEX([.$A24]/(16*[.B$1]) - 1);&quot;&quot;)" office:value-type="string" office:string-value="1AFF" calcext:value-type="string">
            <text:p>1AFF</text:p>
          </table:table-cell>
          <table:table-cell table:style-name="ce6" table:formula="of:=IF([.$A24]/(16*[.C$1]) -INT([.$A24]/(16*[.C$1])) = 0;DEC2HEX([.$A24]/(16*[.C$1]) - 1);&quot;&quot;)" office:value-type="string" office:string-value="D7F" calcext:value-type="string">
            <text:p>D7F</text:p>
          </table:table-cell>
          <table:table-cell table:style-name="ce6" table:formula="of:=IF([.$A24]/(16*[.D$1]) -INT([.$A24]/(16*[.D$1])) = 0;DEC2HEX([.$A24]/(16*[.D$1]) - 1);&quot;&quot;)" office:value-type="string" office:string-value="6BF" calcext:value-type="string">
            <text:p>6BF</text:p>
          </table:table-cell>
          <table:table-cell table:style-name="ce6" table:formula="of:=IF([.$A24]/(16*[.E$1]) -INT([.$A24]/(16*[.E$1])) = 0;DEC2HEX([.$A24]/(16*[.E$1]) - 1);&quot;&quot;)" office:value-type="string" office:string-value="35F" calcext:value-type="string">
            <text:p>35F</text:p>
          </table:table-cell>
          <table:table-cell table:style-name="ce6" table:formula="of:=IF([.$A24]/(16*[.F$1]) -INT([.$A24]/(16*[.F$1])) = 0;DEC2HEX([.$A24]/(16*[.F$1]) - 1);&quot;&quot;)" office:value-type="string" office:string-value="1AF" calcext:value-type="string">
            <text:p>1AF</text:p>
          </table:table-cell>
          <table:table-cell table:style-name="ce6" table:formula="of:=IF([.$A24]/(16*[.G$1]) -INT([.$A24]/(16*[.G$1])) = 0;DEC2HEX([.$A24]/(16*[.G$1]) - 1);&quot;&quot;)" office:value-type="string" office:string-value="D7" calcext:value-type="string">
            <text:p>D7</text:p>
          </table:table-cell>
          <table:table-cell table:style-name="ce6" table:formula="of:=IF([.$A24]/(16*[.H$1]) -INT([.$A24]/(16*[.H$1])) = 0;DEC2HEX([.$A24]/(16*[.H$1]) - 1);&quot;&quot;)" office:value-type="string" office:string-value="6B" calcext:value-type="string">
            <text:p>6B</text:p>
          </table:table-cell>
          <table:table-cell table:style-name="ce6" table:formula="of:=IF([.$A24]/(16*[.I$1]) -INT([.$A24]/(16*[.I$1])) = 0;DEC2HEX([.$A24]/(16*[.I$1]) - 1);&quot;&quot;)" office:value-type="string" office:string-value="47" calcext:value-type="string">
            <text:p>47</text:p>
          </table:table-cell>
          <table:table-cell table:style-name="ce6" table:formula="of:=IF([.$A24]/(16*[.J$1]) -INT([.$A24]/(16*[.J$1])) = 0;DEC2HEX([.$A24]/(16*[.J$1]) - 1);&quot;&quot;)" office:value-type="string" office:string-value="35" calcext:value-type="string">
            <text:p>35</text:p>
          </table:table-cell>
          <table:table-cell table:style-name="ce6" table:formula="of:=IF([.$A24]/(16*[.K$1]) -INT([.$A24]/(16*[.K$1])) = 0;DEC2HEX([.$A24]/(16*[.K$1]) - 1);&quot;&quot;)" office:value-type="string" office:string-value="23" calcext:value-type="string">
            <text:p>23</text:p>
          </table:table-cell>
          <table:table-cell table:style-name="ce6" table:formula="of:=IF([.$A24]/(16*[.L$1]) -INT([.$A24]/(16*[.L$1])) = 0;DEC2HEX([.$A24]/(16*[.L$1]) - 1);&quot;&quot;)" office:value-type="string" office:string-value="1A" calcext:value-type="string">
            <text:p>1A</text:p>
          </table:table-cell>
          <table:table-cell table:style-name="ce6" table:formula="of:=IF([.$A24]/(16*[.M$1]) -INT([.$A24]/(16*[.M$1])) = 0;DEC2HEX([.$A24]/(16*[.M$1]) - 1);&quot;&quot;)" office:value-type="string" office:string-value="11" calcext:value-type="string">
            <text:p>11</text:p>
          </table:table-cell>
          <table:table-cell table:style-name="ce6" table:formula="of:=IF([.$A24]/(16*[.N$1]) -INT([.$A24]/(16*[.N$1])) = 0;DEC2HEX([.$A24]/(16*[.N$1]) - 1);&quot;&quot;)">
            <text:p/>
          </table:table-cell>
          <table:table-cell table:style-name="ce6" table:formula="of:=IF([.$A24]/(16*[.O$1]) -INT([.$A24]/(16*[.O$1])) = 0;DEC2HEX([.$A24]/(16*[.O$1]) - 1);&quot;&quot;)" office:value-type="string" office:string-value="8" calcext:value-type="string">
            <text:p>8</text:p>
          </table:table-cell>
          <table:table-cell table:number-columns-repeated="1009"/>
        </table:table-row>
        <table:table-row table:style-name="ro1">
          <table:table-cell table:style-name="ce2" office:value-type="float" office:value="16800000" calcext:value-type="float">
            <text:p>16 800 000</text:p>
          </table:table-cell>
          <table:table-cell table:style-name="ce6" table:formula="of:=IF([.$A25]/(16*[.B$1]) -INT([.$A25]/(16*[.B$1])) = 0;DEC2HEX([.$A25]/(16*[.B$1]) - 1);&quot;&quot;)" office:value-type="string" office:string-value="1B57" calcext:value-type="string">
            <text:p>1B57</text:p>
          </table:table-cell>
          <table:table-cell table:style-name="ce6" table:formula="of:=IF([.$A25]/(16*[.C$1]) -INT([.$A25]/(16*[.C$1])) = 0;DEC2HEX([.$A25]/(16*[.C$1]) - 1);&quot;&quot;)" office:value-type="string" office:string-value="DAB" calcext:value-type="string">
            <text:p>DAB</text:p>
          </table:table-cell>
          <table:table-cell table:style-name="ce6" table:formula="of:=IF([.$A25]/(16*[.D$1]) -INT([.$A25]/(16*[.D$1])) = 0;DEC2HEX([.$A25]/(16*[.D$1]) - 1);&quot;&quot;)" office:value-type="string" office:string-value="6D5" calcext:value-type="string">
            <text:p>6D5</text:p>
          </table:table-cell>
          <table:table-cell table:style-name="ce6" table:formula="of:=IF([.$A25]/(16*[.E$1]) -INT([.$A25]/(16*[.E$1])) = 0;DEC2HEX([.$A25]/(16*[.E$1]) - 1);&quot;&quot;)" office:value-type="string" office:string-value="36A" calcext:value-type="string">
            <text:p>36A</text:p>
          </table:table-cell>
          <table:table-cell table:style-name="ce6" table:formula="of:=IF([.$A25]/(16*[.F$1]) -INT([.$A25]/(16*[.F$1])) = 0;DEC2HEX([.$A25]/(16*[.F$1]) - 1);&quot;&quot;)">
            <text:p/>
          </table:table-cell>
          <table:table-cell table:style-name="ce6" table:formula="of:=IF([.$A25]/(16*[.G$1]) -INT([.$A25]/(16*[.G$1])) = 0;DEC2HEX([.$A25]/(16*[.G$1]) - 1);&quot;&quot;)">
            <text:p/>
          </table:table-cell>
          <table:table-cell table:style-name="ce6" table:formula="of:=IF([.$A25]/(16*[.H$1]) -INT([.$A25]/(16*[.H$1])) = 0;DEC2HEX([.$A25]/(16*[.H$1]) - 1);&quot;&quot;)">
            <text:p/>
          </table:table-cell>
          <table:table-cell table:style-name="ce6" table:formula="of:=IF([.$A25]/(16*[.I$1]) -INT([.$A25]/(16*[.I$1])) = 0;DEC2HEX([.$A25]/(16*[.I$1]) - 1);&quot;&quot;)">
            <text:p/>
          </table:table-cell>
          <table:table-cell table:style-name="ce6" table:formula="of:=IF([.$A25]/(16*[.J$1]) -INT([.$A25]/(16*[.J$1])) = 0;DEC2HEX([.$A25]/(16*[.J$1]) - 1);&quot;&quot;)">
            <text:p/>
          </table:table-cell>
          <table:table-cell table:style-name="ce6" table:formula="of:=IF([.$A25]/(16*[.K$1]) -INT([.$A25]/(16*[.K$1])) = 0;DEC2HEX([.$A25]/(16*[.K$1]) - 1);&quot;&quot;)">
            <text:p/>
          </table:table-cell>
          <table:table-cell table:style-name="ce6" table:formula="of:=IF([.$A25]/(16*[.L$1]) -INT([.$A25]/(16*[.L$1])) = 0;DEC2HEX([.$A25]/(16*[.L$1]) - 1);&quot;&quot;)">
            <text:p/>
          </table:table-cell>
          <table:table-cell table:style-name="ce6" table:formula="of:=IF([.$A25]/(16*[.M$1]) -INT([.$A25]/(16*[.M$1])) = 0;DEC2HEX([.$A25]/(16*[.M$1]) - 1);&quot;&quot;)">
            <text:p/>
          </table:table-cell>
          <table:table-cell table:style-name="ce6" table:formula="of:=IF([.$A25]/(16*[.N$1]) -INT([.$A25]/(16*[.N$1])) = 0;DEC2HEX([.$A25]/(16*[.N$1]) - 1);&quot;&quot;)">
            <text:p/>
          </table:table-cell>
          <table:table-cell table:style-name="ce6" table:formula="of:=IF([.$A25]/(16*[.O$1]) -INT([.$A25]/(16*[.O$1])) = 0;DEC2HEX([.$A25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934400" calcext:value-type="float">
            <text:p>16 934 400</text:p>
          </table:table-cell>
          <table:table-cell table:style-name="ce6" table:formula="of:=IF([.$A26]/(16*[.B$1]) -INT([.$A26]/(16*[.B$1])) = 0;DEC2HEX([.$A26]/(16*[.B$1]) - 1);&quot;&quot;)" office:value-type="string" office:string-value="1B8F" calcext:value-type="string">
            <text:p>1B8F</text:p>
          </table:table-cell>
          <table:table-cell table:style-name="ce6" table:formula="of:=IF([.$A26]/(16*[.C$1]) -INT([.$A26]/(16*[.C$1])) = 0;DEC2HEX([.$A26]/(16*[.C$1]) - 1);&quot;&quot;)" office:value-type="string" office:string-value="DC7" calcext:value-type="string">
            <text:p>DC7</text:p>
          </table:table-cell>
          <table:table-cell table:style-name="ce6" table:formula="of:=IF([.$A26]/(16*[.D$1]) -INT([.$A26]/(16*[.D$1])) = 0;DEC2HEX([.$A26]/(16*[.D$1]) - 1);&quot;&quot;)" office:value-type="string" office:string-value="6E3" calcext:value-type="string">
            <text:p>6E3</text:p>
          </table:table-cell>
          <table:table-cell table:style-name="ce6" table:formula="of:=IF([.$A26]/(16*[.E$1]) -INT([.$A26]/(16*[.E$1])) = 0;DEC2HEX([.$A26]/(16*[.E$1]) - 1);&quot;&quot;)" office:value-type="string" office:string-value="371" calcext:value-type="string">
            <text:p>371</text:p>
          </table:table-cell>
          <table:table-cell table:style-name="ce6" table:formula="of:=IF([.$A26]/(16*[.F$1]) -INT([.$A26]/(16*[.F$1])) = 0;DEC2HEX([.$A26]/(16*[.F$1]) - 1);&quot;&quot;)" office:value-type="string" office:string-value="1B8" calcext:value-type="string">
            <text:p>1B8</text:p>
          </table:table-cell>
          <table:table-cell table:style-name="ce6" table:formula="of:=IF([.$A26]/(16*[.G$1]) -INT([.$A26]/(16*[.G$1])) = 0;DEC2HEX([.$A26]/(16*[.G$1]) - 1);&quot;&quot;)">
            <text:p/>
          </table:table-cell>
          <table:table-cell table:style-name="ce6" table:formula="of:=IF([.$A26]/(16*[.H$1]) -INT([.$A26]/(16*[.H$1])) = 0;DEC2HEX([.$A26]/(16*[.H$1]) - 1);&quot;&quot;)">
            <text:p/>
          </table:table-cell>
          <table:table-cell table:style-name="ce6" table:formula="of:=IF([.$A26]/(16*[.I$1]) -INT([.$A26]/(16*[.I$1])) = 0;DEC2HEX([.$A26]/(16*[.I$1]) - 1);&quot;&quot;)">
            <text:p/>
          </table:table-cell>
          <table:table-cell table:style-name="ce6" table:formula="of:=IF([.$A26]/(16*[.J$1]) -INT([.$A26]/(16*[.J$1])) = 0;DEC2HEX([.$A26]/(16*[.J$1]) - 1);&quot;&quot;)">
            <text:p/>
          </table:table-cell>
          <table:table-cell table:style-name="ce6" table:formula="of:=IF([.$A26]/(16*[.K$1]) -INT([.$A26]/(16*[.K$1])) = 0;DEC2HEX([.$A26]/(16*[.K$1]) - 1);&quot;&quot;)">
            <text:p/>
          </table:table-cell>
          <table:table-cell table:style-name="ce6" table:formula="of:=IF([.$A26]/(16*[.L$1]) -INT([.$A26]/(16*[.L$1])) = 0;DEC2HEX([.$A26]/(16*[.L$1]) - 1);&quot;&quot;)">
            <text:p/>
          </table:table-cell>
          <table:table-cell table:style-name="ce6" table:formula="of:=IF([.$A26]/(16*[.M$1]) -INT([.$A26]/(16*[.M$1])) = 0;DEC2HEX([.$A26]/(16*[.M$1]) - 1);&quot;&quot;)">
            <text:p/>
          </table:table-cell>
          <table:table-cell table:style-name="ce6" table:formula="of:=IF([.$A26]/(16*[.N$1]) -INT([.$A26]/(16*[.N$1])) = 0;DEC2HEX([.$A26]/(16*[.N$1]) - 1);&quot;&quot;)">
            <text:p/>
          </table:table-cell>
          <table:table-cell table:style-name="ce6" table:formula="of:=IF([.$A26]/(16*[.O$1]) -INT([.$A26]/(16*[.O$1])) = 0;DEC2HEX([.$A26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664000" calcext:value-type="float">
            <text:p>17 664 000</text:p>
          </table:table-cell>
          <table:table-cell table:style-name="ce6" table:formula="of:=IF([.$A27]/(16*[.B$1]) -INT([.$A27]/(16*[.B$1])) = 0;DEC2HEX([.$A27]/(16*[.B$1]) - 1);&quot;&quot;)" office:value-type="string" office:string-value="1CBF" calcext:value-type="string">
            <text:p>1CBF</text:p>
          </table:table-cell>
          <table:table-cell table:style-name="ce6" table:formula="of:=IF([.$A27]/(16*[.C$1]) -INT([.$A27]/(16*[.C$1])) = 0;DEC2HEX([.$A27]/(16*[.C$1]) - 1);&quot;&quot;)" office:value-type="string" office:string-value="E5F" calcext:value-type="string">
            <text:p>E5F</text:p>
          </table:table-cell>
          <table:table-cell table:style-name="ce6" table:formula="of:=IF([.$A27]/(16*[.D$1]) -INT([.$A27]/(16*[.D$1])) = 0;DEC2HEX([.$A27]/(16*[.D$1]) - 1);&quot;&quot;)" office:value-type="string" office:string-value="72F" calcext:value-type="string">
            <text:p>72F</text:p>
          </table:table-cell>
          <table:table-cell table:style-name="ce6" table:formula="of:=IF([.$A27]/(16*[.E$1]) -INT([.$A27]/(16*[.E$1])) = 0;DEC2HEX([.$A27]/(16*[.E$1]) - 1);&quot;&quot;)" office:value-type="string" office:string-value="397" calcext:value-type="string">
            <text:p>397</text:p>
          </table:table-cell>
          <table:table-cell table:style-name="ce6" table:formula="of:=IF([.$A27]/(16*[.F$1]) -INT([.$A27]/(16*[.F$1])) = 0;DEC2HEX([.$A27]/(16*[.F$1]) - 1);&quot;&quot;)" office:value-type="string" office:string-value="1CB" calcext:value-type="string">
            <text:p>1CB</text:p>
          </table:table-cell>
          <table:table-cell table:style-name="ce6" table:formula="of:=IF([.$A27]/(16*[.G$1]) -INT([.$A27]/(16*[.G$1])) = 0;DEC2HEX([.$A27]/(16*[.G$1]) - 1);&quot;&quot;)" office:value-type="string" office:string-value="E5" calcext:value-type="string">
            <text:p>E5</text:p>
          </table:table-cell>
          <table:table-cell table:style-name="ce6" table:formula="of:=IF([.$A27]/(16*[.H$1]) -INT([.$A27]/(16*[.H$1])) = 0;DEC2HEX([.$A27]/(16*[.H$1]) - 1);&quot;&quot;)" office:value-type="string" office:string-value="72" calcext:value-type="string">
            <text:p>72</text:p>
          </table:table-cell>
          <table:table-cell table:style-name="ce6" table:formula="of:=IF([.$A27]/(16*[.I$1]) -INT([.$A27]/(16*[.I$1])) = 0;DEC2HEX([.$A27]/(16*[.I$1]) - 1);&quot;&quot;)">
            <text:p/>
          </table:table-cell>
          <table:table-cell table:style-name="ce6" table:formula="of:=IF([.$A27]/(16*[.J$1]) -INT([.$A27]/(16*[.J$1])) = 0;DEC2HEX([.$A27]/(16*[.J$1]) - 1);&quot;&quot;)">
            <text:p/>
          </table:table-cell>
          <table:table-cell table:style-name="ce6" table:formula="of:=IF([.$A27]/(16*[.K$1]) -INT([.$A27]/(16*[.K$1])) = 0;DEC2HEX([.$A27]/(16*[.K$1]) - 1);&quot;&quot;)">
            <text:p/>
          </table:table-cell>
          <table:table-cell table:style-name="ce6" table:formula="of:=IF([.$A27]/(16*[.L$1]) -INT([.$A27]/(16*[.L$1])) = 0;DEC2HEX([.$A27]/(16*[.L$1]) - 1);&quot;&quot;)">
            <text:p/>
          </table:table-cell>
          <table:table-cell table:style-name="ce6" table:formula="of:=IF([.$A27]/(16*[.M$1]) -INT([.$A27]/(16*[.M$1])) = 0;DEC2HEX([.$A27]/(16*[.M$1]) - 1);&quot;&quot;)">
            <text:p/>
          </table:table-cell>
          <table:table-cell table:style-name="ce6" table:formula="of:=IF([.$A27]/(16*[.N$1]) -INT([.$A27]/(16*[.N$1])) = 0;DEC2HEX([.$A27]/(16*[.N$1]) - 1);&quot;&quot;)">
            <text:p/>
          </table:table-cell>
          <table:table-cell table:style-name="ce6" table:formula="of:=IF([.$A27]/(16*[.O$1]) -INT([.$A27]/(16*[.O$1])) = 0;DEC2HEX([.$A27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432000" calcext:value-type="float">
            <text:p>18 432 000</text:p>
          </table:table-cell>
          <table:table-cell table:style-name="ce6" table:formula="of:=IF([.$A28]/(16*[.B$1]) -INT([.$A28]/(16*[.B$1])) = 0;DEC2HEX([.$A28]/(16*[.B$1]) - 1);&quot;&quot;)" office:value-type="string" office:string-value="1DFF" calcext:value-type="string">
            <text:p>1DFF</text:p>
          </table:table-cell>
          <table:table-cell table:style-name="ce6" table:formula="of:=IF([.$A28]/(16*[.C$1]) -INT([.$A28]/(16*[.C$1])) = 0;DEC2HEX([.$A28]/(16*[.C$1]) - 1);&quot;&quot;)" office:value-type="string" office:string-value="EFF" calcext:value-type="string">
            <text:p>EFF</text:p>
          </table:table-cell>
          <table:table-cell table:style-name="ce6" table:formula="of:=IF([.$A28]/(16*[.D$1]) -INT([.$A28]/(16*[.D$1])) = 0;DEC2HEX([.$A28]/(16*[.D$1]) - 1);&quot;&quot;)" office:value-type="string" office:string-value="77F" calcext:value-type="string">
            <text:p>77F</text:p>
          </table:table-cell>
          <table:table-cell table:style-name="ce6" table:formula="of:=IF([.$A28]/(16*[.E$1]) -INT([.$A28]/(16*[.E$1])) = 0;DEC2HEX([.$A28]/(16*[.E$1]) - 1);&quot;&quot;)" office:value-type="string" office:string-value="3BF" calcext:value-type="string">
            <text:p>3BF</text:p>
          </table:table-cell>
          <table:table-cell table:style-name="ce6" table:formula="of:=IF([.$A28]/(16*[.F$1]) -INT([.$A28]/(16*[.F$1])) = 0;DEC2HEX([.$A28]/(16*[.F$1]) - 1);&quot;&quot;)" office:value-type="string" office:string-value="1DF" calcext:value-type="string">
            <text:p>1DF</text:p>
          </table:table-cell>
          <table:table-cell table:style-name="ce6" table:formula="of:=IF([.$A28]/(16*[.G$1]) -INT([.$A28]/(16*[.G$1])) = 0;DEC2HEX([.$A28]/(16*[.G$1]) - 1);&quot;&quot;)" office:value-type="string" office:string-value="EF" calcext:value-type="string">
            <text:p>EF</text:p>
          </table:table-cell>
          <table:table-cell table:style-name="ce6" table:formula="of:=IF([.$A28]/(16*[.H$1]) -INT([.$A28]/(16*[.H$1])) = 0;DEC2HEX([.$A28]/(16*[.H$1]) - 1);&quot;&quot;)" office:value-type="string" office:string-value="77" calcext:value-type="string">
            <text:p>77</text:p>
          </table:table-cell>
          <table:table-cell table:style-name="ce6" table:formula="of:=IF([.$A28]/(16*[.I$1]) -INT([.$A28]/(16*[.I$1])) = 0;DEC2HEX([.$A28]/(16*[.I$1]) - 1);&quot;&quot;)" office:value-type="string" office:string-value="4F" calcext:value-type="string">
            <text:p>4F</text:p>
          </table:table-cell>
          <table:table-cell table:style-name="ce6" table:formula="of:=IF([.$A28]/(16*[.J$1]) -INT([.$A28]/(16*[.J$1])) = 0;DEC2HEX([.$A28]/(16*[.J$1]) - 1);&quot;&quot;)" office:value-type="string" office:string-value="3B" calcext:value-type="string">
            <text:p>3B</text:p>
          </table:table-cell>
          <table:table-cell table:style-name="ce6" table:formula="of:=IF([.$A28]/(16*[.K$1]) -INT([.$A28]/(16*[.K$1])) = 0;DEC2HEX([.$A28]/(16*[.K$1]) - 1);&quot;&quot;)" office:value-type="string" office:string-value="27" calcext:value-type="string">
            <text:p>27</text:p>
          </table:table-cell>
          <table:table-cell table:style-name="ce6" table:formula="of:=IF([.$A28]/(16*[.L$1]) -INT([.$A28]/(16*[.L$1])) = 0;DEC2HEX([.$A28]/(16*[.L$1]) - 1);&quot;&quot;)" office:value-type="string" office:string-value="1D" calcext:value-type="string">
            <text:p>1D</text:p>
          </table:table-cell>
          <table:table-cell table:style-name="ce6" table:formula="of:=IF([.$A28]/(16*[.M$1]) -INT([.$A28]/(16*[.M$1])) = 0;DEC2HEX([.$A28]/(16*[.M$1]) - 1);&quot;&quot;)" office:value-type="string" office:string-value="13" calcext:value-type="string">
            <text:p>13</text:p>
          </table:table-cell>
          <table:table-cell table:style-name="ce6" table:formula="of:=IF([.$A28]/(16*[.N$1]) -INT([.$A28]/(16*[.N$1])) = 0;DEC2HEX([.$A28]/(16*[.N$1]) - 1);&quot;&quot;)" office:value-type="string" office:string-value="E" calcext:value-type="string">
            <text:p>E</text:p>
          </table:table-cell>
          <table:table-cell table:style-name="ce6" table:formula="of:=IF([.$A28]/(16*[.O$1]) -INT([.$A28]/(16*[.O$1])) = 0;DEC2HEX([.$A28]/(16*[.O$1]) - 1);&quot;&quot;)" office:value-type="string" office:string-value="9" calcext:value-type="string">
            <text:p>9</text:p>
          </table:table-cell>
          <table:table-cell table:number-columns-repeated="1009"/>
        </table:table-row>
        <table:table-row table:style-name="ro1">
          <table:table-cell table:style-name="ce2" office:value-type="float" office:value="18816000" calcext:value-type="float">
            <text:p>18 816 000</text:p>
          </table:table-cell>
          <table:table-cell table:style-name="ce6" table:formula="of:=IF([.$A29]/(16*[.B$1]) -INT([.$A29]/(16*[.B$1])) = 0;DEC2HEX([.$A29]/(16*[.B$1]) - 1);&quot;&quot;)" office:value-type="string" office:string-value="1E9F" calcext:value-type="string">
            <text:p>1E9F</text:p>
          </table:table-cell>
          <table:table-cell table:style-name="ce6" table:formula="of:=IF([.$A29]/(16*[.C$1]) -INT([.$A29]/(16*[.C$1])) = 0;DEC2HEX([.$A29]/(16*[.C$1]) - 1);&quot;&quot;)" office:value-type="string" office:string-value="F4F" calcext:value-type="string">
            <text:p>F4F</text:p>
          </table:table-cell>
          <table:table-cell table:style-name="ce6" table:formula="of:=IF([.$A29]/(16*[.D$1]) -INT([.$A29]/(16*[.D$1])) = 0;DEC2HEX([.$A29]/(16*[.D$1]) - 1);&quot;&quot;)" office:value-type="string" office:string-value="7A7" calcext:value-type="string">
            <text:p>7A7</text:p>
          </table:table-cell>
          <table:table-cell table:style-name="ce6" table:formula="of:=IF([.$A29]/(16*[.E$1]) -INT([.$A29]/(16*[.E$1])) = 0;DEC2HEX([.$A29]/(16*[.E$1]) - 1);&quot;&quot;)" office:value-type="string" office:string-value="3D3" calcext:value-type="string">
            <text:p>3D3</text:p>
          </table:table-cell>
          <table:table-cell table:style-name="ce6" table:formula="of:=IF([.$A29]/(16*[.F$1]) -INT([.$A29]/(16*[.F$1])) = 0;DEC2HEX([.$A29]/(16*[.F$1]) - 1);&quot;&quot;)" office:value-type="string" office:string-value="1E9" calcext:value-type="string">
            <text:p>1E9</text:p>
          </table:table-cell>
          <table:table-cell table:style-name="ce6" table:formula="of:=IF([.$A29]/(16*[.G$1]) -INT([.$A29]/(16*[.G$1])) = 0;DEC2HEX([.$A29]/(16*[.G$1]) - 1);&quot;&quot;)" office:value-type="string" office:string-value="F4" calcext:value-type="string">
            <text:p>F4</text:p>
          </table:table-cell>
          <table:table-cell table:style-name="ce6" table:formula="of:=IF([.$A29]/(16*[.H$1]) -INT([.$A29]/(16*[.H$1])) = 0;DEC2HEX([.$A29]/(16*[.H$1]) - 1);&quot;&quot;)">
            <text:p/>
          </table:table-cell>
          <table:table-cell table:style-name="ce6" table:formula="of:=IF([.$A29]/(16*[.I$1]) -INT([.$A29]/(16*[.I$1])) = 0;DEC2HEX([.$A29]/(16*[.I$1]) - 1);&quot;&quot;)">
            <text:p/>
          </table:table-cell>
          <table:table-cell table:style-name="ce6" table:formula="of:=IF([.$A29]/(16*[.J$1]) -INT([.$A29]/(16*[.J$1])) = 0;DEC2HEX([.$A29]/(16*[.J$1]) - 1);&quot;&quot;)">
            <text:p/>
          </table:table-cell>
          <table:table-cell table:style-name="ce6" table:formula="of:=IF([.$A29]/(16*[.K$1]) -INT([.$A29]/(16*[.K$1])) = 0;DEC2HEX([.$A29]/(16*[.K$1]) - 1);&quot;&quot;)">
            <text:p/>
          </table:table-cell>
          <table:table-cell table:style-name="ce6" table:formula="of:=IF([.$A29]/(16*[.L$1]) -INT([.$A29]/(16*[.L$1])) = 0;DEC2HEX([.$A29]/(16*[.L$1]) - 1);&quot;&quot;)">
            <text:p/>
          </table:table-cell>
          <table:table-cell table:style-name="ce6" table:formula="of:=IF([.$A29]/(16*[.M$1]) -INT([.$A29]/(16*[.M$1])) = 0;DEC2HEX([.$A29]/(16*[.M$1]) - 1);&quot;&quot;)">
            <text:p/>
          </table:table-cell>
          <table:table-cell table:style-name="ce6" table:formula="of:=IF([.$A29]/(16*[.N$1]) -INT([.$A29]/(16*[.N$1])) = 0;DEC2HEX([.$A29]/(16*[.N$1]) - 1);&quot;&quot;)">
            <text:p/>
          </table:table-cell>
          <table:table-cell table:style-name="ce6" table:formula="of:=IF([.$A29]/(16*[.O$1]) -INT([.$A29]/(16*[.O$1])) = 0;DEC2HEX([.$A29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200000" calcext:value-type="float">
            <text:p>19 200 000</text:p>
          </table:table-cell>
          <table:table-cell table:style-name="ce6" table:formula="of:=IF([.$A30]/(16*[.B$1]) -INT([.$A30]/(16*[.B$1])) = 0;DEC2HEX([.$A30]/(16*[.B$1]) - 1);&quot;&quot;)" office:value-type="string" office:string-value="1F3F" calcext:value-type="string">
            <text:p>1F3F</text:p>
          </table:table-cell>
          <table:table-cell table:style-name="ce6" table:formula="of:=IF([.$A30]/(16*[.C$1]) -INT([.$A30]/(16*[.C$1])) = 0;DEC2HEX([.$A30]/(16*[.C$1]) - 1);&quot;&quot;)" office:value-type="string" office:string-value="F9F" calcext:value-type="string">
            <text:p>F9F</text:p>
          </table:table-cell>
          <table:table-cell table:style-name="ce6" table:formula="of:=IF([.$A30]/(16*[.D$1]) -INT([.$A30]/(16*[.D$1])) = 0;DEC2HEX([.$A30]/(16*[.D$1]) - 1);&quot;&quot;)" office:value-type="string" office:string-value="7CF" calcext:value-type="string">
            <text:p>7CF</text:p>
          </table:table-cell>
          <table:table-cell table:style-name="ce6" table:formula="of:=IF([.$A30]/(16*[.E$1]) -INT([.$A30]/(16*[.E$1])) = 0;DEC2HEX([.$A30]/(16*[.E$1]) - 1);&quot;&quot;)" office:value-type="string" office:string-value="3E7" calcext:value-type="string">
            <text:p>3E7</text:p>
          </table:table-cell>
          <table:table-cell table:style-name="ce6" table:formula="of:=IF([.$A30]/(16*[.F$1]) -INT([.$A30]/(16*[.F$1])) = 0;DEC2HEX([.$A30]/(16*[.F$1]) - 1);&quot;&quot;)" office:value-type="string" office:string-value="1F3" calcext:value-type="string">
            <text:p>1F3</text:p>
          </table:table-cell>
          <table:table-cell table:style-name="ce6" table:formula="of:=IF([.$A30]/(16*[.G$1]) -INT([.$A30]/(16*[.G$1])) = 0;DEC2HEX([.$A30]/(16*[.G$1]) - 1);&quot;&quot;)" office:value-type="string" office:string-value="F9" calcext:value-type="string">
            <text:p>F9</text:p>
          </table:table-cell>
          <table:table-cell table:style-name="ce6" table:formula="of:=IF([.$A30]/(16*[.H$1]) -INT([.$A30]/(16*[.H$1])) = 0;DEC2HEX([.$A30]/(16*[.H$1]) - 1);&quot;&quot;)" office:value-type="string" office:string-value="7C" calcext:value-type="string">
            <text:p>7C</text:p>
          </table:table-cell>
          <table:table-cell table:style-name="ce6" table:formula="of:=IF([.$A30]/(16*[.I$1]) -INT([.$A30]/(16*[.I$1])) = 0;DEC2HEX([.$A30]/(16*[.I$1]) - 1);&quot;&quot;)">
            <text:p/>
          </table:table-cell>
          <table:table-cell table:style-name="ce6" table:formula="of:=IF([.$A30]/(16*[.J$1]) -INT([.$A30]/(16*[.J$1])) = 0;DEC2HEX([.$A30]/(16*[.J$1]) - 1);&quot;&quot;)">
            <text:p/>
          </table:table-cell>
          <table:table-cell table:style-name="ce6" table:formula="of:=IF([.$A30]/(16*[.K$1]) -INT([.$A30]/(16*[.K$1])) = 0;DEC2HEX([.$A30]/(16*[.K$1]) - 1);&quot;&quot;)">
            <text:p/>
          </table:table-cell>
          <table:table-cell table:style-name="ce6" table:formula="of:=IF([.$A30]/(16*[.L$1]) -INT([.$A30]/(16*[.L$1])) = 0;DEC2HEX([.$A30]/(16*[.L$1]) - 1);&quot;&quot;)">
            <text:p/>
          </table:table-cell>
          <table:table-cell table:style-name="ce6" table:formula="of:=IF([.$A30]/(16*[.M$1]) -INT([.$A30]/(16*[.M$1])) = 0;DEC2HEX([.$A30]/(16*[.M$1]) - 1);&quot;&quot;)">
            <text:p/>
          </table:table-cell>
          <table:table-cell table:style-name="ce6" table:formula="of:=IF([.$A30]/(16*[.N$1]) -INT([.$A30]/(16*[.N$1])) = 0;DEC2HEX([.$A30]/(16*[.N$1]) - 1);&quot;&quot;)">
            <text:p/>
          </table:table-cell>
          <table:table-cell table:style-name="ce6" table:formula="of:=IF([.$A30]/(16*[.O$1]) -INT([.$A30]/(16*[.O$1])) = 0;DEC2HEX([.$A30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660800" calcext:value-type="float">
            <text:p>19 660 800</text:p>
          </table:table-cell>
          <table:table-cell table:style-name="ce6" table:formula="of:=IF([.$A31]/(16*[.B$1]) -INT([.$A31]/(16*[.B$1])) = 0;DEC2HEX([.$A31]/(16*[.B$1]) - 1);&quot;&quot;)" office:value-type="string" office:string-value="1FFF" calcext:value-type="string">
            <text:p>1FFF</text:p>
          </table:table-cell>
          <table:table-cell table:style-name="ce6" table:formula="of:=IF([.$A31]/(16*[.C$1]) -INT([.$A31]/(16*[.C$1])) = 0;DEC2HEX([.$A31]/(16*[.C$1]) - 1);&quot;&quot;)" office:value-type="string" office:string-value="FFF" calcext:value-type="string">
            <text:p>FFF</text:p>
          </table:table-cell>
          <table:table-cell table:style-name="ce6" table:formula="of:=IF([.$A31]/(16*[.D$1]) -INT([.$A31]/(16*[.D$1])) = 0;DEC2HEX([.$A31]/(16*[.D$1]) - 1);&quot;&quot;)" office:value-type="string" office:string-value="7FF" calcext:value-type="string">
            <text:p>7FF</text:p>
          </table:table-cell>
          <table:table-cell table:style-name="ce6" table:formula="of:=IF([.$A31]/(16*[.E$1]) -INT([.$A31]/(16*[.E$1])) = 0;DEC2HEX([.$A31]/(16*[.E$1]) - 1);&quot;&quot;)" office:value-type="string" office:string-value="3FF" calcext:value-type="string">
            <text:p>3FF</text:p>
          </table:table-cell>
          <table:table-cell table:style-name="ce6" table:formula="of:=IF([.$A31]/(16*[.F$1]) -INT([.$A31]/(16*[.F$1])) = 0;DEC2HEX([.$A31]/(16*[.F$1]) - 1);&quot;&quot;)" office:value-type="string" office:string-value="1FF" calcext:value-type="string">
            <text:p>1FF</text:p>
          </table:table-cell>
          <table:table-cell table:style-name="ce6" table:formula="of:=IF([.$A31]/(16*[.G$1]) -INT([.$A31]/(16*[.G$1])) = 0;DEC2HEX([.$A31]/(16*[.G$1]) - 1);&quot;&quot;)" office:value-type="string" office:string-value="FF" calcext:value-type="string">
            <text:p>FF</text:p>
          </table:table-cell>
          <table:table-cell table:style-name="ce6" table:formula="of:=IF([.$A31]/(16*[.H$1]) -INT([.$A31]/(16*[.H$1])) = 0;DEC2HEX([.$A31]/(16*[.H$1]) - 1);&quot;&quot;)" office:value-type="string" office:string-value="7F" calcext:value-type="string">
            <text:p>7F</text:p>
          </table:table-cell>
          <table:table-cell table:style-name="ce6" table:formula="of:=IF([.$A31]/(16*[.I$1]) -INT([.$A31]/(16*[.I$1])) = 0;DEC2HEX([.$A31]/(16*[.I$1]) - 1);&quot;&quot;)">
            <text:p/>
          </table:table-cell>
          <table:table-cell table:style-name="ce6" table:formula="of:=IF([.$A31]/(16*[.J$1]) -INT([.$A31]/(16*[.J$1])) = 0;DEC2HEX([.$A31]/(16*[.J$1]) - 1);&quot;&quot;)" office:value-type="string" office:string-value="3F" calcext:value-type="string">
            <text:p>3F</text:p>
          </table:table-cell>
          <table:table-cell table:style-name="ce6" table:formula="of:=IF([.$A31]/(16*[.K$1]) -INT([.$A31]/(16*[.K$1])) = 0;DEC2HEX([.$A31]/(16*[.K$1]) - 1);&quot;&quot;)">
            <text:p/>
          </table:table-cell>
          <table:table-cell table:style-name="ce6" table:formula="of:=IF([.$A31]/(16*[.L$1]) -INT([.$A31]/(16*[.L$1])) = 0;DEC2HEX([.$A31]/(16*[.L$1]) - 1);&quot;&quot;)" office:value-type="string" office:string-value="1F" calcext:value-type="string">
            <text:p>1F</text:p>
          </table:table-cell>
          <table:table-cell table:style-name="ce6" table:formula="of:=IF([.$A31]/(16*[.M$1]) -INT([.$A31]/(16*[.M$1])) = 0;DEC2HEX([.$A31]/(16*[.M$1]) - 1);&quot;&quot;)">
            <text:p/>
          </table:table-cell>
          <table:table-cell table:style-name="ce6" table:formula="of:=IF([.$A31]/(16*[.N$1]) -INT([.$A31]/(16*[.N$1])) = 0;DEC2HEX([.$A31]/(16*[.N$1]) - 1);&quot;&quot;)" office:value-type="string" office:string-value="F" calcext:value-type="string">
            <text:p>F</text:p>
          </table:table-cell>
          <table:table-cell table:style-name="ce6" table:formula="of:=IF([.$A31]/(16*[.O$1]) -INT([.$A31]/(16*[.O$1])) = 0;DEC2HEX([.$A31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680000" calcext:value-type="float">
            <text:p>19 680 000</text:p>
          </table:table-cell>
          <table:table-cell table:style-name="ce6" table:formula="of:=IF([.$A32]/(16*[.B$1]) -INT([.$A32]/(16*[.B$1])) = 0;DEC2HEX([.$A32]/(16*[.B$1]) - 1);&quot;&quot;)" office:value-type="string" office:string-value="2007" calcext:value-type="string">
            <text:p>2007</text:p>
          </table:table-cell>
          <table:table-cell table:style-name="ce6" table:formula="of:=IF([.$A32]/(16*[.C$1]) -INT([.$A32]/(16*[.C$1])) = 0;DEC2HEX([.$A32]/(16*[.C$1]) - 1);&quot;&quot;)" office:value-type="string" office:string-value="1003" calcext:value-type="string">
            <text:p>1003</text:p>
          </table:table-cell>
          <table:table-cell table:style-name="ce6" table:formula="of:=IF([.$A32]/(16*[.D$1]) -INT([.$A32]/(16*[.D$1])) = 0;DEC2HEX([.$A32]/(16*[.D$1]) - 1);&quot;&quot;)" office:value-type="string" office:string-value="801" calcext:value-type="string">
            <text:p>801</text:p>
          </table:table-cell>
          <table:table-cell table:style-name="ce6" table:formula="of:=IF([.$A32]/(16*[.E$1]) -INT([.$A32]/(16*[.E$1])) = 0;DEC2HEX([.$A32]/(16*[.E$1]) - 1);&quot;&quot;)" office:value-type="string" office:string-value="400" calcext:value-type="string">
            <text:p>400</text:p>
          </table:table-cell>
          <table:table-cell table:style-name="ce6" table:formula="of:=IF([.$A32]/(16*[.F$1]) -INT([.$A32]/(16*[.F$1])) = 0;DEC2HEX([.$A32]/(16*[.F$1]) - 1);&quot;&quot;)">
            <text:p/>
          </table:table-cell>
          <table:table-cell table:style-name="ce6" table:formula="of:=IF([.$A32]/(16*[.G$1]) -INT([.$A32]/(16*[.G$1])) = 0;DEC2HEX([.$A32]/(16*[.G$1]) - 1);&quot;&quot;)">
            <text:p/>
          </table:table-cell>
          <table:table-cell table:style-name="ce6" table:formula="of:=IF([.$A32]/(16*[.H$1]) -INT([.$A32]/(16*[.H$1])) = 0;DEC2HEX([.$A32]/(16*[.H$1]) - 1);&quot;&quot;)">
            <text:p/>
          </table:table-cell>
          <table:table-cell table:style-name="ce6" table:formula="of:=IF([.$A32]/(16*[.I$1]) -INT([.$A32]/(16*[.I$1])) = 0;DEC2HEX([.$A32]/(16*[.I$1]) - 1);&quot;&quot;)">
            <text:p/>
          </table:table-cell>
          <table:table-cell table:style-name="ce6" table:formula="of:=IF([.$A32]/(16*[.J$1]) -INT([.$A32]/(16*[.J$1])) = 0;DEC2HEX([.$A32]/(16*[.J$1]) - 1);&quot;&quot;)">
            <text:p/>
          </table:table-cell>
          <table:table-cell table:style-name="ce6" table:formula="of:=IF([.$A32]/(16*[.K$1]) -INT([.$A32]/(16*[.K$1])) = 0;DEC2HEX([.$A32]/(16*[.K$1]) - 1);&quot;&quot;)">
            <text:p/>
          </table:table-cell>
          <table:table-cell table:style-name="ce6" table:formula="of:=IF([.$A32]/(16*[.L$1]) -INT([.$A32]/(16*[.L$1])) = 0;DEC2HEX([.$A32]/(16*[.L$1]) - 1);&quot;&quot;)">
            <text:p/>
          </table:table-cell>
          <table:table-cell table:style-name="ce6" table:formula="of:=IF([.$A32]/(16*[.M$1]) -INT([.$A32]/(16*[.M$1])) = 0;DEC2HEX([.$A32]/(16*[.M$1]) - 1);&quot;&quot;)">
            <text:p/>
          </table:table-cell>
          <table:table-cell table:style-name="ce6" table:formula="of:=IF([.$A32]/(16*[.N$1]) -INT([.$A32]/(16*[.N$1])) = 0;DEC2HEX([.$A32]/(16*[.N$1]) - 1);&quot;&quot;)">
            <text:p/>
          </table:table-cell>
          <table:table-cell table:style-name="ce6" table:formula="of:=IF([.$A32]/(16*[.O$1]) -INT([.$A32]/(16*[.O$1])) = 0;DEC2HEX([.$A32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275200" calcext:value-type="float">
            <text:p>20 275 200</text:p>
          </table:table-cell>
          <table:table-cell table:style-name="ce6" table:formula="of:=IF([.$A33]/(16*[.B$1]) -INT([.$A33]/(16*[.B$1])) = 0;DEC2HEX([.$A33]/(16*[.B$1]) - 1);&quot;&quot;)" office:value-type="string" office:string-value="20FF" calcext:value-type="string">
            <text:p>20FF</text:p>
          </table:table-cell>
          <table:table-cell table:style-name="ce6" table:formula="of:=IF([.$A33]/(16*[.C$1]) -INT([.$A33]/(16*[.C$1])) = 0;DEC2HEX([.$A33]/(16*[.C$1]) - 1);&quot;&quot;)" office:value-type="string" office:string-value="107F" calcext:value-type="string">
            <text:p>107F</text:p>
          </table:table-cell>
          <table:table-cell table:style-name="ce6" table:formula="of:=IF([.$A33]/(16*[.D$1]) -INT([.$A33]/(16*[.D$1])) = 0;DEC2HEX([.$A33]/(16*[.D$1]) - 1);&quot;&quot;)" office:value-type="string" office:string-value="83F" calcext:value-type="string">
            <text:p>83F</text:p>
          </table:table-cell>
          <table:table-cell table:style-name="ce6" table:formula="of:=IF([.$A33]/(16*[.E$1]) -INT([.$A33]/(16*[.E$1])) = 0;DEC2HEX([.$A33]/(16*[.E$1]) - 1);&quot;&quot;)" office:value-type="string" office:string-value="41F" calcext:value-type="string">
            <text:p>41F</text:p>
          </table:table-cell>
          <table:table-cell table:style-name="ce6" table:formula="of:=IF([.$A33]/(16*[.F$1]) -INT([.$A33]/(16*[.F$1])) = 0;DEC2HEX([.$A33]/(16*[.F$1]) - 1);&quot;&quot;)" office:value-type="string" office:string-value="20F" calcext:value-type="string">
            <text:p>20F</text:p>
          </table:table-cell>
          <table:table-cell table:style-name="ce6" table:formula="of:=IF([.$A33]/(16*[.G$1]) -INT([.$A33]/(16*[.G$1])) = 0;DEC2HEX([.$A33]/(16*[.G$1]) - 1);&quot;&quot;)" office:value-type="string" office:string-value="107" calcext:value-type="string">
            <text:p>107</text:p>
          </table:table-cell>
          <table:table-cell table:style-name="ce6" table:formula="of:=IF([.$A33]/(16*[.H$1]) -INT([.$A33]/(16*[.H$1])) = 0;DEC2HEX([.$A33]/(16*[.H$1]) - 1);&quot;&quot;)" office:value-type="string" office:string-value="83" calcext:value-type="string">
            <text:p>83</text:p>
          </table:table-cell>
          <table:table-cell table:style-name="ce6" table:formula="of:=IF([.$A33]/(16*[.I$1]) -INT([.$A33]/(16*[.I$1])) = 0;DEC2HEX([.$A33]/(16*[.I$1]) - 1);&quot;&quot;)" office:value-type="string" office:string-value="57" calcext:value-type="string">
            <text:p>57</text:p>
          </table:table-cell>
          <table:table-cell table:style-name="ce6" table:formula="of:=IF([.$A33]/(16*[.J$1]) -INT([.$A33]/(16*[.J$1])) = 0;DEC2HEX([.$A33]/(16*[.J$1]) - 1);&quot;&quot;)" office:value-type="string" office:string-value="41" calcext:value-type="string">
            <text:p>41</text:p>
          </table:table-cell>
          <table:table-cell table:style-name="ce6" table:formula="of:=IF([.$A33]/(16*[.K$1]) -INT([.$A33]/(16*[.K$1])) = 0;DEC2HEX([.$A33]/(16*[.K$1]) - 1);&quot;&quot;)" office:value-type="string" office:string-value="2B" calcext:value-type="string">
            <text:p>2B</text:p>
          </table:table-cell>
          <table:table-cell table:style-name="ce6" table:formula="of:=IF([.$A33]/(16*[.L$1]) -INT([.$A33]/(16*[.L$1])) = 0;DEC2HEX([.$A33]/(16*[.L$1]) - 1);&quot;&quot;)" office:value-type="string" office:string-value="20" calcext:value-type="string">
            <text:p>20</text:p>
          </table:table-cell>
          <table:table-cell table:style-name="ce6" table:formula="of:=IF([.$A33]/(16*[.M$1]) -INT([.$A33]/(16*[.M$1])) = 0;DEC2HEX([.$A33]/(16*[.M$1]) - 1);&quot;&quot;)" office:value-type="string" office:string-value="15" calcext:value-type="string">
            <text:p>15</text:p>
          </table:table-cell>
          <table:table-cell table:style-name="ce6" table:formula="of:=IF([.$A33]/(16*[.N$1]) -INT([.$A33]/(16*[.N$1])) = 0;DEC2HEX([.$A33]/(16*[.N$1]) - 1);&quot;&quot;)">
            <text:p/>
          </table:table-cell>
          <table:table-cell table:style-name="ce6" table:formula="of:=IF([.$A33]/(16*[.O$1]) -INT([.$A33]/(16*[.O$1])) = 0;DEC2HEX([.$A33]/(16*[.O$1]) - 1);&quot;&quot;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2" office:value-type="float" office:value="22118400" calcext:value-type="float">
            <text:p>22 118 400</text:p>
          </table:table-cell>
          <table:table-cell table:style-name="ce6" table:formula="of:=IF([.$A34]/(16*[.B$1]) -INT([.$A34]/(16*[.B$1])) = 0;DEC2HEX([.$A34]/(16*[.B$1]) - 1);&quot;&quot;)" office:value-type="string" office:string-value="23FF" calcext:value-type="string">
            <text:p>23FF</text:p>
          </table:table-cell>
          <table:table-cell table:style-name="ce6" table:formula="of:=IF([.$A34]/(16*[.C$1]) -INT([.$A34]/(16*[.C$1])) = 0;DEC2HEX([.$A34]/(16*[.C$1]) - 1);&quot;&quot;)" office:value-type="string" office:string-value="11FF" calcext:value-type="string">
            <text:p>11FF</text:p>
          </table:table-cell>
          <table:table-cell table:style-name="ce6" table:formula="of:=IF([.$A34]/(16*[.D$1]) -INT([.$A34]/(16*[.D$1])) = 0;DEC2HEX([.$A34]/(16*[.D$1]) - 1);&quot;&quot;)" office:value-type="string" office:string-value="8FF" calcext:value-type="string">
            <text:p>8FF</text:p>
          </table:table-cell>
          <table:table-cell table:style-name="ce6" table:formula="of:=IF([.$A34]/(16*[.E$1]) -INT([.$A34]/(16*[.E$1])) = 0;DEC2HEX([.$A34]/(16*[.E$1]) - 1);&quot;&quot;)" office:value-type="string" office:string-value="47F" calcext:value-type="string">
            <text:p>47F</text:p>
          </table:table-cell>
          <table:table-cell table:style-name="ce6" table:formula="of:=IF([.$A34]/(16*[.F$1]) -INT([.$A34]/(16*[.F$1])) = 0;DEC2HEX([.$A34]/(16*[.F$1]) - 1);&quot;&quot;)" office:value-type="string" office:string-value="23F" calcext:value-type="string">
            <text:p>23F</text:p>
          </table:table-cell>
          <table:table-cell table:style-name="ce6" table:formula="of:=IF([.$A34]/(16*[.G$1]) -INT([.$A34]/(16*[.G$1])) = 0;DEC2HEX([.$A34]/(16*[.G$1]) - 1);&quot;&quot;)" office:value-type="string" office:string-value="11F" calcext:value-type="string">
            <text:p>11F</text:p>
          </table:table-cell>
          <table:table-cell table:style-name="ce6" table:formula="of:=IF([.$A34]/(16*[.H$1]) -INT([.$A34]/(16*[.H$1])) = 0;DEC2HEX([.$A34]/(16*[.H$1]) - 1);&quot;&quot;)" office:value-type="string" office:string-value="8F" calcext:value-type="string">
            <text:p>8F</text:p>
          </table:table-cell>
          <table:table-cell table:style-name="ce6" table:formula="of:=IF([.$A34]/(16*[.I$1]) -INT([.$A34]/(16*[.I$1])) = 0;DEC2HEX([.$A34]/(16*[.I$1]) - 1);&quot;&quot;)" office:value-type="string" office:string-value="5F" calcext:value-type="string">
            <text:p>5F</text:p>
          </table:table-cell>
          <table:table-cell table:style-name="ce6" table:formula="of:=IF([.$A34]/(16*[.J$1]) -INT([.$A34]/(16*[.J$1])) = 0;DEC2HEX([.$A34]/(16*[.J$1]) - 1);&quot;&quot;)" office:value-type="string" office:string-value="47" calcext:value-type="string">
            <text:p>47</text:p>
          </table:table-cell>
          <table:table-cell table:style-name="ce6" table:formula="of:=IF([.$A34]/(16*[.K$1]) -INT([.$A34]/(16*[.K$1])) = 0;DEC2HEX([.$A34]/(16*[.K$1]) - 1);&quot;&quot;)" office:value-type="string" office:string-value="2F" calcext:value-type="string">
            <text:p>2F</text:p>
          </table:table-cell>
          <table:table-cell table:style-name="ce6" table:formula="of:=IF([.$A34]/(16*[.L$1]) -INT([.$A34]/(16*[.L$1])) = 0;DEC2HEX([.$A34]/(16*[.L$1]) - 1);&quot;&quot;)" office:value-type="string" office:string-value="23" calcext:value-type="string">
            <text:p>23</text:p>
          </table:table-cell>
          <table:table-cell table:style-name="ce6" table:formula="of:=IF([.$A34]/(16*[.M$1]) -INT([.$A34]/(16*[.M$1])) = 0;DEC2HEX([.$A34]/(16*[.M$1]) - 1);&quot;&quot;)" office:value-type="string" office:string-value="17" calcext:value-type="string">
            <text:p>17</text:p>
          </table:table-cell>
          <table:table-cell table:style-name="ce6" table:formula="of:=IF([.$A34]/(16*[.N$1]) -INT([.$A34]/(16*[.N$1])) = 0;DEC2HEX([.$A34]/(16*[.N$1]) - 1);&quot;&quot;)" office:value-type="string" office:string-value="11" calcext:value-type="string">
            <text:p>11</text:p>
          </table:table-cell>
          <table:table-cell table:style-name="ce6" table:formula="of:=IF([.$A34]/(16*[.O$1]) -INT([.$A34]/(16*[.O$1])) = 0;DEC2HEX([.$A34]/(16*[.O$1]) - 1);&quot;&quot;)" office:value-type="string" office:string-value="B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2" office:value-type="float" office:value="23961600" calcext:value-type="float">
            <text:p>23 961 600</text:p>
          </table:table-cell>
          <table:table-cell table:style-name="ce6" table:formula="of:=IF([.$A35]/(16*[.B$1]) -INT([.$A35]/(16*[.B$1])) = 0;DEC2HEX([.$A35]/(16*[.B$1]) - 1);&quot;&quot;)" office:value-type="string" office:string-value="26FF" calcext:value-type="string">
            <text:p>26FF</text:p>
          </table:table-cell>
          <table:table-cell table:style-name="ce6" table:formula="of:=IF([.$A35]/(16*[.C$1]) -INT([.$A35]/(16*[.C$1])) = 0;DEC2HEX([.$A35]/(16*[.C$1]) - 1);&quot;&quot;)" office:value-type="string" office:string-value="137F" calcext:value-type="string">
            <text:p>137F</text:p>
          </table:table-cell>
          <table:table-cell table:style-name="ce6" table:formula="of:=IF([.$A35]/(16*[.D$1]) -INT([.$A35]/(16*[.D$1])) = 0;DEC2HEX([.$A35]/(16*[.D$1]) - 1);&quot;&quot;)" office:value-type="string" office:string-value="9BF" calcext:value-type="string">
            <text:p>9BF</text:p>
          </table:table-cell>
          <table:table-cell table:style-name="ce6" table:formula="of:=IF([.$A35]/(16*[.E$1]) -INT([.$A35]/(16*[.E$1])) = 0;DEC2HEX([.$A35]/(16*[.E$1]) - 1);&quot;&quot;)" office:value-type="string" office:string-value="4DF" calcext:value-type="string">
            <text:p>4DF</text:p>
          </table:table-cell>
          <table:table-cell table:style-name="ce6" table:formula="of:=IF([.$A35]/(16*[.F$1]) -INT([.$A35]/(16*[.F$1])) = 0;DEC2HEX([.$A35]/(16*[.F$1]) - 1);&quot;&quot;)" office:value-type="string" office:string-value="26F" calcext:value-type="string">
            <text:p>26F</text:p>
          </table:table-cell>
          <table:table-cell table:style-name="ce6" table:formula="of:=IF([.$A35]/(16*[.G$1]) -INT([.$A35]/(16*[.G$1])) = 0;DEC2HEX([.$A35]/(16*[.G$1]) - 1);&quot;&quot;)" office:value-type="string" office:string-value="137" calcext:value-type="string">
            <text:p>137</text:p>
          </table:table-cell>
          <table:table-cell table:style-name="ce6" table:formula="of:=IF([.$A35]/(16*[.H$1]) -INT([.$A35]/(16*[.H$1])) = 0;DEC2HEX([.$A35]/(16*[.H$1]) - 1);&quot;&quot;)" office:value-type="string" office:string-value="9B" calcext:value-type="string">
            <text:p>9B</text:p>
          </table:table-cell>
          <table:table-cell table:style-name="ce6" table:formula="of:=IF([.$A35]/(16*[.I$1]) -INT([.$A35]/(16*[.I$1])) = 0;DEC2HEX([.$A35]/(16*[.I$1]) - 1);&quot;&quot;)" office:value-type="string" office:string-value="67" calcext:value-type="string">
            <text:p>67</text:p>
          </table:table-cell>
          <table:table-cell table:style-name="ce6" table:formula="of:=IF([.$A35]/(16*[.J$1]) -INT([.$A35]/(16*[.J$1])) = 0;DEC2HEX([.$A35]/(16*[.J$1]) - 1);&quot;&quot;)" office:value-type="string" office:string-value="4D" calcext:value-type="string">
            <text:p>4D</text:p>
          </table:table-cell>
          <table:table-cell table:style-name="ce6" table:formula="of:=IF([.$A35]/(16*[.K$1]) -INT([.$A35]/(16*[.K$1])) = 0;DEC2HEX([.$A35]/(16*[.K$1]) - 1);&quot;&quot;)" office:value-type="string" office:string-value="33" calcext:value-type="string">
            <text:p>33</text:p>
          </table:table-cell>
          <table:table-cell table:style-name="ce6" table:formula="of:=IF([.$A35]/(16*[.L$1]) -INT([.$A35]/(16*[.L$1])) = 0;DEC2HEX([.$A35]/(16*[.L$1]) - 1);&quot;&quot;)" office:value-type="string" office:string-value="26" calcext:value-type="string">
            <text:p>26</text:p>
          </table:table-cell>
          <table:table-cell table:style-name="ce6" table:formula="of:=IF([.$A35]/(16*[.M$1]) -INT([.$A35]/(16*[.M$1])) = 0;DEC2HEX([.$A35]/(16*[.M$1]) - 1);&quot;&quot;)" office:value-type="string" office:string-value="19" calcext:value-type="string">
            <text:p>19</text:p>
          </table:table-cell>
          <table:table-cell table:style-name="ce6" table:formula="of:=IF([.$A35]/(16*[.N$1]) -INT([.$A35]/(16*[.N$1])) = 0;DEC2HEX([.$A35]/(16*[.N$1]) - 1);&quot;&quot;)">
            <text:p/>
          </table:table-cell>
          <table:table-cell table:style-name="ce6" table:formula="of:=IF([.$A35]/(16*[.O$1]) -INT([.$A35]/(16*[.O$1])) = 0;DEC2HEX([.$A35]/(16*[.O$1]) - 1);&quot;&quot;)" office:value-type="string" office:string-value="C" calcext:value-type="string">
            <text:p>C</text:p>
          </table:table-cell>
          <table:table-cell table:number-columns-repeated="1009"/>
        </table:table-row>
        <table:table-row table:style-name="ro1">
          <table:table-cell table:style-name="ce2" office:value-type="float" office:value="25804800" calcext:value-type="float">
            <text:p>25 804 800</text:p>
          </table:table-cell>
          <table:table-cell table:style-name="ce6" table:formula="of:=IF([.$A36]/(16*[.B$1]) -INT([.$A36]/(16*[.B$1])) = 0;DEC2HEX([.$A36]/(16*[.B$1]) - 1);&quot;&quot;)" office:value-type="string" office:string-value="29FF" calcext:value-type="string">
            <text:p>29FF</text:p>
          </table:table-cell>
          <table:table-cell table:style-name="ce6" table:formula="of:=IF([.$A36]/(16*[.C$1]) -INT([.$A36]/(16*[.C$1])) = 0;DEC2HEX([.$A36]/(16*[.C$1]) - 1);&quot;&quot;)" office:value-type="string" office:string-value="14FF" calcext:value-type="string">
            <text:p>14FF</text:p>
          </table:table-cell>
          <table:table-cell table:style-name="ce6" table:formula="of:=IF([.$A36]/(16*[.D$1]) -INT([.$A36]/(16*[.D$1])) = 0;DEC2HEX([.$A36]/(16*[.D$1]) - 1);&quot;&quot;)" office:value-type="string" office:string-value="A7F" calcext:value-type="string">
            <text:p>A7F</text:p>
          </table:table-cell>
          <table:table-cell table:style-name="ce6" table:formula="of:=IF([.$A36]/(16*[.E$1]) -INT([.$A36]/(16*[.E$1])) = 0;DEC2HEX([.$A36]/(16*[.E$1]) - 1);&quot;&quot;)" office:value-type="string" office:string-value="53F" calcext:value-type="string">
            <text:p>53F</text:p>
          </table:table-cell>
          <table:table-cell table:style-name="ce6" table:formula="of:=IF([.$A36]/(16*[.F$1]) -INT([.$A36]/(16*[.F$1])) = 0;DEC2HEX([.$A36]/(16*[.F$1]) - 1);&quot;&quot;)" office:value-type="string" office:string-value="29F" calcext:value-type="string">
            <text:p>29F</text:p>
          </table:table-cell>
          <table:table-cell table:style-name="ce6" table:formula="of:=IF([.$A36]/(16*[.G$1]) -INT([.$A36]/(16*[.G$1])) = 0;DEC2HEX([.$A36]/(16*[.G$1]) - 1);&quot;&quot;)" office:value-type="string" office:string-value="14F" calcext:value-type="string">
            <text:p>14F</text:p>
          </table:table-cell>
          <table:table-cell table:style-name="ce6" table:formula="of:=IF([.$A36]/(16*[.H$1]) -INT([.$A36]/(16*[.H$1])) = 0;DEC2HEX([.$A36]/(16*[.H$1]) - 1);&quot;&quot;)" office:value-type="string" office:string-value="A7" calcext:value-type="string">
            <text:p>A7</text:p>
          </table:table-cell>
          <table:table-cell table:style-name="ce6" table:formula="of:=IF([.$A36]/(16*[.I$1]) -INT([.$A36]/(16*[.I$1])) = 0;DEC2HEX([.$A36]/(16*[.I$1]) - 1);&quot;&quot;)" office:value-type="string" office:string-value="6F" calcext:value-type="string">
            <text:p>6F</text:p>
          </table:table-cell>
          <table:table-cell table:style-name="ce6" table:formula="of:=IF([.$A36]/(16*[.J$1]) -INT([.$A36]/(16*[.J$1])) = 0;DEC2HEX([.$A36]/(16*[.J$1]) - 1);&quot;&quot;)" office:value-type="string" office:string-value="53" calcext:value-type="string">
            <text:p>53</text:p>
          </table:table-cell>
          <table:table-cell table:style-name="ce6" table:formula="of:=IF([.$A36]/(16*[.K$1]) -INT([.$A36]/(16*[.K$1])) = 0;DEC2HEX([.$A36]/(16*[.K$1]) - 1);&quot;&quot;)" office:value-type="string" office:string-value="37" calcext:value-type="string">
            <text:p>37</text:p>
          </table:table-cell>
          <table:table-cell table:style-name="ce6" table:formula="of:=IF([.$A36]/(16*[.L$1]) -INT([.$A36]/(16*[.L$1])) = 0;DEC2HEX([.$A36]/(16*[.L$1]) - 1);&quot;&quot;)" office:value-type="string" office:string-value="29" calcext:value-type="string">
            <text:p>29</text:p>
          </table:table-cell>
          <table:table-cell table:style-name="ce6" table:formula="of:=IF([.$A36]/(16*[.M$1]) -INT([.$A36]/(16*[.M$1])) = 0;DEC2HEX([.$A36]/(16*[.M$1]) - 1);&quot;&quot;)" office:value-type="string" office:string-value="1B" calcext:value-type="string">
            <text:p>1B</text:p>
          </table:table-cell>
          <table:table-cell table:style-name="ce6" table:formula="of:=IF([.$A36]/(16*[.N$1]) -INT([.$A36]/(16*[.N$1])) = 0;DEC2HEX([.$A36]/(16*[.N$1]) - 1);&quot;&quot;)" office:value-type="string" office:string-value="14" calcext:value-type="string">
            <text:p>14</text:p>
          </table:table-cell>
          <table:table-cell table:style-name="ce6" table:formula="of:=IF([.$A36]/(16*[.O$1]) -INT([.$A36]/(16*[.O$1])) = 0;DEC2HEX([.$A36]/(16*[.O$1]) - 1);&quot;&quot;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1">
          <table:table-cell table:style-name="ce2" office:value-type="float" office:value="27648000" calcext:value-type="float">
            <text:p>27 648 000</text:p>
          </table:table-cell>
          <table:table-cell table:style-name="ce6" table:formula="of:=IF([.$A37]/(16*[.B$1]) -INT([.$A37]/(16*[.B$1])) = 0;DEC2HEX([.$A37]/(16*[.B$1]) - 1);&quot;&quot;)" office:value-type="string" office:string-value="2CFF" calcext:value-type="string">
            <text:p>2CFF</text:p>
          </table:table-cell>
          <table:table-cell table:style-name="ce6" table:formula="of:=IF([.$A37]/(16*[.C$1]) -INT([.$A37]/(16*[.C$1])) = 0;DEC2HEX([.$A37]/(16*[.C$1]) - 1);&quot;&quot;)" office:value-type="string" office:string-value="167F" calcext:value-type="string">
            <text:p>167F</text:p>
          </table:table-cell>
          <table:table-cell table:style-name="ce6" table:formula="of:=IF([.$A37]/(16*[.D$1]) -INT([.$A37]/(16*[.D$1])) = 0;DEC2HEX([.$A37]/(16*[.D$1]) - 1);&quot;&quot;)" office:value-type="string" office:string-value="B3F" calcext:value-type="string">
            <text:p>B3F</text:p>
          </table:table-cell>
          <table:table-cell table:style-name="ce6" table:formula="of:=IF([.$A37]/(16*[.E$1]) -INT([.$A37]/(16*[.E$1])) = 0;DEC2HEX([.$A37]/(16*[.E$1]) - 1);&quot;&quot;)" office:value-type="string" office:string-value="59F" calcext:value-type="string">
            <text:p>59F</text:p>
          </table:table-cell>
          <table:table-cell table:style-name="ce6" table:formula="of:=IF([.$A37]/(16*[.F$1]) -INT([.$A37]/(16*[.F$1])) = 0;DEC2HEX([.$A37]/(16*[.F$1]) - 1);&quot;&quot;)" office:value-type="string" office:string-value="2CF" calcext:value-type="string">
            <text:p>2CF</text:p>
          </table:table-cell>
          <table:table-cell table:style-name="ce6" table:formula="of:=IF([.$A37]/(16*[.G$1]) -INT([.$A37]/(16*[.G$1])) = 0;DEC2HEX([.$A37]/(16*[.G$1]) - 1);&quot;&quot;)" office:value-type="string" office:string-value="167" calcext:value-type="string">
            <text:p>167</text:p>
          </table:table-cell>
          <table:table-cell table:style-name="ce6" table:formula="of:=IF([.$A37]/(16*[.H$1]) -INT([.$A37]/(16*[.H$1])) = 0;DEC2HEX([.$A37]/(16*[.H$1]) - 1);&quot;&quot;)" office:value-type="string" office:string-value="B3" calcext:value-type="string">
            <text:p>B3</text:p>
          </table:table-cell>
          <table:table-cell table:style-name="ce6" table:formula="of:=IF([.$A37]/(16*[.I$1]) -INT([.$A37]/(16*[.I$1])) = 0;DEC2HEX([.$A37]/(16*[.I$1]) - 1);&quot;&quot;)" office:value-type="string" office:string-value="77" calcext:value-type="string">
            <text:p>77</text:p>
          </table:table-cell>
          <table:table-cell table:style-name="ce6" table:formula="of:=IF([.$A37]/(16*[.J$1]) -INT([.$A37]/(16*[.J$1])) = 0;DEC2HEX([.$A37]/(16*[.J$1]) - 1);&quot;&quot;)" office:value-type="string" office:string-value="59" calcext:value-type="string">
            <text:p>59</text:p>
          </table:table-cell>
          <table:table-cell table:style-name="ce6" table:formula="of:=IF([.$A37]/(16*[.K$1]) -INT([.$A37]/(16*[.K$1])) = 0;DEC2HEX([.$A37]/(16*[.K$1]) - 1);&quot;&quot;)" office:value-type="string" office:string-value="3B" calcext:value-type="string">
            <text:p>3B</text:p>
          </table:table-cell>
          <table:table-cell table:style-name="ce6" table:formula="of:=IF([.$A37]/(16*[.L$1]) -INT([.$A37]/(16*[.L$1])) = 0;DEC2HEX([.$A37]/(16*[.L$1]) - 1);&quot;&quot;)" office:value-type="string" office:string-value="2C" calcext:value-type="string">
            <text:p>2C</text:p>
          </table:table-cell>
          <table:table-cell table:style-name="ce6" table:formula="of:=IF([.$A37]/(16*[.M$1]) -INT([.$A37]/(16*[.M$1])) = 0;DEC2HEX([.$A37]/(16*[.M$1]) - 1);&quot;&quot;)" office:value-type="string" office:string-value="1D" calcext:value-type="string">
            <text:p>1D</text:p>
          </table:table-cell>
          <table:table-cell table:style-name="ce6" table:formula="of:=IF([.$A37]/(16*[.N$1]) -INT([.$A37]/(16*[.N$1])) = 0;DEC2HEX([.$A37]/(16*[.N$1]) - 1);&quot;&quot;)">
            <text:p/>
          </table:table-cell>
          <table:table-cell table:style-name="ce6" table:formula="of:=IF([.$A37]/(16*[.O$1]) -INT([.$A37]/(16*[.O$1])) = 0;DEC2HEX([.$A37]/(16*[.O$1]) - 1);&quot;&quot;)" office:value-type="string" office:string-value="E" calcext:value-type="string">
            <text:p>E</text:p>
          </table:table-cell>
          <table:table-cell table:number-columns-repeated="1009"/>
        </table:table-row>
        <table:table-row table:style-name="ro1">
          <table:table-cell table:style-name="ce2" office:value-type="float" office:value="28224000" calcext:value-type="float">
            <text:p>28 224 000</text:p>
          </table:table-cell>
          <table:table-cell table:style-name="ce6" table:formula="of:=IF([.$A38]/(16*[.B$1]) -INT([.$A38]/(16*[.B$1])) = 0;DEC2HEX([.$A38]/(16*[.B$1]) - 1);&quot;&quot;)" office:value-type="string" office:string-value="2DEF" calcext:value-type="string">
            <text:p>2DEF</text:p>
          </table:table-cell>
          <table:table-cell table:style-name="ce6" table:formula="of:=IF([.$A38]/(16*[.C$1]) -INT([.$A38]/(16*[.C$1])) = 0;DEC2HEX([.$A38]/(16*[.C$1]) - 1);&quot;&quot;)" office:value-type="string" office:string-value="16F7" calcext:value-type="string">
            <text:p>16F7</text:p>
          </table:table-cell>
          <table:table-cell table:style-name="ce6" table:formula="of:=IF([.$A38]/(16*[.D$1]) -INT([.$A38]/(16*[.D$1])) = 0;DEC2HEX([.$A38]/(16*[.D$1]) - 1);&quot;&quot;)" office:value-type="string" office:string-value="B7B" calcext:value-type="string">
            <text:p>B7B</text:p>
          </table:table-cell>
          <table:table-cell table:style-name="ce6" table:formula="of:=IF([.$A38]/(16*[.E$1]) -INT([.$A38]/(16*[.E$1])) = 0;DEC2HEX([.$A38]/(16*[.E$1]) - 1);&quot;&quot;)" office:value-type="string" office:string-value="5BD" calcext:value-type="string">
            <text:p>5BD</text:p>
          </table:table-cell>
          <table:table-cell table:style-name="ce6" table:formula="of:=IF([.$A38]/(16*[.F$1]) -INT([.$A38]/(16*[.F$1])) = 0;DEC2HEX([.$A38]/(16*[.F$1]) - 1);&quot;&quot;)" office:value-type="string" office:string-value="2DE" calcext:value-type="string">
            <text:p>2DE</text:p>
          </table:table-cell>
          <table:table-cell table:style-name="ce6" table:formula="of:=IF([.$A38]/(16*[.G$1]) -INT([.$A38]/(16*[.G$1])) = 0;DEC2HEX([.$A38]/(16*[.G$1]) - 1);&quot;&quot;)">
            <text:p/>
          </table:table-cell>
          <table:table-cell table:style-name="ce6" table:formula="of:=IF([.$A38]/(16*[.H$1]) -INT([.$A38]/(16*[.H$1])) = 0;DEC2HEX([.$A38]/(16*[.H$1]) - 1);&quot;&quot;)">
            <text:p/>
          </table:table-cell>
          <table:table-cell table:style-name="ce6" table:formula="of:=IF([.$A38]/(16*[.I$1]) -INT([.$A38]/(16*[.I$1])) = 0;DEC2HEX([.$A38]/(16*[.I$1]) - 1);&quot;&quot;)">
            <text:p/>
          </table:table-cell>
          <table:table-cell table:style-name="ce6" table:formula="of:=IF([.$A38]/(16*[.J$1]) -INT([.$A38]/(16*[.J$1])) = 0;DEC2HEX([.$A38]/(16*[.J$1]) - 1);&quot;&quot;)">
            <text:p/>
          </table:table-cell>
          <table:table-cell table:style-name="ce6" table:formula="of:=IF([.$A38]/(16*[.K$1]) -INT([.$A38]/(16*[.K$1])) = 0;DEC2HEX([.$A38]/(16*[.K$1]) - 1);&quot;&quot;)">
            <text:p/>
          </table:table-cell>
          <table:table-cell table:style-name="ce6" table:formula="of:=IF([.$A38]/(16*[.L$1]) -INT([.$A38]/(16*[.L$1])) = 0;DEC2HEX([.$A38]/(16*[.L$1]) - 1);&quot;&quot;)">
            <text:p/>
          </table:table-cell>
          <table:table-cell table:style-name="ce6" table:formula="of:=IF([.$A38]/(16*[.M$1]) -INT([.$A38]/(16*[.M$1])) = 0;DEC2HEX([.$A38]/(16*[.M$1]) - 1);&quot;&quot;)">
            <text:p/>
          </table:table-cell>
          <table:table-cell table:style-name="ce6" table:formula="of:=IF([.$A38]/(16*[.N$1]) -INT([.$A38]/(16*[.N$1])) = 0;DEC2HEX([.$A38]/(16*[.N$1]) - 1);&quot;&quot;)">
            <text:p/>
          </table:table-cell>
          <table:table-cell table:style-name="ce6" table:formula="of:=IF([.$A38]/(16*[.O$1]) -INT([.$A38]/(16*[.O$1])) = 0;DEC2HEX([.$A38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800000" calcext:value-type="float">
            <text:p>28 800 000</text:p>
          </table:table-cell>
          <table:table-cell table:style-name="ce6" table:formula="of:=IF([.$A39]/(16*[.B$1]) -INT([.$A39]/(16*[.B$1])) = 0;DEC2HEX([.$A39]/(16*[.B$1]) - 1);&quot;&quot;)" office:value-type="string" office:string-value="2EDF" calcext:value-type="string">
            <text:p>2EDF</text:p>
          </table:table-cell>
          <table:table-cell table:style-name="ce6" table:formula="of:=IF([.$A39]/(16*[.C$1]) -INT([.$A39]/(16*[.C$1])) = 0;DEC2HEX([.$A39]/(16*[.C$1]) - 1);&quot;&quot;)" office:value-type="string" office:string-value="176F" calcext:value-type="string">
            <text:p>176F</text:p>
          </table:table-cell>
          <table:table-cell table:style-name="ce6" table:formula="of:=IF([.$A39]/(16*[.D$1]) -INT([.$A39]/(16*[.D$1])) = 0;DEC2HEX([.$A39]/(16*[.D$1]) - 1);&quot;&quot;)" office:value-type="string" office:string-value="BB7" calcext:value-type="string">
            <text:p>BB7</text:p>
          </table:table-cell>
          <table:table-cell table:style-name="ce6" table:formula="of:=IF([.$A39]/(16*[.E$1]) -INT([.$A39]/(16*[.E$1])) = 0;DEC2HEX([.$A39]/(16*[.E$1]) - 1);&quot;&quot;)" office:value-type="string" office:string-value="5DB" calcext:value-type="string">
            <text:p>5DB</text:p>
          </table:table-cell>
          <table:table-cell table:style-name="ce6" table:formula="of:=IF([.$A39]/(16*[.F$1]) -INT([.$A39]/(16*[.F$1])) = 0;DEC2HEX([.$A39]/(16*[.F$1]) - 1);&quot;&quot;)" office:value-type="string" office:string-value="2ED" calcext:value-type="string">
            <text:p>2ED</text:p>
          </table:table-cell>
          <table:table-cell table:style-name="ce6" table:formula="of:=IF([.$A39]/(16*[.G$1]) -INT([.$A39]/(16*[.G$1])) = 0;DEC2HEX([.$A39]/(16*[.G$1]) - 1);&quot;&quot;)" office:value-type="string" office:string-value="176" calcext:value-type="string">
            <text:p>176</text:p>
          </table:table-cell>
          <table:table-cell table:style-name="ce6" table:formula="of:=IF([.$A39]/(16*[.H$1]) -INT([.$A39]/(16*[.H$1])) = 0;DEC2HEX([.$A39]/(16*[.H$1]) - 1);&quot;&quot;)">
            <text:p/>
          </table:table-cell>
          <table:table-cell table:style-name="ce6" table:formula="of:=IF([.$A39]/(16*[.I$1]) -INT([.$A39]/(16*[.I$1])) = 0;DEC2HEX([.$A39]/(16*[.I$1]) - 1);&quot;&quot;)" office:value-type="string" office:string-value="7C" calcext:value-type="string">
            <text:p>7C</text:p>
          </table:table-cell>
          <table:table-cell table:style-name="ce6" table:formula="of:=IF([.$A39]/(16*[.J$1]) -INT([.$A39]/(16*[.J$1])) = 0;DEC2HEX([.$A39]/(16*[.J$1]) - 1);&quot;&quot;)">
            <text:p/>
          </table:table-cell>
          <table:table-cell table:style-name="ce6" table:formula="of:=IF([.$A39]/(16*[.K$1]) -INT([.$A39]/(16*[.K$1])) = 0;DEC2HEX([.$A39]/(16*[.K$1]) - 1);&quot;&quot;)">
            <text:p/>
          </table:table-cell>
          <table:table-cell table:style-name="ce6" table:formula="of:=IF([.$A39]/(16*[.L$1]) -INT([.$A39]/(16*[.L$1])) = 0;DEC2HEX([.$A39]/(16*[.L$1]) - 1);&quot;&quot;)">
            <text:p/>
          </table:table-cell>
          <table:table-cell table:style-name="ce6" table:formula="of:=IF([.$A39]/(16*[.M$1]) -INT([.$A39]/(16*[.M$1])) = 0;DEC2HEX([.$A39]/(16*[.M$1]) - 1);&quot;&quot;)">
            <text:p/>
          </table:table-cell>
          <table:table-cell table:style-name="ce6" table:formula="of:=IF([.$A39]/(16*[.N$1]) -INT([.$A39]/(16*[.N$1])) = 0;DEC2HEX([.$A39]/(16*[.N$1]) - 1);&quot;&quot;)">
            <text:p/>
          </table:table-cell>
          <table:table-cell table:style-name="ce6" table:formula="of:=IF([.$A39]/(16*[.O$1]) -INT([.$A39]/(16*[.O$1])) = 0;DEC2HEX([.$A39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491200" calcext:value-type="float">
            <text:p>29 491 200</text:p>
          </table:table-cell>
          <table:table-cell table:style-name="ce6" table:formula="of:=IF([.$A40]/(16*[.B$1]) -INT([.$A40]/(16*[.B$1])) = 0;DEC2HEX([.$A40]/(16*[.B$1]) - 1);&quot;&quot;)" office:value-type="string" office:string-value="2FFF" calcext:value-type="string">
            <text:p>2FFF</text:p>
          </table:table-cell>
          <table:table-cell table:style-name="ce6" table:formula="of:=IF([.$A40]/(16*[.C$1]) -INT([.$A40]/(16*[.C$1])) = 0;DEC2HEX([.$A40]/(16*[.C$1]) - 1);&quot;&quot;)" office:value-type="string" office:string-value="17FF" calcext:value-type="string">
            <text:p>17FF</text:p>
          </table:table-cell>
          <table:table-cell table:style-name="ce6" table:formula="of:=IF([.$A40]/(16*[.D$1]) -INT([.$A40]/(16*[.D$1])) = 0;DEC2HEX([.$A40]/(16*[.D$1]) - 1);&quot;&quot;)" office:value-type="string" office:string-value="BFF" calcext:value-type="string">
            <text:p>BFF</text:p>
          </table:table-cell>
          <table:table-cell table:style-name="ce6" table:formula="of:=IF([.$A40]/(16*[.E$1]) -INT([.$A40]/(16*[.E$1])) = 0;DEC2HEX([.$A40]/(16*[.E$1]) - 1);&quot;&quot;)" office:value-type="string" office:string-value="5FF" calcext:value-type="string">
            <text:p>5FF</text:p>
          </table:table-cell>
          <table:table-cell table:style-name="ce6" table:formula="of:=IF([.$A40]/(16*[.F$1]) -INT([.$A40]/(16*[.F$1])) = 0;DEC2HEX([.$A40]/(16*[.F$1]) - 1);&quot;&quot;)" office:value-type="string" office:string-value="2FF" calcext:value-type="string">
            <text:p>2FF</text:p>
          </table:table-cell>
          <table:table-cell table:style-name="ce6" table:formula="of:=IF([.$A40]/(16*[.G$1]) -INT([.$A40]/(16*[.G$1])) = 0;DEC2HEX([.$A40]/(16*[.G$1]) - 1);&quot;&quot;)" office:value-type="string" office:string-value="17F" calcext:value-type="string">
            <text:p>17F</text:p>
          </table:table-cell>
          <table:table-cell table:style-name="ce6" table:formula="of:=IF([.$A40]/(16*[.H$1]) -INT([.$A40]/(16*[.H$1])) = 0;DEC2HEX([.$A40]/(16*[.H$1]) - 1);&quot;&quot;)" office:value-type="string" office:string-value="BF" calcext:value-type="string">
            <text:p>BF</text:p>
          </table:table-cell>
          <table:table-cell table:style-name="ce6" table:formula="of:=IF([.$A40]/(16*[.I$1]) -INT([.$A40]/(16*[.I$1])) = 0;DEC2HEX([.$A40]/(16*[.I$1]) - 1);&quot;&quot;)" office:value-type="string" office:string-value="7F" calcext:value-type="string">
            <text:p>7F</text:p>
          </table:table-cell>
          <table:table-cell table:style-name="ce6" table:formula="of:=IF([.$A40]/(16*[.J$1]) -INT([.$A40]/(16*[.J$1])) = 0;DEC2HEX([.$A40]/(16*[.J$1]) - 1);&quot;&quot;)" office:value-type="string" office:string-value="5F" calcext:value-type="string">
            <text:p>5F</text:p>
          </table:table-cell>
          <table:table-cell table:style-name="ce6" table:formula="of:=IF([.$A40]/(16*[.K$1]) -INT([.$A40]/(16*[.K$1])) = 0;DEC2HEX([.$A40]/(16*[.K$1]) - 1);&quot;&quot;)" office:value-type="string" office:string-value="3F" calcext:value-type="string">
            <text:p>3F</text:p>
          </table:table-cell>
          <table:table-cell table:style-name="ce6" table:formula="of:=IF([.$A40]/(16*[.L$1]) -INT([.$A40]/(16*[.L$1])) = 0;DEC2HEX([.$A40]/(16*[.L$1]) - 1);&quot;&quot;)" office:value-type="string" office:string-value="2F" calcext:value-type="string">
            <text:p>2F</text:p>
          </table:table-cell>
          <table:table-cell table:style-name="ce6" table:formula="of:=IF([.$A40]/(16*[.M$1]) -INT([.$A40]/(16*[.M$1])) = 0;DEC2HEX([.$A40]/(16*[.M$1]) - 1);&quot;&quot;)" office:value-type="string" office:string-value="1F" calcext:value-type="string">
            <text:p>1F</text:p>
          </table:table-cell>
          <table:table-cell table:style-name="ce6" table:formula="of:=IF([.$A40]/(16*[.N$1]) -INT([.$A40]/(16*[.N$1])) = 0;DEC2HEX([.$A40]/(16*[.N$1]) - 1);&quot;&quot;)" office:value-type="string" office:string-value="17" calcext:value-type="string">
            <text:p>17</text:p>
          </table:table-cell>
          <table:table-cell table:style-name="ce6" table:formula="of:=IF([.$A40]/(16*[.O$1]) -INT([.$A40]/(16*[.O$1])) = 0;DEC2HEX([.$A40]/(16*[.O$1]) - 1);&quot;&quot;)" office:value-type="string" office:string-value="F" calcext:value-type="string">
            <text:p>F</text:p>
          </table:table-cell>
          <table:table-cell table:number-columns-repeated="1009"/>
        </table:table-row>
        <table:table-row table:style-name="ro1">
          <table:table-cell table:style-name="ce2" office:value-type="float" office:value="30720000" calcext:value-type="float">
            <text:p>30 720 000</text:p>
          </table:table-cell>
          <table:table-cell table:style-name="ce6" table:formula="of:=IF([.$A41]/(16*[.B$1]) -INT([.$A41]/(16*[.B$1])) = 0;DEC2HEX([.$A41]/(16*[.B$1]) - 1);&quot;&quot;)" office:value-type="string" office:string-value="31FF" calcext:value-type="string">
            <text:p>31FF</text:p>
          </table:table-cell>
          <table:table-cell table:style-name="ce6" table:formula="of:=IF([.$A41]/(16*[.C$1]) -INT([.$A41]/(16*[.C$1])) = 0;DEC2HEX([.$A41]/(16*[.C$1]) - 1);&quot;&quot;)" office:value-type="string" office:string-value="18FF" calcext:value-type="string">
            <text:p>18FF</text:p>
          </table:table-cell>
          <table:table-cell table:style-name="ce6" table:formula="of:=IF([.$A41]/(16*[.D$1]) -INT([.$A41]/(16*[.D$1])) = 0;DEC2HEX([.$A41]/(16*[.D$1]) - 1);&quot;&quot;)" office:value-type="string" office:string-value="C7F" calcext:value-type="string">
            <text:p>C7F</text:p>
          </table:table-cell>
          <table:table-cell table:style-name="ce6" table:formula="of:=IF([.$A41]/(16*[.E$1]) -INT([.$A41]/(16*[.E$1])) = 0;DEC2HEX([.$A41]/(16*[.E$1]) - 1);&quot;&quot;)" office:value-type="string" office:string-value="63F" calcext:value-type="string">
            <text:p>63F</text:p>
          </table:table-cell>
          <table:table-cell table:style-name="ce6" table:formula="of:=IF([.$A41]/(16*[.F$1]) -INT([.$A41]/(16*[.F$1])) = 0;DEC2HEX([.$A41]/(16*[.F$1]) - 1);&quot;&quot;)" office:value-type="string" office:string-value="31F" calcext:value-type="string">
            <text:p>31F</text:p>
          </table:table-cell>
          <table:table-cell table:style-name="ce6" table:formula="of:=IF([.$A41]/(16*[.G$1]) -INT([.$A41]/(16*[.G$1])) = 0;DEC2HEX([.$A41]/(16*[.G$1]) - 1);&quot;&quot;)" office:value-type="string" office:string-value="18F" calcext:value-type="string">
            <text:p>18F</text:p>
          </table:table-cell>
          <table:table-cell table:style-name="ce6" table:formula="of:=IF([.$A41]/(16*[.H$1]) -INT([.$A41]/(16*[.H$1])) = 0;DEC2HEX([.$A41]/(16*[.H$1]) - 1);&quot;&quot;)" office:value-type="string" office:string-value="C7" calcext:value-type="string">
            <text:p>C7</text:p>
          </table:table-cell>
          <table:table-cell table:style-name="ce6" table:formula="of:=IF([.$A41]/(16*[.I$1]) -INT([.$A41]/(16*[.I$1])) = 0;DEC2HEX([.$A41]/(16*[.I$1]) - 1);&quot;&quot;)">
            <text:p/>
          </table:table-cell>
          <table:table-cell table:style-name="ce6" table:formula="of:=IF([.$A41]/(16*[.J$1]) -INT([.$A41]/(16*[.J$1])) = 0;DEC2HEX([.$A41]/(16*[.J$1]) - 1);&quot;&quot;)" office:value-type="string" office:string-value="63" calcext:value-type="string">
            <text:p>63</text:p>
          </table:table-cell>
          <table:table-cell table:style-name="ce6" table:formula="of:=IF([.$A41]/(16*[.K$1]) -INT([.$A41]/(16*[.K$1])) = 0;DEC2HEX([.$A41]/(16*[.K$1]) - 1);&quot;&quot;)">
            <text:p/>
          </table:table-cell>
          <table:table-cell table:style-name="ce6" table:formula="of:=IF([.$A41]/(16*[.L$1]) -INT([.$A41]/(16*[.L$1])) = 0;DEC2HEX([.$A41]/(16*[.L$1]) - 1);&quot;&quot;)" office:value-type="string" office:string-value="31" calcext:value-type="string">
            <text:p>31</text:p>
          </table:table-cell>
          <table:table-cell table:style-name="ce6" table:formula="of:=IF([.$A41]/(16*[.M$1]) -INT([.$A41]/(16*[.M$1])) = 0;DEC2HEX([.$A41]/(16*[.M$1]) - 1);&quot;&quot;)">
            <text:p/>
          </table:table-cell>
          <table:table-cell table:style-name="ce6" table:formula="of:=IF([.$A41]/(16*[.N$1]) -INT([.$A41]/(16*[.N$1])) = 0;DEC2HEX([.$A41]/(16*[.N$1]) - 1);&quot;&quot;)" office:value-type="string" office:string-value="18" calcext:value-type="string">
            <text:p>18</text:p>
          </table:table-cell>
          <table:table-cell table:style-name="ce6" table:formula="of:=IF([.$A41]/(16*[.O$1]) -INT([.$A41]/(16*[.O$1])) = 0;DEC2HEX([.$A41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334400" calcext:value-type="float">
            <text:p>31 334 400</text:p>
          </table:table-cell>
          <table:table-cell table:style-name="ce6" table:formula="of:=IF([.$A42]/(16*[.B$1]) -INT([.$A42]/(16*[.B$1])) = 0;DEC2HEX([.$A42]/(16*[.B$1]) - 1);&quot;&quot;)" office:value-type="string" office:string-value="32FF" calcext:value-type="string">
            <text:p>32FF</text:p>
          </table:table-cell>
          <table:table-cell table:style-name="ce6" table:formula="of:=IF([.$A42]/(16*[.C$1]) -INT([.$A42]/(16*[.C$1])) = 0;DEC2HEX([.$A42]/(16*[.C$1]) - 1);&quot;&quot;)" office:value-type="string" office:string-value="197F" calcext:value-type="string">
            <text:p>197F</text:p>
          </table:table-cell>
          <table:table-cell table:style-name="ce6" table:formula="of:=IF([.$A42]/(16*[.D$1]) -INT([.$A42]/(16*[.D$1])) = 0;DEC2HEX([.$A42]/(16*[.D$1]) - 1);&quot;&quot;)" office:value-type="string" office:string-value="CBF" calcext:value-type="string">
            <text:p>CBF</text:p>
          </table:table-cell>
          <table:table-cell table:style-name="ce6" table:formula="of:=IF([.$A42]/(16*[.E$1]) -INT([.$A42]/(16*[.E$1])) = 0;DEC2HEX([.$A42]/(16*[.E$1]) - 1);&quot;&quot;)" office:value-type="string" office:string-value="65F" calcext:value-type="string">
            <text:p>65F</text:p>
          </table:table-cell>
          <table:table-cell table:style-name="ce6" table:formula="of:=IF([.$A42]/(16*[.F$1]) -INT([.$A42]/(16*[.F$1])) = 0;DEC2HEX([.$A42]/(16*[.F$1]) - 1);&quot;&quot;)" office:value-type="string" office:string-value="32F" calcext:value-type="string">
            <text:p>32F</text:p>
          </table:table-cell>
          <table:table-cell table:style-name="ce6" table:formula="of:=IF([.$A42]/(16*[.G$1]) -INT([.$A42]/(16*[.G$1])) = 0;DEC2HEX([.$A42]/(16*[.G$1]) - 1);&quot;&quot;)" office:value-type="string" office:string-value="197" calcext:value-type="string">
            <text:p>197</text:p>
          </table:table-cell>
          <table:table-cell table:style-name="ce6" table:formula="of:=IF([.$A42]/(16*[.H$1]) -INT([.$A42]/(16*[.H$1])) = 0;DEC2HEX([.$A42]/(16*[.H$1]) - 1);&quot;&quot;)" office:value-type="string" office:string-value="CB" calcext:value-type="string">
            <text:p>CB</text:p>
          </table:table-cell>
          <table:table-cell table:style-name="ce6" table:formula="of:=IF([.$A42]/(16*[.I$1]) -INT([.$A42]/(16*[.I$1])) = 0;DEC2HEX([.$A42]/(16*[.I$1]) - 1);&quot;&quot;)" office:value-type="string" office:string-value="87" calcext:value-type="string">
            <text:p>87</text:p>
          </table:table-cell>
          <table:table-cell table:style-name="ce6" table:formula="of:=IF([.$A42]/(16*[.J$1]) -INT([.$A42]/(16*[.J$1])) = 0;DEC2HEX([.$A42]/(16*[.J$1]) - 1);&quot;&quot;)" office:value-type="string" office:string-value="65" calcext:value-type="string">
            <text:p>65</text:p>
          </table:table-cell>
          <table:table-cell table:style-name="ce6" table:formula="of:=IF([.$A42]/(16*[.K$1]) -INT([.$A42]/(16*[.K$1])) = 0;DEC2HEX([.$A42]/(16*[.K$1]) - 1);&quot;&quot;)" office:value-type="string" office:string-value="43" calcext:value-type="string">
            <text:p>43</text:p>
          </table:table-cell>
          <table:table-cell table:style-name="ce6" table:formula="of:=IF([.$A42]/(16*[.L$1]) -INT([.$A42]/(16*[.L$1])) = 0;DEC2HEX([.$A42]/(16*[.L$1]) - 1);&quot;&quot;)" office:value-type="string" office:string-value="32" calcext:value-type="string">
            <text:p>32</text:p>
          </table:table-cell>
          <table:table-cell table:style-name="ce6" table:formula="of:=IF([.$A42]/(16*[.M$1]) -INT([.$A42]/(16*[.M$1])) = 0;DEC2HEX([.$A42]/(16*[.M$1]) - 1);&quot;&quot;)" office:value-type="string" office:string-value="21" calcext:value-type="string">
            <text:p>21</text:p>
          </table:table-cell>
          <table:table-cell table:style-name="ce6" table:formula="of:=IF([.$A42]/(16*[.N$1]) -INT([.$A42]/(16*[.N$1])) = 0;DEC2HEX([.$A42]/(16*[.N$1]) - 1);&quot;&quot;)">
            <text:p/>
          </table:table-cell>
          <table:table-cell table:style-name="ce6" table:formula="of:=IF([.$A42]/(16*[.O$1]) -INT([.$A42]/(16*[.O$1])) = 0;DEC2HEX([.$A42]/(16*[.O$1]) - 1);&quot;&quot;)" office:value-type="string" office:string-value="10" calcext:value-type="string">
            <text:p>10</text:p>
          </table:table-cell>
          <table:table-cell table:number-columns-repeated="1009"/>
        </table:table-row>
        <table:table-row table:style-name="ro1">
          <table:table-cell table:style-name="ce2" office:value-type="float" office:value="33177600" calcext:value-type="float">
            <text:p>33 177 600</text:p>
          </table:table-cell>
          <table:table-cell table:style-name="ce6" table:formula="of:=IF([.$A43]/(16*[.B$1]) -INT([.$A43]/(16*[.B$1])) = 0;DEC2HEX([.$A43]/(16*[.B$1]) - 1);&quot;&quot;)" office:value-type="string" office:string-value="35FF" calcext:value-type="string">
            <text:p>35FF</text:p>
          </table:table-cell>
          <table:table-cell table:style-name="ce6" table:formula="of:=IF([.$A43]/(16*[.C$1]) -INT([.$A43]/(16*[.C$1])) = 0;DEC2HEX([.$A43]/(16*[.C$1]) - 1);&quot;&quot;)" office:value-type="string" office:string-value="1AFF" calcext:value-type="string">
            <text:p>1AFF</text:p>
          </table:table-cell>
          <table:table-cell table:style-name="ce6" table:formula="of:=IF([.$A43]/(16*[.D$1]) -INT([.$A43]/(16*[.D$1])) = 0;DEC2HEX([.$A43]/(16*[.D$1]) - 1);&quot;&quot;)" office:value-type="string" office:string-value="D7F" calcext:value-type="string">
            <text:p>D7F</text:p>
          </table:table-cell>
          <table:table-cell table:style-name="ce6" table:formula="of:=IF([.$A43]/(16*[.E$1]) -INT([.$A43]/(16*[.E$1])) = 0;DEC2HEX([.$A43]/(16*[.E$1]) - 1);&quot;&quot;)" office:value-type="string" office:string-value="6BF" calcext:value-type="string">
            <text:p>6BF</text:p>
          </table:table-cell>
          <table:table-cell table:style-name="ce6" table:formula="of:=IF([.$A43]/(16*[.F$1]) -INT([.$A43]/(16*[.F$1])) = 0;DEC2HEX([.$A43]/(16*[.F$1]) - 1);&quot;&quot;)" office:value-type="string" office:string-value="35F" calcext:value-type="string">
            <text:p>35F</text:p>
          </table:table-cell>
          <table:table-cell table:style-name="ce6" table:formula="of:=IF([.$A43]/(16*[.G$1]) -INT([.$A43]/(16*[.G$1])) = 0;DEC2HEX([.$A43]/(16*[.G$1]) - 1);&quot;&quot;)" office:value-type="string" office:string-value="1AF" calcext:value-type="string">
            <text:p>1AF</text:p>
          </table:table-cell>
          <table:table-cell table:style-name="ce6" table:formula="of:=IF([.$A43]/(16*[.H$1]) -INT([.$A43]/(16*[.H$1])) = 0;DEC2HEX([.$A43]/(16*[.H$1]) - 1);&quot;&quot;)" office:value-type="string" office:string-value="D7" calcext:value-type="string">
            <text:p>D7</text:p>
          </table:table-cell>
          <table:table-cell table:style-name="ce6" table:formula="of:=IF([.$A43]/(16*[.I$1]) -INT([.$A43]/(16*[.I$1])) = 0;DEC2HEX([.$A43]/(16*[.I$1]) - 1);&quot;&quot;)" office:value-type="string" office:string-value="8F" calcext:value-type="string">
            <text:p>8F</text:p>
          </table:table-cell>
          <table:table-cell table:style-name="ce6" table:formula="of:=IF([.$A43]/(16*[.J$1]) -INT([.$A43]/(16*[.J$1])) = 0;DEC2HEX([.$A43]/(16*[.J$1]) - 1);&quot;&quot;)" office:value-type="string" office:string-value="6B" calcext:value-type="string">
            <text:p>6B</text:p>
          </table:table-cell>
          <table:table-cell table:style-name="ce6" table:formula="of:=IF([.$A43]/(16*[.K$1]) -INT([.$A43]/(16*[.K$1])) = 0;DEC2HEX([.$A43]/(16*[.K$1]) - 1);&quot;&quot;)" office:value-type="string" office:string-value="47" calcext:value-type="string">
            <text:p>47</text:p>
          </table:table-cell>
          <table:table-cell table:style-name="ce6" table:formula="of:=IF([.$A43]/(16*[.L$1]) -INT([.$A43]/(16*[.L$1])) = 0;DEC2HEX([.$A43]/(16*[.L$1]) - 1);&quot;&quot;)" office:value-type="string" office:string-value="35" calcext:value-type="string">
            <text:p>35</text:p>
          </table:table-cell>
          <table:table-cell table:style-name="ce6" table:formula="of:=IF([.$A43]/(16*[.M$1]) -INT([.$A43]/(16*[.M$1])) = 0;DEC2HEX([.$A43]/(16*[.M$1]) - 1);&quot;&quot;)" office:value-type="string" office:string-value="23" calcext:value-type="string">
            <text:p>23</text:p>
          </table:table-cell>
          <table:table-cell table:style-name="ce6" table:formula="of:=IF([.$A43]/(16*[.N$1]) -INT([.$A43]/(16*[.N$1])) = 0;DEC2HEX([.$A43]/(16*[.N$1]) - 1);&quot;&quot;)" office:value-type="string" office:string-value="1A" calcext:value-type="string">
            <text:p>1A</text:p>
          </table:table-cell>
          <table:table-cell table:style-name="ce6" table:formula="of:=IF([.$A43]/(16*[.O$1]) -INT([.$A43]/(16*[.O$1])) = 0;DEC2HEX([.$A43]/(16*[.O$1]) - 1);&quot;&quot;)" office:value-type="string" office:string-value="11" calcext:value-type="string">
            <text:p>11</text:p>
          </table:table-cell>
          <table:table-cell table:number-columns-repeated="1009"/>
        </table:table-row>
        <table:table-row table:style-name="ro1">
          <table:table-cell table:style-name="ce2" office:value-type="float" office:value="33868800" calcext:value-type="float">
            <text:p>33 868 800</text:p>
          </table:table-cell>
          <table:table-cell table:style-name="ce6" table:formula="of:=IF([.$A44]/(16*[.B$1]) -INT([.$A44]/(16*[.B$1])) = 0;DEC2HEX([.$A44]/(16*[.B$1]) - 1);&quot;&quot;)" office:value-type="string" office:string-value="371F" calcext:value-type="string">
            <text:p>371F</text:p>
          </table:table-cell>
          <table:table-cell table:style-name="ce6" table:formula="of:=IF([.$A44]/(16*[.C$1]) -INT([.$A44]/(16*[.C$1])) = 0;DEC2HEX([.$A44]/(16*[.C$1]) - 1);&quot;&quot;)" office:value-type="string" office:string-value="1B8F" calcext:value-type="string">
            <text:p>1B8F</text:p>
          </table:table-cell>
          <table:table-cell table:style-name="ce6" table:formula="of:=IF([.$A44]/(16*[.D$1]) -INT([.$A44]/(16*[.D$1])) = 0;DEC2HEX([.$A44]/(16*[.D$1]) - 1);&quot;&quot;)" office:value-type="string" office:string-value="DC7" calcext:value-type="string">
            <text:p>DC7</text:p>
          </table:table-cell>
          <table:table-cell table:style-name="ce6" table:formula="of:=IF([.$A44]/(16*[.E$1]) -INT([.$A44]/(16*[.E$1])) = 0;DEC2HEX([.$A44]/(16*[.E$1]) - 1);&quot;&quot;)" office:value-type="string" office:string-value="6E3" calcext:value-type="string">
            <text:p>6E3</text:p>
          </table:table-cell>
          <table:table-cell table:style-name="ce6" table:formula="of:=IF([.$A44]/(16*[.F$1]) -INT([.$A44]/(16*[.F$1])) = 0;DEC2HEX([.$A44]/(16*[.F$1]) - 1);&quot;&quot;)" office:value-type="string" office:string-value="371" calcext:value-type="string">
            <text:p>371</text:p>
          </table:table-cell>
          <table:table-cell table:style-name="ce6" table:formula="of:=IF([.$A44]/(16*[.G$1]) -INT([.$A44]/(16*[.G$1])) = 0;DEC2HEX([.$A44]/(16*[.G$1]) - 1);&quot;&quot;)" office:value-type="string" office:string-value="1B8" calcext:value-type="string">
            <text:p>1B8</text:p>
          </table:table-cell>
          <table:table-cell table:style-name="ce6" table:formula="of:=IF([.$A44]/(16*[.H$1]) -INT([.$A44]/(16*[.H$1])) = 0;DEC2HEX([.$A44]/(16*[.H$1]) - 1);&quot;&quot;)">
            <text:p/>
          </table:table-cell>
          <table:table-cell table:style-name="ce6" table:formula="of:=IF([.$A44]/(16*[.I$1]) -INT([.$A44]/(16*[.I$1])) = 0;DEC2HEX([.$A44]/(16*[.I$1]) - 1);&quot;&quot;)" office:value-type="string" office:string-value="92" calcext:value-type="string">
            <text:p>92</text:p>
          </table:table-cell>
          <table:table-cell table:style-name="ce6" table:formula="of:=IF([.$A44]/(16*[.J$1]) -INT([.$A44]/(16*[.J$1])) = 0;DEC2HEX([.$A44]/(16*[.J$1]) - 1);&quot;&quot;)">
            <text:p/>
          </table:table-cell>
          <table:table-cell table:style-name="ce6" table:formula="of:=IF([.$A44]/(16*[.K$1]) -INT([.$A44]/(16*[.K$1])) = 0;DEC2HEX([.$A44]/(16*[.K$1]) - 1);&quot;&quot;)">
            <text:p/>
          </table:table-cell>
          <table:table-cell table:style-name="ce6" table:formula="of:=IF([.$A44]/(16*[.L$1]) -INT([.$A44]/(16*[.L$1])) = 0;DEC2HEX([.$A44]/(16*[.L$1]) - 1);&quot;&quot;)">
            <text:p/>
          </table:table-cell>
          <table:table-cell table:style-name="ce6" table:formula="of:=IF([.$A44]/(16*[.M$1]) -INT([.$A44]/(16*[.M$1])) = 0;DEC2HEX([.$A44]/(16*[.M$1]) - 1);&quot;&quot;)">
            <text:p/>
          </table:table-cell>
          <table:table-cell table:style-name="ce6" table:formula="of:=IF([.$A44]/(16*[.N$1]) -INT([.$A44]/(16*[.N$1])) = 0;DEC2HEX([.$A44]/(16*[.N$1]) - 1);&quot;&quot;)">
            <text:p/>
          </table:table-cell>
          <table:table-cell table:style-name="ce6" table:formula="of:=IF([.$A44]/(16*[.O$1]) -INT([.$A44]/(16*[.O$1])) = 0;DEC2HEX([.$A44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4368000" calcext:value-type="float">
            <text:p>34 368 000</text:p>
          </table:table-cell>
          <table:table-cell table:style-name="ce6" table:formula="of:=IF([.$A45]/(16*[.B$1]) -INT([.$A45]/(16*[.B$1])) = 0;DEC2HEX([.$A45]/(16*[.B$1]) - 1);&quot;&quot;)" office:value-type="string" office:string-value="37EF" calcext:value-type="string">
            <text:p>37EF</text:p>
          </table:table-cell>
          <table:table-cell table:style-name="ce6" table:formula="of:=IF([.$A45]/(16*[.C$1]) -INT([.$A45]/(16*[.C$1])) = 0;DEC2HEX([.$A45]/(16*[.C$1]) - 1);&quot;&quot;)" office:value-type="string" office:string-value="1BF7" calcext:value-type="string">
            <text:p>1BF7</text:p>
          </table:table-cell>
          <table:table-cell table:style-name="ce6" table:formula="of:=IF([.$A45]/(16*[.D$1]) -INT([.$A45]/(16*[.D$1])) = 0;DEC2HEX([.$A45]/(16*[.D$1]) - 1);&quot;&quot;)" office:value-type="string" office:string-value="DFB" calcext:value-type="string">
            <text:p>DFB</text:p>
          </table:table-cell>
          <table:table-cell table:style-name="ce6" table:formula="of:=IF([.$A45]/(16*[.E$1]) -INT([.$A45]/(16*[.E$1])) = 0;DEC2HEX([.$A45]/(16*[.E$1]) - 1);&quot;&quot;)" office:value-type="string" office:string-value="6FD" calcext:value-type="string">
            <text:p>6FD</text:p>
          </table:table-cell>
          <table:table-cell table:style-name="ce6" table:formula="of:=IF([.$A45]/(16*[.F$1]) -INT([.$A45]/(16*[.F$1])) = 0;DEC2HEX([.$A45]/(16*[.F$1]) - 1);&quot;&quot;)" office:value-type="string" office:string-value="37E" calcext:value-type="string">
            <text:p>37E</text:p>
          </table:table-cell>
          <table:table-cell table:style-name="ce6" table:formula="of:=IF([.$A45]/(16*[.G$1]) -INT([.$A45]/(16*[.G$1])) = 0;DEC2HEX([.$A45]/(16*[.G$1]) - 1);&quot;&quot;)">
            <text:p/>
          </table:table-cell>
          <table:table-cell table:style-name="ce6" table:formula="of:=IF([.$A45]/(16*[.H$1]) -INT([.$A45]/(16*[.H$1])) = 0;DEC2HEX([.$A45]/(16*[.H$1]) - 1);&quot;&quot;)">
            <text:p/>
          </table:table-cell>
          <table:table-cell table:style-name="ce6" table:formula="of:=IF([.$A45]/(16*[.I$1]) -INT([.$A45]/(16*[.I$1])) = 0;DEC2HEX([.$A45]/(16*[.I$1]) - 1);&quot;&quot;)">
            <text:p/>
          </table:table-cell>
          <table:table-cell table:style-name="ce6" table:formula="of:=IF([.$A45]/(16*[.J$1]) -INT([.$A45]/(16*[.J$1])) = 0;DEC2HEX([.$A45]/(16*[.J$1]) - 1);&quot;&quot;)">
            <text:p/>
          </table:table-cell>
          <table:table-cell table:style-name="ce6" table:formula="of:=IF([.$A45]/(16*[.K$1]) -INT([.$A45]/(16*[.K$1])) = 0;DEC2HEX([.$A45]/(16*[.K$1]) - 1);&quot;&quot;)">
            <text:p/>
          </table:table-cell>
          <table:table-cell table:style-name="ce6" table:formula="of:=IF([.$A45]/(16*[.L$1]) -INT([.$A45]/(16*[.L$1])) = 0;DEC2HEX([.$A45]/(16*[.L$1]) - 1);&quot;&quot;)">
            <text:p/>
          </table:table-cell>
          <table:table-cell table:style-name="ce6" table:formula="of:=IF([.$A45]/(16*[.M$1]) -INT([.$A45]/(16*[.M$1])) = 0;DEC2HEX([.$A45]/(16*[.M$1]) - 1);&quot;&quot;)">
            <text:p/>
          </table:table-cell>
          <table:table-cell table:style-name="ce6" table:formula="of:=IF([.$A45]/(16*[.N$1]) -INT([.$A45]/(16*[.N$1])) = 0;DEC2HEX([.$A45]/(16*[.N$1]) - 1);&quot;&quot;)">
            <text:p/>
          </table:table-cell>
          <table:table-cell table:style-name="ce6" table:formula="of:=IF([.$A45]/(16*[.O$1]) -INT([.$A45]/(16*[.O$1])) = 0;DEC2HEX([.$A45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020800" calcext:value-type="float">
            <text:p>35 020 800</text:p>
          </table:table-cell>
          <table:table-cell table:style-name="ce6" table:formula="of:=IF([.$A46]/(16*[.B$1]) -INT([.$A46]/(16*[.B$1])) = 0;DEC2HEX([.$A46]/(16*[.B$1]) - 1);&quot;&quot;)" office:value-type="string" office:string-value="38FF" calcext:value-type="string">
            <text:p>38FF</text:p>
          </table:table-cell>
          <table:table-cell table:style-name="ce6" table:formula="of:=IF([.$A46]/(16*[.C$1]) -INT([.$A46]/(16*[.C$1])) = 0;DEC2HEX([.$A46]/(16*[.C$1]) - 1);&quot;&quot;)" office:value-type="string" office:string-value="1C7F" calcext:value-type="string">
            <text:p>1C7F</text:p>
          </table:table-cell>
          <table:table-cell table:style-name="ce6" table:formula="of:=IF([.$A46]/(16*[.D$1]) -INT([.$A46]/(16*[.D$1])) = 0;DEC2HEX([.$A46]/(16*[.D$1]) - 1);&quot;&quot;)" office:value-type="string" office:string-value="E3F" calcext:value-type="string">
            <text:p>E3F</text:p>
          </table:table-cell>
          <table:table-cell table:style-name="ce6" table:formula="of:=IF([.$A46]/(16*[.E$1]) -INT([.$A46]/(16*[.E$1])) = 0;DEC2HEX([.$A46]/(16*[.E$1]) - 1);&quot;&quot;)" office:value-type="string" office:string-value="71F" calcext:value-type="string">
            <text:p>71F</text:p>
          </table:table-cell>
          <table:table-cell table:style-name="ce6" table:formula="of:=IF([.$A46]/(16*[.F$1]) -INT([.$A46]/(16*[.F$1])) = 0;DEC2HEX([.$A46]/(16*[.F$1]) - 1);&quot;&quot;)" office:value-type="string" office:string-value="38F" calcext:value-type="string">
            <text:p>38F</text:p>
          </table:table-cell>
          <table:table-cell table:style-name="ce6" table:formula="of:=IF([.$A46]/(16*[.G$1]) -INT([.$A46]/(16*[.G$1])) = 0;DEC2HEX([.$A46]/(16*[.G$1]) - 1);&quot;&quot;)" office:value-type="string" office:string-value="1C7" calcext:value-type="string">
            <text:p>1C7</text:p>
          </table:table-cell>
          <table:table-cell table:style-name="ce6" table:formula="of:=IF([.$A46]/(16*[.H$1]) -INT([.$A46]/(16*[.H$1])) = 0;DEC2HEX([.$A46]/(16*[.H$1]) - 1);&quot;&quot;)" office:value-type="string" office:string-value="E3" calcext:value-type="string">
            <text:p>E3</text:p>
          </table:table-cell>
          <table:table-cell table:style-name="ce6" table:formula="of:=IF([.$A46]/(16*[.I$1]) -INT([.$A46]/(16*[.I$1])) = 0;DEC2HEX([.$A46]/(16*[.I$1]) - 1);&quot;&quot;)" office:value-type="string" office:string-value="97" calcext:value-type="string">
            <text:p>97</text:p>
          </table:table-cell>
          <table:table-cell table:style-name="ce6" table:formula="of:=IF([.$A46]/(16*[.J$1]) -INT([.$A46]/(16*[.J$1])) = 0;DEC2HEX([.$A46]/(16*[.J$1]) - 1);&quot;&quot;)" office:value-type="string" office:string-value="71" calcext:value-type="string">
            <text:p>71</text:p>
          </table:table-cell>
          <table:table-cell table:style-name="ce6" table:formula="of:=IF([.$A46]/(16*[.K$1]) -INT([.$A46]/(16*[.K$1])) = 0;DEC2HEX([.$A46]/(16*[.K$1]) - 1);&quot;&quot;)" office:value-type="string" office:string-value="4B" calcext:value-type="string">
            <text:p>4B</text:p>
          </table:table-cell>
          <table:table-cell table:style-name="ce6" table:formula="of:=IF([.$A46]/(16*[.L$1]) -INT([.$A46]/(16*[.L$1])) = 0;DEC2HEX([.$A46]/(16*[.L$1]) - 1);&quot;&quot;)" office:value-type="string" office:string-value="38" calcext:value-type="string">
            <text:p>38</text:p>
          </table:table-cell>
          <table:table-cell table:style-name="ce6" table:formula="of:=IF([.$A46]/(16*[.M$1]) -INT([.$A46]/(16*[.M$1])) = 0;DEC2HEX([.$A46]/(16*[.M$1]) - 1);&quot;&quot;)" office:value-type="string" office:string-value="25" calcext:value-type="string">
            <text:p>25</text:p>
          </table:table-cell>
          <table:table-cell table:style-name="ce6" table:formula="of:=IF([.$A46]/(16*[.N$1]) -INT([.$A46]/(16*[.N$1])) = 0;DEC2HEX([.$A46]/(16*[.N$1]) - 1);&quot;&quot;)">
            <text:p/>
          </table:table-cell>
          <table:table-cell table:style-name="ce6" table:formula="of:=IF([.$A46]/(16*[.O$1]) -INT([.$A46]/(16*[.O$1])) = 0;DEC2HEX([.$A46]/(16*[.O$1]) - 1);&quot;&quot;)" office:value-type="string" office:string-value="12" calcext:value-type="string">
            <text:p>12</text:p>
          </table:table-cell>
          <table:table-cell table:number-columns-repeated="1009"/>
        </table:table-row>
        <table:table-row table:style-name="ro1">
          <table:table-cell table:style-name="ce2" office:value-type="float" office:value="35251200" calcext:value-type="float">
            <text:p>35 251 200</text:p>
          </table:table-cell>
          <table:table-cell table:style-name="ce6" table:formula="of:=IF([.$A47]/(16*[.B$1]) -INT([.$A47]/(16*[.B$1])) = 0;DEC2HEX([.$A47]/(16*[.B$1]) - 1);&quot;&quot;)" office:value-type="string" office:string-value="395F" calcext:value-type="string">
            <text:p>395F</text:p>
          </table:table-cell>
          <table:table-cell table:style-name="ce6" table:formula="of:=IF([.$A47]/(16*[.C$1]) -INT([.$A47]/(16*[.C$1])) = 0;DEC2HEX([.$A47]/(16*[.C$1]) - 1);&quot;&quot;)" office:value-type="string" office:string-value="1CAF" calcext:value-type="string">
            <text:p>1CAF</text:p>
          </table:table-cell>
          <table:table-cell table:style-name="ce6" table:formula="of:=IF([.$A47]/(16*[.D$1]) -INT([.$A47]/(16*[.D$1])) = 0;DEC2HEX([.$A47]/(16*[.D$1]) - 1);&quot;&quot;)" office:value-type="string" office:string-value="E57" calcext:value-type="string">
            <text:p>E57</text:p>
          </table:table-cell>
          <table:table-cell table:style-name="ce6" table:formula="of:=IF([.$A47]/(16*[.E$1]) -INT([.$A47]/(16*[.E$1])) = 0;DEC2HEX([.$A47]/(16*[.E$1]) - 1);&quot;&quot;)" office:value-type="string" office:string-value="72B" calcext:value-type="string">
            <text:p>72B</text:p>
          </table:table-cell>
          <table:table-cell table:style-name="ce6" table:formula="of:=IF([.$A47]/(16*[.F$1]) -INT([.$A47]/(16*[.F$1])) = 0;DEC2HEX([.$A47]/(16*[.F$1]) - 1);&quot;&quot;)" office:value-type="string" office:string-value="395" calcext:value-type="string">
            <text:p>395</text:p>
          </table:table-cell>
          <table:table-cell table:style-name="ce6" table:formula="of:=IF([.$A47]/(16*[.G$1]) -INT([.$A47]/(16*[.G$1])) = 0;DEC2HEX([.$A47]/(16*[.G$1]) - 1);&quot;&quot;)" office:value-type="string" office:string-value="1CA" calcext:value-type="string">
            <text:p>1CA</text:p>
          </table:table-cell>
          <table:table-cell table:style-name="ce6" table:formula="of:=IF([.$A47]/(16*[.H$1]) -INT([.$A47]/(16*[.H$1])) = 0;DEC2HEX([.$A47]/(16*[.H$1]) - 1);&quot;&quot;)">
            <text:p/>
          </table:table-cell>
          <table:table-cell table:style-name="ce6" table:formula="of:=IF([.$A47]/(16*[.I$1]) -INT([.$A47]/(16*[.I$1])) = 0;DEC2HEX([.$A47]/(16*[.I$1]) - 1);&quot;&quot;)" office:value-type="string" office:string-value="98" calcext:value-type="string">
            <text:p>98</text:p>
          </table:table-cell>
          <table:table-cell table:style-name="ce6" table:formula="of:=IF([.$A47]/(16*[.J$1]) -INT([.$A47]/(16*[.J$1])) = 0;DEC2HEX([.$A47]/(16*[.J$1]) - 1);&quot;&quot;)">
            <text:p/>
          </table:table-cell>
          <table:table-cell table:style-name="ce6" table:formula="of:=IF([.$A47]/(16*[.K$1]) -INT([.$A47]/(16*[.K$1])) = 0;DEC2HEX([.$A47]/(16*[.K$1]) - 1);&quot;&quot;)">
            <text:p/>
          </table:table-cell>
          <table:table-cell table:style-name="ce6" table:formula="of:=IF([.$A47]/(16*[.L$1]) -INT([.$A47]/(16*[.L$1])) = 0;DEC2HEX([.$A47]/(16*[.L$1]) - 1);&quot;&quot;)">
            <text:p/>
          </table:table-cell>
          <table:table-cell table:style-name="ce6" table:formula="of:=IF([.$A47]/(16*[.M$1]) -INT([.$A47]/(16*[.M$1])) = 0;DEC2HEX([.$A47]/(16*[.M$1]) - 1);&quot;&quot;)">
            <text:p/>
          </table:table-cell>
          <table:table-cell table:style-name="ce6" table:formula="of:=IF([.$A47]/(16*[.N$1]) -INT([.$A47]/(16*[.N$1])) = 0;DEC2HEX([.$A47]/(16*[.N$1]) - 1);&quot;&quot;)">
            <text:p/>
          </table:table-cell>
          <table:table-cell table:style-name="ce6" table:formula="of:=IF([.$A47]/(16*[.O$1]) -INT([.$A47]/(16*[.O$1])) = 0;DEC2HEX([.$A47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328000" calcext:value-type="float">
            <text:p>35 328 000</text:p>
          </table:table-cell>
          <table:table-cell table:style-name="ce6" table:formula="of:=IF([.$A48]/(16*[.B$1]) -INT([.$A48]/(16*[.B$1])) = 0;DEC2HEX([.$A48]/(16*[.B$1]) - 1);&quot;&quot;)" office:value-type="string" office:string-value="397F" calcext:value-type="string">
            <text:p>397F</text:p>
          </table:table-cell>
          <table:table-cell table:style-name="ce6" table:formula="of:=IF([.$A48]/(16*[.C$1]) -INT([.$A48]/(16*[.C$1])) = 0;DEC2HEX([.$A48]/(16*[.C$1]) - 1);&quot;&quot;)" office:value-type="string" office:string-value="1CBF" calcext:value-type="string">
            <text:p>1CBF</text:p>
          </table:table-cell>
          <table:table-cell table:style-name="ce6" table:formula="of:=IF([.$A48]/(16*[.D$1]) -INT([.$A48]/(16*[.D$1])) = 0;DEC2HEX([.$A48]/(16*[.D$1]) - 1);&quot;&quot;)" office:value-type="string" office:string-value="E5F" calcext:value-type="string">
            <text:p>E5F</text:p>
          </table:table-cell>
          <table:table-cell table:style-name="ce6" table:formula="of:=IF([.$A48]/(16*[.E$1]) -INT([.$A48]/(16*[.E$1])) = 0;DEC2HEX([.$A48]/(16*[.E$1]) - 1);&quot;&quot;)" office:value-type="string" office:string-value="72F" calcext:value-type="string">
            <text:p>72F</text:p>
          </table:table-cell>
          <table:table-cell table:style-name="ce6" table:formula="of:=IF([.$A48]/(16*[.F$1]) -INT([.$A48]/(16*[.F$1])) = 0;DEC2HEX([.$A48]/(16*[.F$1]) - 1);&quot;&quot;)" office:value-type="string" office:string-value="397" calcext:value-type="string">
            <text:p>397</text:p>
          </table:table-cell>
          <table:table-cell table:style-name="ce6" table:formula="of:=IF([.$A48]/(16*[.G$1]) -INT([.$A48]/(16*[.G$1])) = 0;DEC2HEX([.$A48]/(16*[.G$1]) - 1);&quot;&quot;)" office:value-type="string" office:string-value="1CB" calcext:value-type="string">
            <text:p>1CB</text:p>
          </table:table-cell>
          <table:table-cell table:style-name="ce6" table:formula="of:=IF([.$A48]/(16*[.H$1]) -INT([.$A48]/(16*[.H$1])) = 0;DEC2HEX([.$A48]/(16*[.H$1]) - 1);&quot;&quot;)" office:value-type="string" office:string-value="E5" calcext:value-type="string">
            <text:p>E5</text:p>
          </table:table-cell>
          <table:table-cell table:style-name="ce6" table:formula="of:=IF([.$A48]/(16*[.I$1]) -INT([.$A48]/(16*[.I$1])) = 0;DEC2HEX([.$A48]/(16*[.I$1]) - 1);&quot;&quot;)">
            <text:p/>
          </table:table-cell>
          <table:table-cell table:style-name="ce6" table:formula="of:=IF([.$A48]/(16*[.J$1]) -INT([.$A48]/(16*[.J$1])) = 0;DEC2HEX([.$A48]/(16*[.J$1]) - 1);&quot;&quot;)" office:value-type="string" office:string-value="72" calcext:value-type="string">
            <text:p>72</text:p>
          </table:table-cell>
          <table:table-cell table:style-name="ce6" table:formula="of:=IF([.$A48]/(16*[.K$1]) -INT([.$A48]/(16*[.K$1])) = 0;DEC2HEX([.$A48]/(16*[.K$1]) - 1);&quot;&quot;)">
            <text:p/>
          </table:table-cell>
          <table:table-cell table:style-name="ce6" table:formula="of:=IF([.$A48]/(16*[.L$1]) -INT([.$A48]/(16*[.L$1])) = 0;DEC2HEX([.$A48]/(16*[.L$1]) - 1);&quot;&quot;)">
            <text:p/>
          </table:table-cell>
          <table:table-cell table:style-name="ce6" table:formula="of:=IF([.$A48]/(16*[.M$1]) -INT([.$A48]/(16*[.M$1])) = 0;DEC2HEX([.$A48]/(16*[.M$1]) - 1);&quot;&quot;)">
            <text:p/>
          </table:table-cell>
          <table:table-cell table:style-name="ce6" table:formula="of:=IF([.$A48]/(16*[.N$1]) -INT([.$A48]/(16*[.N$1])) = 0;DEC2HEX([.$A48]/(16*[.N$1]) - 1);&quot;&quot;)">
            <text:p/>
          </table:table-cell>
          <table:table-cell table:style-name="ce6" table:formula="of:=IF([.$A48]/(16*[.O$1]) -INT([.$A48]/(16*[.O$1])) = 0;DEC2HEX([.$A48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864000" calcext:value-type="float">
            <text:p>36 864 000</text:p>
          </table:table-cell>
          <table:table-cell table:style-name="ce6" table:formula="of:=IF([.$A49]/(16*[.B$1]) -INT([.$A49]/(16*[.B$1])) = 0;DEC2HEX([.$A49]/(16*[.B$1]) - 1);&quot;&quot;)" office:value-type="string" office:string-value="3BFF" calcext:value-type="string">
            <text:p>3BFF</text:p>
          </table:table-cell>
          <table:table-cell table:style-name="ce6" table:formula="of:=IF([.$A49]/(16*[.C$1]) -INT([.$A49]/(16*[.C$1])) = 0;DEC2HEX([.$A49]/(16*[.C$1]) - 1);&quot;&quot;)" office:value-type="string" office:string-value="1DFF" calcext:value-type="string">
            <text:p>1DFF</text:p>
          </table:table-cell>
          <table:table-cell table:style-name="ce6" table:formula="of:=IF([.$A49]/(16*[.D$1]) -INT([.$A49]/(16*[.D$1])) = 0;DEC2HEX([.$A49]/(16*[.D$1]) - 1);&quot;&quot;)" office:value-type="string" office:string-value="EFF" calcext:value-type="string">
            <text:p>EFF</text:p>
          </table:table-cell>
          <table:table-cell table:style-name="ce6" table:formula="of:=IF([.$A49]/(16*[.E$1]) -INT([.$A49]/(16*[.E$1])) = 0;DEC2HEX([.$A49]/(16*[.E$1]) - 1);&quot;&quot;)" office:value-type="string" office:string-value="77F" calcext:value-type="string">
            <text:p>77F</text:p>
          </table:table-cell>
          <table:table-cell table:style-name="ce6" table:formula="of:=IF([.$A49]/(16*[.F$1]) -INT([.$A49]/(16*[.F$1])) = 0;DEC2HEX([.$A49]/(16*[.F$1]) - 1);&quot;&quot;)" office:value-type="string" office:string-value="3BF" calcext:value-type="string">
            <text:p>3BF</text:p>
          </table:table-cell>
          <table:table-cell table:style-name="ce6" table:formula="of:=IF([.$A49]/(16*[.G$1]) -INT([.$A49]/(16*[.G$1])) = 0;DEC2HEX([.$A49]/(16*[.G$1]) - 1);&quot;&quot;)" office:value-type="string" office:string-value="1DF" calcext:value-type="string">
            <text:p>1DF</text:p>
          </table:table-cell>
          <table:table-cell table:style-name="ce6" table:formula="of:=IF([.$A49]/(16*[.H$1]) -INT([.$A49]/(16*[.H$1])) = 0;DEC2HEX([.$A49]/(16*[.H$1]) - 1);&quot;&quot;)" office:value-type="string" office:string-value="EF" calcext:value-type="string">
            <text:p>EF</text:p>
          </table:table-cell>
          <table:table-cell table:style-name="ce6" table:formula="of:=IF([.$A49]/(16*[.I$1]) -INT([.$A49]/(16*[.I$1])) = 0;DEC2HEX([.$A49]/(16*[.I$1]) - 1);&quot;&quot;)" office:value-type="string" office:string-value="9F" calcext:value-type="string">
            <text:p>9F</text:p>
          </table:table-cell>
          <table:table-cell table:style-name="ce6" table:formula="of:=IF([.$A49]/(16*[.J$1]) -INT([.$A49]/(16*[.J$1])) = 0;DEC2HEX([.$A49]/(16*[.J$1]) - 1);&quot;&quot;)" office:value-type="string" office:string-value="77" calcext:value-type="string">
            <text:p>77</text:p>
          </table:table-cell>
          <table:table-cell table:style-name="ce6" table:formula="of:=IF([.$A49]/(16*[.K$1]) -INT([.$A49]/(16*[.K$1])) = 0;DEC2HEX([.$A49]/(16*[.K$1]) - 1);&quot;&quot;)" office:value-type="string" office:string-value="4F" calcext:value-type="string">
            <text:p>4F</text:p>
          </table:table-cell>
          <table:table-cell table:style-name="ce6" table:formula="of:=IF([.$A49]/(16*[.L$1]) -INT([.$A49]/(16*[.L$1])) = 0;DEC2HEX([.$A49]/(16*[.L$1]) - 1);&quot;&quot;)" office:value-type="string" office:string-value="3B" calcext:value-type="string">
            <text:p>3B</text:p>
          </table:table-cell>
          <table:table-cell table:style-name="ce6" table:formula="of:=IF([.$A49]/(16*[.M$1]) -INT([.$A49]/(16*[.M$1])) = 0;DEC2HEX([.$A49]/(16*[.M$1]) - 1);&quot;&quot;)" office:value-type="string" office:string-value="27" calcext:value-type="string">
            <text:p>27</text:p>
          </table:table-cell>
          <table:table-cell table:style-name="ce6" table:formula="of:=IF([.$A49]/(16*[.N$1]) -INT([.$A49]/(16*[.N$1])) = 0;DEC2HEX([.$A49]/(16*[.N$1]) - 1);&quot;&quot;)" office:value-type="string" office:string-value="1D" calcext:value-type="string">
            <text:p>1D</text:p>
          </table:table-cell>
          <table:table-cell table:style-name="ce6" table:formula="of:=IF([.$A49]/(16*[.O$1]) -INT([.$A49]/(16*[.O$1])) = 0;DEC2HEX([.$A49]/(16*[.O$1]) - 1);&quot;&quot;)" office:value-type="string" office:string-value="13" calcext:value-type="string">
            <text:p>13</text:p>
          </table:table-cell>
          <table:table-cell table:number-columns-repeated="1009"/>
        </table:table-row>
        <table:table-row table:style-name="ro1">
          <table:table-cell table:style-name="ce2" office:value-type="float" office:value="38400000" calcext:value-type="float">
            <text:p>38 400 000</text:p>
          </table:table-cell>
          <table:table-cell table:style-name="ce6" table:formula="of:=IF([.$A50]/(16*[.B$1]) -INT([.$A50]/(16*[.B$1])) = 0;DEC2HEX([.$A50]/(16*[.B$1]) - 1);&quot;&quot;)" office:value-type="string" office:string-value="3E7F" calcext:value-type="string">
            <text:p>3E7F</text:p>
          </table:table-cell>
          <table:table-cell table:style-name="ce6" table:formula="of:=IF([.$A50]/(16*[.C$1]) -INT([.$A50]/(16*[.C$1])) = 0;DEC2HEX([.$A50]/(16*[.C$1]) - 1);&quot;&quot;)" office:value-type="string" office:string-value="1F3F" calcext:value-type="string">
            <text:p>1F3F</text:p>
          </table:table-cell>
          <table:table-cell table:style-name="ce6" table:formula="of:=IF([.$A50]/(16*[.D$1]) -INT([.$A50]/(16*[.D$1])) = 0;DEC2HEX([.$A50]/(16*[.D$1]) - 1);&quot;&quot;)" office:value-type="string" office:string-value="F9F" calcext:value-type="string">
            <text:p>F9F</text:p>
          </table:table-cell>
          <table:table-cell table:style-name="ce6" table:formula="of:=IF([.$A50]/(16*[.E$1]) -INT([.$A50]/(16*[.E$1])) = 0;DEC2HEX([.$A50]/(16*[.E$1]) - 1);&quot;&quot;)" office:value-type="string" office:string-value="7CF" calcext:value-type="string">
            <text:p>7CF</text:p>
          </table:table-cell>
          <table:table-cell table:style-name="ce6" table:formula="of:=IF([.$A50]/(16*[.F$1]) -INT([.$A50]/(16*[.F$1])) = 0;DEC2HEX([.$A50]/(16*[.F$1]) - 1);&quot;&quot;)" office:value-type="string" office:string-value="3E7" calcext:value-type="string">
            <text:p>3E7</text:p>
          </table:table-cell>
          <table:table-cell table:style-name="ce6" table:formula="of:=IF([.$A50]/(16*[.G$1]) -INT([.$A50]/(16*[.G$1])) = 0;DEC2HEX([.$A50]/(16*[.G$1]) - 1);&quot;&quot;)" office:value-type="string" office:string-value="1F3" calcext:value-type="string">
            <text:p>1F3</text:p>
          </table:table-cell>
          <table:table-cell table:style-name="ce6" table:formula="of:=IF([.$A50]/(16*[.H$1]) -INT([.$A50]/(16*[.H$1])) = 0;DEC2HEX([.$A50]/(16*[.H$1]) - 1);&quot;&quot;)" office:value-type="string" office:string-value="F9" calcext:value-type="string">
            <text:p>F9</text:p>
          </table:table-cell>
          <table:table-cell table:style-name="ce6" table:formula="of:=IF([.$A50]/(16*[.I$1]) -INT([.$A50]/(16*[.I$1])) = 0;DEC2HEX([.$A50]/(16*[.I$1]) - 1);&quot;&quot;)">
            <text:p/>
          </table:table-cell>
          <table:table-cell table:style-name="ce6" table:formula="of:=IF([.$A50]/(16*[.J$1]) -INT([.$A50]/(16*[.J$1])) = 0;DEC2HEX([.$A50]/(16*[.J$1]) - 1);&quot;&quot;)" office:value-type="string" office:string-value="7C" calcext:value-type="string">
            <text:p>7C</text:p>
          </table:table-cell>
          <table:table-cell table:style-name="ce6" table:formula="of:=IF([.$A50]/(16*[.K$1]) -INT([.$A50]/(16*[.K$1])) = 0;DEC2HEX([.$A50]/(16*[.K$1]) - 1);&quot;&quot;)">
            <text:p/>
          </table:table-cell>
          <table:table-cell table:style-name="ce6" table:formula="of:=IF([.$A50]/(16*[.L$1]) -INT([.$A50]/(16*[.L$1])) = 0;DEC2HEX([.$A50]/(16*[.L$1]) - 1);&quot;&quot;)">
            <text:p/>
          </table:table-cell>
          <table:table-cell table:style-name="ce6" table:formula="of:=IF([.$A50]/(16*[.M$1]) -INT([.$A50]/(16*[.M$1])) = 0;DEC2HEX([.$A50]/(16*[.M$1]) - 1);&quot;&quot;)">
            <text:p/>
          </table:table-cell>
          <table:table-cell table:style-name="ce6" table:formula="of:=IF([.$A50]/(16*[.N$1]) -INT([.$A50]/(16*[.N$1])) = 0;DEC2HEX([.$A50]/(16*[.N$1]) - 1);&quot;&quot;)">
            <text:p/>
          </table:table-cell>
          <table:table-cell table:style-name="ce6" table:formula="of:=IF([.$A50]/(16*[.O$1]) -INT([.$A50]/(16*[.O$1])) = 0;DEC2HEX([.$A50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320000" calcext:value-type="float">
            <text:p>40 320 000</text:p>
          </table:table-cell>
          <table:table-cell table:style-name="ce6" table:formula="of:=IF([.$A51]/(16*[.B$1]) -INT([.$A51]/(16*[.B$1])) = 0;DEC2HEX([.$A51]/(16*[.B$1]) - 1);&quot;&quot;)" office:value-type="string" office:string-value="419F" calcext:value-type="string">
            <text:p>419F</text:p>
          </table:table-cell>
          <table:table-cell table:style-name="ce6" table:formula="of:=IF([.$A51]/(16*[.C$1]) -INT([.$A51]/(16*[.C$1])) = 0;DEC2HEX([.$A51]/(16*[.C$1]) - 1);&quot;&quot;)" office:value-type="string" office:string-value="20CF" calcext:value-type="string">
            <text:p>20CF</text:p>
          </table:table-cell>
          <table:table-cell table:style-name="ce6" table:formula="of:=IF([.$A51]/(16*[.D$1]) -INT([.$A51]/(16*[.D$1])) = 0;DEC2HEX([.$A51]/(16*[.D$1]) - 1);&quot;&quot;)" office:value-type="string" office:string-value="1067" calcext:value-type="string">
            <text:p>1067</text:p>
          </table:table-cell>
          <table:table-cell table:style-name="ce6" table:formula="of:=IF([.$A51]/(16*[.E$1]) -INT([.$A51]/(16*[.E$1])) = 0;DEC2HEX([.$A51]/(16*[.E$1]) - 1);&quot;&quot;)" office:value-type="string" office:string-value="833" calcext:value-type="string">
            <text:p>833</text:p>
          </table:table-cell>
          <table:table-cell table:style-name="ce6" table:formula="of:=IF([.$A51]/(16*[.F$1]) -INT([.$A51]/(16*[.F$1])) = 0;DEC2HEX([.$A51]/(16*[.F$1]) - 1);&quot;&quot;)" office:value-type="string" office:string-value="419" calcext:value-type="string">
            <text:p>419</text:p>
          </table:table-cell>
          <table:table-cell table:style-name="ce6" table:formula="of:=IF([.$A51]/(16*[.G$1]) -INT([.$A51]/(16*[.G$1])) = 0;DEC2HEX([.$A51]/(16*[.G$1]) - 1);&quot;&quot;)" office:value-type="string" office:string-value="20C" calcext:value-type="string">
            <text:p>20C</text:p>
          </table:table-cell>
          <table:table-cell table:style-name="ce6" table:formula="of:=IF([.$A51]/(16*[.H$1]) -INT([.$A51]/(16*[.H$1])) = 0;DEC2HEX([.$A51]/(16*[.H$1]) - 1);&quot;&quot;)">
            <text:p/>
          </table:table-cell>
          <table:table-cell table:style-name="ce6" table:formula="of:=IF([.$A51]/(16*[.I$1]) -INT([.$A51]/(16*[.I$1])) = 0;DEC2HEX([.$A51]/(16*[.I$1]) - 1);&quot;&quot;)" office:value-type="string" office:string-value="AE" calcext:value-type="string">
            <text:p>AE</text:p>
          </table:table-cell>
          <table:table-cell table:style-name="ce6" table:formula="of:=IF([.$A51]/(16*[.J$1]) -INT([.$A51]/(16*[.J$1])) = 0;DEC2HEX([.$A51]/(16*[.J$1]) - 1);&quot;&quot;)">
            <text:p/>
          </table:table-cell>
          <table:table-cell table:style-name="ce6" table:formula="of:=IF([.$A51]/(16*[.K$1]) -INT([.$A51]/(16*[.K$1])) = 0;DEC2HEX([.$A51]/(16*[.K$1]) - 1);&quot;&quot;)">
            <text:p/>
          </table:table-cell>
          <table:table-cell table:style-name="ce6" table:formula="of:=IF([.$A51]/(16*[.L$1]) -INT([.$A51]/(16*[.L$1])) = 0;DEC2HEX([.$A51]/(16*[.L$1]) - 1);&quot;&quot;)">
            <text:p/>
          </table:table-cell>
          <table:table-cell table:style-name="ce6" table:formula="of:=IF([.$A51]/(16*[.M$1]) -INT([.$A51]/(16*[.M$1])) = 0;DEC2HEX([.$A51]/(16*[.M$1]) - 1);&quot;&quot;)">
            <text:p/>
          </table:table-cell>
          <table:table-cell table:style-name="ce6" table:formula="of:=IF([.$A51]/(16*[.N$1]) -INT([.$A51]/(16*[.N$1])) = 0;DEC2HEX([.$A51]/(16*[.N$1]) - 1);&quot;&quot;)">
            <text:p/>
          </table:table-cell>
          <table:table-cell table:style-name="ce6" table:formula="of:=IF([.$A51]/(16*[.O$1]) -INT([.$A51]/(16*[.O$1])) = 0;DEC2HEX([.$A51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736000" calcext:value-type="float">
            <text:p>44 736 000</text:p>
          </table:table-cell>
          <table:table-cell table:style-name="ce6" table:formula="of:=IF([.$A52]/(16*[.B$1]) -INT([.$A52]/(16*[.B$1])) = 0;DEC2HEX([.$A52]/(16*[.B$1]) - 1);&quot;&quot;)" office:value-type="string" office:string-value="48CF" calcext:value-type="string">
            <text:p>48CF</text:p>
          </table:table-cell>
          <table:table-cell table:style-name="ce6" table:formula="of:=IF([.$A52]/(16*[.C$1]) -INT([.$A52]/(16*[.C$1])) = 0;DEC2HEX([.$A52]/(16*[.C$1]) - 1);&quot;&quot;)" office:value-type="string" office:string-value="2467" calcext:value-type="string">
            <text:p>2467</text:p>
          </table:table-cell>
          <table:table-cell table:style-name="ce6" table:formula="of:=IF([.$A52]/(16*[.D$1]) -INT([.$A52]/(16*[.D$1])) = 0;DEC2HEX([.$A52]/(16*[.D$1]) - 1);&quot;&quot;)" office:value-type="string" office:string-value="1233" calcext:value-type="string">
            <text:p>1233</text:p>
          </table:table-cell>
          <table:table-cell table:style-name="ce6" table:formula="of:=IF([.$A52]/(16*[.E$1]) -INT([.$A52]/(16*[.E$1])) = 0;DEC2HEX([.$A52]/(16*[.E$1]) - 1);&quot;&quot;)" office:value-type="string" office:string-value="919" calcext:value-type="string">
            <text:p>919</text:p>
          </table:table-cell>
          <table:table-cell table:style-name="ce6" table:formula="of:=IF([.$A52]/(16*[.F$1]) -INT([.$A52]/(16*[.F$1])) = 0;DEC2HEX([.$A52]/(16*[.F$1]) - 1);&quot;&quot;)" office:value-type="string" office:string-value="48C" calcext:value-type="string">
            <text:p>48C</text:p>
          </table:table-cell>
          <table:table-cell table:style-name="ce6" table:formula="of:=IF([.$A52]/(16*[.G$1]) -INT([.$A52]/(16*[.G$1])) = 0;DEC2HEX([.$A52]/(16*[.G$1]) - 1);&quot;&quot;)">
            <text:p/>
          </table:table-cell>
          <table:table-cell table:style-name="ce6" table:formula="of:=IF([.$A52]/(16*[.H$1]) -INT([.$A52]/(16*[.H$1])) = 0;DEC2HEX([.$A52]/(16*[.H$1]) - 1);&quot;&quot;)">
            <text:p/>
          </table:table-cell>
          <table:table-cell table:style-name="ce6" table:formula="of:=IF([.$A52]/(16*[.I$1]) -INT([.$A52]/(16*[.I$1])) = 0;DEC2HEX([.$A52]/(16*[.I$1]) - 1);&quot;&quot;)">
            <text:p/>
          </table:table-cell>
          <table:table-cell table:style-name="ce6" table:formula="of:=IF([.$A52]/(16*[.J$1]) -INT([.$A52]/(16*[.J$1])) = 0;DEC2HEX([.$A52]/(16*[.J$1]) - 1);&quot;&quot;)">
            <text:p/>
          </table:table-cell>
          <table:table-cell table:style-name="ce6" table:formula="of:=IF([.$A52]/(16*[.K$1]) -INT([.$A52]/(16*[.K$1])) = 0;DEC2HEX([.$A52]/(16*[.K$1]) - 1);&quot;&quot;)">
            <text:p/>
          </table:table-cell>
          <table:table-cell table:style-name="ce6" table:formula="of:=IF([.$A52]/(16*[.L$1]) -INT([.$A52]/(16*[.L$1])) = 0;DEC2HEX([.$A52]/(16*[.L$1]) - 1);&quot;&quot;)">
            <text:p/>
          </table:table-cell>
          <table:table-cell table:style-name="ce6" table:formula="of:=IF([.$A52]/(16*[.M$1]) -INT([.$A52]/(16*[.M$1])) = 0;DEC2HEX([.$A52]/(16*[.M$1]) - 1);&quot;&quot;)">
            <text:p/>
          </table:table-cell>
          <table:table-cell table:style-name="ce6" table:formula="of:=IF([.$A52]/(16*[.N$1]) -INT([.$A52]/(16*[.N$1])) = 0;DEC2HEX([.$A52]/(16*[.N$1]) - 1);&quot;&quot;)">
            <text:p/>
          </table:table-cell>
          <table:table-cell table:style-name="ce6" table:formula="of:=IF([.$A52]/(16*[.O$1]) -INT([.$A52]/(16*[.O$1])) = 0;DEC2HEX([.$A52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5158400" calcext:value-type="float">
            <text:p>45 158 400</text:p>
          </table:table-cell>
          <table:table-cell table:style-name="ce6" table:formula="of:=IF([.$A53]/(16*[.B$1]) -INT([.$A53]/(16*[.B$1])) = 0;DEC2HEX([.$A53]/(16*[.B$1]) - 1);&quot;&quot;)" office:value-type="string" office:string-value="497F" calcext:value-type="string">
            <text:p>497F</text:p>
          </table:table-cell>
          <table:table-cell table:style-name="ce6" table:formula="of:=IF([.$A53]/(16*[.C$1]) -INT([.$A53]/(16*[.C$1])) = 0;DEC2HEX([.$A53]/(16*[.C$1]) - 1);&quot;&quot;)" office:value-type="string" office:string-value="24BF" calcext:value-type="string">
            <text:p>24BF</text:p>
          </table:table-cell>
          <table:table-cell table:style-name="ce6" table:formula="of:=IF([.$A53]/(16*[.D$1]) -INT([.$A53]/(16*[.D$1])) = 0;DEC2HEX([.$A53]/(16*[.D$1]) - 1);&quot;&quot;)" office:value-type="string" office:string-value="125F" calcext:value-type="string">
            <text:p>125F</text:p>
          </table:table-cell>
          <table:table-cell table:style-name="ce6" table:formula="of:=IF([.$A53]/(16*[.E$1]) -INT([.$A53]/(16*[.E$1])) = 0;DEC2HEX([.$A53]/(16*[.E$1]) - 1);&quot;&quot;)" office:value-type="string" office:string-value="92F" calcext:value-type="string">
            <text:p>92F</text:p>
          </table:table-cell>
          <table:table-cell table:style-name="ce6" table:formula="of:=IF([.$A53]/(16*[.F$1]) -INT([.$A53]/(16*[.F$1])) = 0;DEC2HEX([.$A53]/(16*[.F$1]) - 1);&quot;&quot;)" office:value-type="string" office:string-value="497" calcext:value-type="string">
            <text:p>497</text:p>
          </table:table-cell>
          <table:table-cell table:style-name="ce6" table:formula="of:=IF([.$A53]/(16*[.G$1]) -INT([.$A53]/(16*[.G$1])) = 0;DEC2HEX([.$A53]/(16*[.G$1]) - 1);&quot;&quot;)" office:value-type="string" office:string-value="24B" calcext:value-type="string">
            <text:p>24B</text:p>
          </table:table-cell>
          <table:table-cell table:style-name="ce6" table:formula="of:=IF([.$A53]/(16*[.H$1]) -INT([.$A53]/(16*[.H$1])) = 0;DEC2HEX([.$A53]/(16*[.H$1]) - 1);&quot;&quot;)" office:value-type="string" office:string-value="125" calcext:value-type="string">
            <text:p>125</text:p>
          </table:table-cell>
          <table:table-cell table:style-name="ce6" table:formula="of:=IF([.$A53]/(16*[.I$1]) -INT([.$A53]/(16*[.I$1])) = 0;DEC2HEX([.$A53]/(16*[.I$1]) - 1);&quot;&quot;)" office:value-type="string" office:string-value="C3" calcext:value-type="string">
            <text:p>C3</text:p>
          </table:table-cell>
          <table:table-cell table:style-name="ce6" table:formula="of:=IF([.$A53]/(16*[.J$1]) -INT([.$A53]/(16*[.J$1])) = 0;DEC2HEX([.$A53]/(16*[.J$1]) - 1);&quot;&quot;)" office:value-type="string" office:string-value="92" calcext:value-type="string">
            <text:p>92</text:p>
          </table:table-cell>
          <table:table-cell table:style-name="ce6" table:formula="of:=IF([.$A53]/(16*[.K$1]) -INT([.$A53]/(16*[.K$1])) = 0;DEC2HEX([.$A53]/(16*[.K$1]) - 1);&quot;&quot;)" office:value-type="string" office:string-value="61" calcext:value-type="string">
            <text:p>61</text:p>
          </table:table-cell>
          <table:table-cell table:style-name="ce6" table:formula="of:=IF([.$A53]/(16*[.L$1]) -INT([.$A53]/(16*[.L$1])) = 0;DEC2HEX([.$A53]/(16*[.L$1]) - 1);&quot;&quot;)">
            <text:p/>
          </table:table-cell>
          <table:table-cell table:style-name="ce6" table:formula="of:=IF([.$A53]/(16*[.M$1]) -INT([.$A53]/(16*[.M$1])) = 0;DEC2HEX([.$A53]/(16*[.M$1]) - 1);&quot;&quot;)" office:value-type="string" office:string-value="30" calcext:value-type="string">
            <text:p>30</text:p>
          </table:table-cell>
          <table:table-cell table:style-name="ce6" table:formula="of:=IF([.$A53]/(16*[.N$1]) -INT([.$A53]/(16*[.N$1])) = 0;DEC2HEX([.$A53]/(16*[.N$1]) - 1);&quot;&quot;)">
            <text:p/>
          </table:table-cell>
          <table:table-cell table:style-name="ce6" table:formula="of:=IF([.$A53]/(16*[.O$1]) -INT([.$A53]/(16*[.O$1])) = 0;DEC2HEX([.$A53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1840000" calcext:value-type="float">
            <text:p>51 840 000</text:p>
          </table:table-cell>
          <table:table-cell table:style-name="ce6" table:formula="of:=IF([.$A54]/(16*[.B$1]) -INT([.$A54]/(16*[.B$1])) = 0;DEC2HEX([.$A54]/(16*[.B$1]) - 1);&quot;&quot;)" office:value-type="string" office:string-value="545F" calcext:value-type="string">
            <text:p>545F</text:p>
          </table:table-cell>
          <table:table-cell table:style-name="ce6" table:formula="of:=IF([.$A54]/(16*[.C$1]) -INT([.$A54]/(16*[.C$1])) = 0;DEC2HEX([.$A54]/(16*[.C$1]) - 1);&quot;&quot;)" office:value-type="string" office:string-value="2A2F" calcext:value-type="string">
            <text:p>2A2F</text:p>
          </table:table-cell>
          <table:table-cell table:style-name="ce6" table:formula="of:=IF([.$A54]/(16*[.D$1]) -INT([.$A54]/(16*[.D$1])) = 0;DEC2HEX([.$A54]/(16*[.D$1]) - 1);&quot;&quot;)" office:value-type="string" office:string-value="1517" calcext:value-type="string">
            <text:p>1517</text:p>
          </table:table-cell>
          <table:table-cell table:style-name="ce6" table:formula="of:=IF([.$A54]/(16*[.E$1]) -INT([.$A54]/(16*[.E$1])) = 0;DEC2HEX([.$A54]/(16*[.E$1]) - 1);&quot;&quot;)" office:value-type="string" office:string-value="A8B" calcext:value-type="string">
            <text:p>A8B</text:p>
          </table:table-cell>
          <table:table-cell table:style-name="ce6" table:formula="of:=IF([.$A54]/(16*[.F$1]) -INT([.$A54]/(16*[.F$1])) = 0;DEC2HEX([.$A54]/(16*[.F$1]) - 1);&quot;&quot;)" office:value-type="string" office:string-value="545" calcext:value-type="string">
            <text:p>545</text:p>
          </table:table-cell>
          <table:table-cell table:style-name="ce6" table:formula="of:=IF([.$A54]/(16*[.G$1]) -INT([.$A54]/(16*[.G$1])) = 0;DEC2HEX([.$A54]/(16*[.G$1]) - 1);&quot;&quot;)" office:value-type="string" office:string-value="2A2" calcext:value-type="string">
            <text:p>2A2</text:p>
          </table:table-cell>
          <table:table-cell table:style-name="ce6" table:formula="of:=IF([.$A54]/(16*[.H$1]) -INT([.$A54]/(16*[.H$1])) = 0;DEC2HEX([.$A54]/(16*[.H$1]) - 1);&quot;&quot;)">
            <text:p/>
          </table:table-cell>
          <table:table-cell table:style-name="ce6" table:formula="of:=IF([.$A54]/(16*[.I$1]) -INT([.$A54]/(16*[.I$1])) = 0;DEC2HEX([.$A54]/(16*[.I$1]) - 1);&quot;&quot;)" office:value-type="string" office:string-value="E0" calcext:value-type="string">
            <text:p>E0</text:p>
          </table:table-cell>
          <table:table-cell table:style-name="ce6" table:formula="of:=IF([.$A54]/(16*[.J$1]) -INT([.$A54]/(16*[.J$1])) = 0;DEC2HEX([.$A54]/(16*[.J$1]) - 1);&quot;&quot;)">
            <text:p/>
          </table:table-cell>
          <table:table-cell table:style-name="ce6" table:formula="of:=IF([.$A54]/(16*[.K$1]) -INT([.$A54]/(16*[.K$1])) = 0;DEC2HEX([.$A54]/(16*[.K$1]) - 1);&quot;&quot;)">
            <text:p/>
          </table:table-cell>
          <table:table-cell table:style-name="ce6" table:formula="of:=IF([.$A54]/(16*[.L$1]) -INT([.$A54]/(16*[.L$1])) = 0;DEC2HEX([.$A54]/(16*[.L$1]) - 1);&quot;&quot;)">
            <text:p/>
          </table:table-cell>
          <table:table-cell table:style-name="ce6" table:formula="of:=IF([.$A54]/(16*[.M$1]) -INT([.$A54]/(16*[.M$1])) = 0;DEC2HEX([.$A54]/(16*[.M$1]) - 1);&quot;&quot;)">
            <text:p/>
          </table:table-cell>
          <table:table-cell table:style-name="ce6" table:formula="of:=IF([.$A54]/(16*[.N$1]) -INT([.$A54]/(16*[.N$1])) = 0;DEC2HEX([.$A54]/(16*[.N$1]) - 1);&quot;&quot;)">
            <text:p/>
          </table:table-cell>
          <table:table-cell table:style-name="ce6" table:formula="of:=IF([.$A54]/(16*[.O$1]) -INT([.$A54]/(16*[.O$1])) = 0;DEC2HEX([.$A54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2416000" calcext:value-type="float">
            <text:p>52 416 000</text:p>
          </table:table-cell>
          <table:table-cell table:style-name="ce6" table:formula="of:=IF([.$A55]/(16*[.B$1]) -INT([.$A55]/(16*[.B$1])) = 0;DEC2HEX([.$A55]/(16*[.B$1]) - 1);&quot;&quot;)" office:value-type="string" office:string-value="554F" calcext:value-type="string">
            <text:p>554F</text:p>
          </table:table-cell>
          <table:table-cell table:style-name="ce6" table:formula="of:=IF([.$A55]/(16*[.C$1]) -INT([.$A55]/(16*[.C$1])) = 0;DEC2HEX([.$A55]/(16*[.C$1]) - 1);&quot;&quot;)" office:value-type="string" office:string-value="2AA7" calcext:value-type="string">
            <text:p>2AA7</text:p>
          </table:table-cell>
          <table:table-cell table:style-name="ce6" table:formula="of:=IF([.$A55]/(16*[.D$1]) -INT([.$A55]/(16*[.D$1])) = 0;DEC2HEX([.$A55]/(16*[.D$1]) - 1);&quot;&quot;)" office:value-type="string" office:string-value="1553" calcext:value-type="string">
            <text:p>1553</text:p>
          </table:table-cell>
          <table:table-cell table:style-name="ce6" table:formula="of:=IF([.$A55]/(16*[.E$1]) -INT([.$A55]/(16*[.E$1])) = 0;DEC2HEX([.$A55]/(16*[.E$1]) - 1);&quot;&quot;)" office:value-type="string" office:string-value="AA9" calcext:value-type="string">
            <text:p>AA9</text:p>
          </table:table-cell>
          <table:table-cell table:style-name="ce6" table:formula="of:=IF([.$A55]/(16*[.F$1]) -INT([.$A55]/(16*[.F$1])) = 0;DEC2HEX([.$A55]/(16*[.F$1]) - 1);&quot;&quot;)" office:value-type="string" office:string-value="554" calcext:value-type="string">
            <text:p>554</text:p>
          </table:table-cell>
          <table:table-cell table:style-name="ce6" table:formula="of:=IF([.$A55]/(16*[.G$1]) -INT([.$A55]/(16*[.G$1])) = 0;DEC2HEX([.$A55]/(16*[.G$1]) - 1);&quot;&quot;)">
            <text:p/>
          </table:table-cell>
          <table:table-cell table:style-name="ce6" table:formula="of:=IF([.$A55]/(16*[.H$1]) -INT([.$A55]/(16*[.H$1])) = 0;DEC2HEX([.$A55]/(16*[.H$1]) - 1);&quot;&quot;)">
            <text:p/>
          </table:table-cell>
          <table:table-cell table:style-name="ce6" table:formula="of:=IF([.$A55]/(16*[.I$1]) -INT([.$A55]/(16*[.I$1])) = 0;DEC2HEX([.$A55]/(16*[.I$1]) - 1);&quot;&quot;)">
            <text:p/>
          </table:table-cell>
          <table:table-cell table:style-name="ce6" table:formula="of:=IF([.$A55]/(16*[.J$1]) -INT([.$A55]/(16*[.J$1])) = 0;DEC2HEX([.$A55]/(16*[.J$1]) - 1);&quot;&quot;)">
            <text:p/>
          </table:table-cell>
          <table:table-cell table:style-name="ce6" table:formula="of:=IF([.$A55]/(16*[.K$1]) -INT([.$A55]/(16*[.K$1])) = 0;DEC2HEX([.$A55]/(16*[.K$1]) - 1);&quot;&quot;)">
            <text:p/>
          </table:table-cell>
          <table:table-cell table:style-name="ce6" table:formula="of:=IF([.$A55]/(16*[.L$1]) -INT([.$A55]/(16*[.L$1])) = 0;DEC2HEX([.$A55]/(16*[.L$1]) - 1);&quot;&quot;)">
            <text:p/>
          </table:table-cell>
          <table:table-cell table:style-name="ce6" table:formula="of:=IF([.$A55]/(16*[.M$1]) -INT([.$A55]/(16*[.M$1])) = 0;DEC2HEX([.$A55]/(16*[.M$1]) - 1);&quot;&quot;)">
            <text:p/>
          </table:table-cell>
          <table:table-cell table:style-name="ce6" table:formula="of:=IF([.$A55]/(16*[.N$1]) -INT([.$A55]/(16*[.N$1])) = 0;DEC2HEX([.$A55]/(16*[.N$1]) - 1);&quot;&quot;)">
            <text:p/>
          </table:table-cell>
          <table:table-cell table:style-name="ce6" table:formula="of:=IF([.$A55]/(16*[.O$1]) -INT([.$A55]/(16*[.O$1])) = 0;DEC2HEX([.$A55]/(16*[.O$1]) - 1);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6448000" calcext:value-type="float">
            <text:p>56 448 000</text:p>
          </table:table-cell>
          <table:table-cell table:style-name="ce6" table:formula="of:=IF([.$A56]/(16*[.B$1]) -INT([.$A56]/(16*[.B$1])) = 0;DEC2HEX([.$A56]/(16*[.B$1]) - 1);&quot;&quot;)" office:value-type="string" office:string-value="5BDF" calcext:value-type="string">
            <text:p>5BDF</text:p>
          </table:table-cell>
          <table:table-cell table:style-name="ce6" table:formula="of:=IF([.$A56]/(16*[.C$1]) -INT([.$A56]/(16*[.C$1])) = 0;DEC2HEX([.$A56]/(16*[.C$1]) - 1);&quot;&quot;)" office:value-type="string" office:string-value="2DEF" calcext:value-type="string">
            <text:p>2DEF</text:p>
          </table:table-cell>
          <table:table-cell table:style-name="ce6" table:formula="of:=IF([.$A56]/(16*[.D$1]) -INT([.$A56]/(16*[.D$1])) = 0;DEC2HEX([.$A56]/(16*[.D$1]) - 1);&quot;&quot;)" office:value-type="string" office:string-value="16F7" calcext:value-type="string">
            <text:p>16F7</text:p>
          </table:table-cell>
          <table:table-cell table:style-name="ce6" table:formula="of:=IF([.$A56]/(16*[.E$1]) -INT([.$A56]/(16*[.E$1])) = 0;DEC2HEX([.$A56]/(16*[.E$1]) - 1);&quot;&quot;)" office:value-type="string" office:string-value="B7B" calcext:value-type="string">
            <text:p>B7B</text:p>
          </table:table-cell>
          <table:table-cell table:style-name="ce6" table:formula="of:=IF([.$A56]/(16*[.F$1]) -INT([.$A56]/(16*[.F$1])) = 0;DEC2HEX([.$A56]/(16*[.F$1]) - 1);&quot;&quot;)" office:value-type="string" office:string-value="5BD" calcext:value-type="string">
            <text:p>5BD</text:p>
          </table:table-cell>
          <table:table-cell table:style-name="ce6" table:formula="of:=IF([.$A56]/(16*[.G$1]) -INT([.$A56]/(16*[.G$1])) = 0;DEC2HEX([.$A56]/(16*[.G$1]) - 1);&quot;&quot;)" office:value-type="string" office:string-value="2DE" calcext:value-type="string">
            <text:p>2DE</text:p>
          </table:table-cell>
          <table:table-cell table:style-name="ce6" table:formula="of:=IF([.$A56]/(16*[.H$1]) -INT([.$A56]/(16*[.H$1])) = 0;DEC2HEX([.$A56]/(16*[.H$1]) - 1);&quot;&quot;)">
            <text:p/>
          </table:table-cell>
          <table:table-cell table:style-name="ce6" table:formula="of:=IF([.$A56]/(16*[.I$1]) -INT([.$A56]/(16*[.I$1])) = 0;DEC2HEX([.$A56]/(16*[.I$1]) - 1);&quot;&quot;)" office:value-type="string" office:string-value="F4" calcext:value-type="string">
            <text:p>F4</text:p>
          </table:table-cell>
          <table:table-cell table:style-name="ce6" table:formula="of:=IF([.$A56]/(16*[.J$1]) -INT([.$A56]/(16*[.J$1])) = 0;DEC2HEX([.$A56]/(16*[.J$1]) - 1);&quot;&quot;)">
            <text:p/>
          </table:table-cell>
          <table:table-cell table:style-name="ce6" table:formula="of:=IF([.$A56]/(16*[.K$1]) -INT([.$A56]/(16*[.K$1])) = 0;DEC2HEX([.$A56]/(16*[.K$1]) - 1);&quot;&quot;)">
            <text:p/>
          </table:table-cell>
          <table:table-cell table:style-name="ce6" table:formula="of:=IF([.$A56]/(16*[.L$1]) -INT([.$A56]/(16*[.L$1])) = 0;DEC2HEX([.$A56]/(16*[.L$1]) - 1);&quot;&quot;)">
            <text:p/>
          </table:table-cell>
          <table:table-cell table:style-name="ce6" table:formula="of:=IF([.$A56]/(16*[.M$1]) -INT([.$A56]/(16*[.M$1])) = 0;DEC2HEX([.$A56]/(16*[.M$1]) - 1);&quot;&quot;)">
            <text:p/>
          </table:table-cell>
          <table:table-cell table:style-name="ce6" table:formula="of:=IF([.$A56]/(16*[.N$1]) -INT([.$A56]/(16*[.N$1])) = 0;DEC2HEX([.$A56]/(16*[.N$1]) - 1);&quot;&quot;)">
            <text:p/>
          </table:table-cell>
          <table:table-cell table:style-name="ce6" table:formula="of:=IF([.$A56]/(16*[.O$1]) -INT([.$A56]/(16*[.O$1])) = 0;DEC2HEX([.$A56]/(16*[.O$1]) - 1);&quot;&quot;)">
            <text:p/>
          </table:table-cell>
          <table:table-cell table:number-columns-repeated="1009"/>
        </table:table-row>
        <table:table-row table:style-name="ro1" table:number-rows-repeated="7">
          <table:table-cell table:style-name="ce3"/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9:21:27.613128415</meta:creation-date>
    <dc:date>2017-07-12T19:29:49.533686281</dc:date>
    <meta:editing-duration>PT8M22S</meta:editing-duration>
    <meta:editing-cycles>1</meta:editing-cycles>
    <meta:document-statistic meta:table-count="1" meta:cell-count="840" meta:object-count="0"/>
    <meta:generator>LibreOffice/5.1.6.2$Linux_X86_64 LibreOffice_project/10m0$Build-2</meta:generator>
  </office:meta>
</office:document-meta>
</file>